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6.615cm"/>
    </style:style>
    <style:style style:name="co24" style:family="table-column">
      <style:table-column-properties fo:break-before="auto" style:column-width="1.102cm"/>
    </style:style>
    <style:style style:name="co25" style:family="table-column">
      <style:table-column-properties fo:break-before="auto" style:column-width="1.789cm"/>
    </style:style>
    <style:style style:name="co26" style:family="table-column">
      <style:table-column-properties fo:break-before="auto" style:column-width="6.884cm"/>
    </style:style>
    <style:style style:name="co19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1.744cm"/>
    </style:style>
    <style:style style:name="co29" style:family="table-column">
      <style:table-column-properties fo:break-before="auto" style:column-width="5.062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1.842cm"/>
    </style:style>
    <style:style style:name="co32" style:family="table-column">
      <style:table-column-properties fo:break-before="auto" style:column-width="2.422cm"/>
    </style:style>
    <style:style style:name="co33" style:family="table-column">
      <style:table-column-properties fo:break-before="auto" style:column-width="2.582cm"/>
    </style:style>
    <style:style style:name="co34" style:family="table-column">
      <style:table-column-properties fo:break-before="auto" style:column-width="4.29cm"/>
    </style:style>
    <style:style style:name="co35" style:family="table-column">
      <style:table-column-properties fo:break-before="auto" style:column-width="3.258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0.989cm"/>
    </style:style>
    <style:style style:name="co38" style:family="table-column">
      <style:table-column-properties fo:break-before="auto" style:column-width="7.8cm"/>
    </style:style>
    <style:style style:name="co40" style:family="table-column">
      <style:table-column-properties fo:break-before="auto" style:column-width="5.727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29.524cm"/>
    </style:style>
    <style:style style:name="co39" style:family="table-column">
      <style:table-column-properties fo:break-before="auto" style:column-width="6.468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425cm"/>
    </style:style>
    <style:style style:name="co45" style:family="table-column">
      <style:table-column-properties fo:break-before="auto" style:column-width="1.469cm"/>
    </style:style>
    <style:style style:name="co46" style:family="table-column">
      <style:table-column-properties fo:break-before="auto" style:column-width="5.683cm"/>
    </style:style>
    <style:style style:name="co47" style:family="table-column">
      <style:table-column-properties fo:break-before="auto" style:column-width="15.166cm"/>
    </style:style>
    <style:style style:name="co48" style:family="table-column">
      <style:table-column-properties fo:break-before="auto" style:column-width="7.765cm"/>
    </style:style>
    <style:style style:name="co49" style:family="table-column">
      <style:table-column-properties fo:break-before="auto" style:column-width="3.528cm"/>
    </style:style>
    <style:style style:name="co50" style:family="table-column">
      <style:table-column-properties fo:break-before="auto" style:column-width="1.348cm"/>
    </style:style>
    <style:style style:name="co51" style:family="table-column">
      <style:table-column-properties fo:break-before="auto" style:column-width="1.568cm"/>
    </style:style>
    <style:style style:name="co52" style:family="table-column">
      <style:table-column-properties fo:break-before="auto" style:column-width="6.101cm"/>
    </style:style>
    <style:style style:name="co53" style:family="table-column">
      <style:table-column-properties fo:break-before="auto" style:column-width="9.287cm"/>
    </style:style>
    <style:style style:name="co54" style:family="table-column">
      <style:table-column-properties fo:break-before="auto" style:column-width="3.651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2.254cm"/>
    </style:style>
    <style:style style:name="co57" style:family="table-column">
      <style:table-column-properties fo:break-before="auto" style:column-width="3.283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3.627cm"/>
    </style:style>
    <style:style style:name="co61" style:family="table-column">
      <style:table-column-properties fo:break-before="auto" style:column-width="16.806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944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8cm" fo:break-before="auto" style:use-optimal-row-height="true"/>
    </style:style>
    <style:style style:name="ro18" style:family="table-row">
      <style:table-row-properties style:row-height="0.50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article_5f_notes">
      <style:table-properties table:display="true" style:writing-mode="lr-tb"/>
    </style:style>
    <style:style style:name="ta8" style:family="table" style:master-page-name="PageStyle_5f_article_5f_evaluation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ext-properties style:font-name="Arial" fo:font-size="10.5pt" style:font-size-asian="10.5pt" style:font-size-complex="10.5pt"/>
    </style:style>
    <style:style style:name="ce9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0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0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1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15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16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1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63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5" office:value-type="string" calcext:value-type="string">
            <office:annotation draw:style-name="gr3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contains_page</text:p>
          </table:table-cell>
          <table:table-cell table:style-name="ce45" office:value-type="string" calcext:value-type="string">
            <text:p>assignee</text:p>
          </table:table-cell>
          <table:table-cell table:style-name="ce45" office:value-type="string" calcext:value-type="string">
            <text:p>doi</text:p>
          </table:table-cell>
          <table:table-cell table:style-name="ce45" office:value-type="string" calcext:value-type="string">
            <text:p>IF_5year</text:p>
          </table:table-cell>
          <table:table-cell table:style-name="ce45" office:value-type="string" calcext:value-type="string">
            <text:p>country</text:p>
          </table:table-cell>
          <table:table-cell table:style-name="ce45" office:value-type="string" calcext:value-type="string">
            <text:p>open</text:p>
          </table:table-cell>
          <table:table-cell table:style-name="ce45" office:value-type="string" calcext:value-type="string">
            <text:p>repro_inst</text:p>
          </table:table-cell>
          <table:table-cell table:style-name="ce45" office:value-type="string" calcext:value-type="string">
            <text:p>iss_per_year</text:p>
          </table:table-cell>
          <table:table-cell table:style-name="ce45" office:value-type="string" calcext:value-type="string">
            <text:p>art_class</text:p>
          </table:table-cell>
          <table:table-cell table:style-name="ce45" office:value-type="string" calcext:value-type="string">
            <text:p>supl_mats</text:p>
          </table:table-cell>
          <table:table-cell table:style-name="ce45" office:value-type="string" calcext:value-type="string">
            <text:p>comp_mthds_avail</text:p>
          </table:table-cell>
          <table:table-cell table:style-name="ce45" office:value-type="string" calcext:value-type="string">
            <text:p>software_avail</text:p>
          </table:table-cell>
          <table:table-cell table:style-name="ce45" office:value-type="string" calcext:value-type="string">
            <text:p>software_cite</text:p>
          </table:table-cell>
          <table:table-cell table:style-name="ce45" office:value-type="string" calcext:value-type="string">
            <text:p>analysis_auto</text:p>
          </table:table-cell>
          <table:table-cell table:style-name="ce45" office:value-type="string" calcext:value-type="string">
            <text:p>data_avail</text:p>
          </table:table-cell>
          <table:table-cell table:style-name="ce45" office:value-type="string" calcext:value-type="string">
            <text:p>data_annot</text:p>
          </table:table-cell>
          <table:table-cell table:style-name="ce45" office:value-type="string" calcext:value-type="string">
            <text:p>data_tidy</text:p>
          </table:table-cell>
          <table:table-cell table:style-name="ce45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45" office:value-type="string" calcext:value-type="string">
            <text:p>Australasian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17" calcext:value-type="float">
            <text:p>11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2" calcext:value-type="float">
            <text:p>14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32" calcext:value-type="float">
            <text:p>13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87" calcext:value-type="float">
            <text:p>8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15" calcext:value-type="float">
            <text:p>11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01" calcext:value-type="float">
            <text:p>10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13" calcext:value-type="float">
            <text:p>113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11" calcext:value-type="float">
            <text:p>11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26" calcext:value-type="float">
            <text:p>12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14" calcext:value-type="float">
            <text:p>11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5" calcext:value-type="float">
            <text:p>14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25" calcext:value-type="float">
            <text:p>12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42" calcext:value-type="float">
            <text:p>14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81" calcext:value-type="float">
            <text:p>8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43" calcext:value-type="float">
            <text:p>143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46" calcext:value-type="float">
            <text:p>14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32" calcext:value-type="float">
            <text:p>13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49" calcext:value-type="float">
            <text:p>14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36" calcext:value-type="float">
            <text:p>13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40" calcext:value-type="float">
            <text:p>14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09" calcext:value-type="float">
            <text:p>10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19" calcext:value-type="float">
            <text:p>11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Australasian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25" calcext:value-type="float">
            <text:p>125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14" calcext:value-type="float">
            <text:p>11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43" calcext:value-type="float">
            <text:p>143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2" calcext:value-type="float">
            <text:p>14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94" calcext:value-type="float">
            <text:p>94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Nemat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Adam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21" calcext:value-type="float">
            <text:p>12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24" calcext:value-type="float">
            <text:p>12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79" calcext:value-type="float">
            <text:p>7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11" calcext:value-type="float">
            <text:p>111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35" calcext:value-type="float">
            <text:p>135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40" calcext:value-type="float">
            <text:p>14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39" calcext:value-type="float">
            <text:p>139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Australasian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Australasian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anadian Journal of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Crop Protection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08" calcext:value-type="float">
            <text:p>10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European Journal of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Fores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25" calcext:value-type="float">
            <text:p>12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General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24" calcext:value-type="float">
            <text:p>124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hyto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25" calcext:value-type="float">
            <text:p>12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Journal of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08" calcext:value-type="float">
            <text:p>10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45" calcext:value-type="float">
            <text:p>14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16" calcext:value-type="float">
            <text:p>116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21" calcext:value-type="float">
            <text:p>12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Molecular Plant-Microbe Interactions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31" calcext:value-type="float">
            <text:p>13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144" calcext:value-type="float">
            <text:p>144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Disease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Health Progress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Plant Pathology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Revista Mexicana de Fitopatología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132" calcext:value-type="float">
            <text:p>132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Tropical Plant Pathology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5" office:value-type="string" calcext:value-type="string">
            <text:p>Virology Journal (Plant Viruses Section)</text:p>
          </table:table-cell>
          <table:table-cell table:style-name="ce45" office:value-type="float" office:value="2016" calcext:value-type="float">
            <text:p>2016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string" calcext:value-type="string">
            <text:p>Zach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28" calcext:value-type="float">
            <text:p>2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41" calcext:value-type="float">
            <text:p>41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rop Protection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8" calcext:value-type="float">
            <text:p>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rop Protection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27" calcext:value-type="float">
            <text:p>12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rop Protection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45" calcext:value-type="float">
            <text:p>145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European 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27" calcext:value-type="float">
            <text:p>12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Fores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Fores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58" calcext:value-type="float">
            <text:p>5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Fores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62" calcext:value-type="float">
            <text:p>6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General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53" calcext:value-type="float">
            <text:p>53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General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69" calcext:value-type="float">
            <text:p>6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36" calcext:value-type="float">
            <text:p>36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05" calcext:value-type="float">
            <text:p>105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21" calcext:value-type="float">
            <text:p>121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9" calcext:value-type="float">
            <text:p>14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9" calcext:value-type="float">
            <text:p>10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41" calcext:value-type="float">
            <text:p>41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49" calcext:value-type="float">
            <text:p>4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6" calcext:value-type="float">
            <text:p>16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45" calcext:value-type="float">
            <text:p>45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52" calcext:value-type="float">
            <text:p>5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Nemat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29" calcext:value-type="float">
            <text:p>12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7" calcext:value-type="float">
            <text:p>1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77" calcext:value-type="float">
            <text:p>7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" calcext:value-type="float">
            <text:p>10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2" calcext:value-type="float">
            <text:p>10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37" calcext:value-type="float">
            <text:p>13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0" calcext:value-type="float">
            <text:p>140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4" calcext:value-type="float">
            <text:p>144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6" calcext:value-type="float">
            <text:p>146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thologia Mediterranea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2" calcext:value-type="float">
            <text:p>1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thologia Mediterranea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44" calcext:value-type="float">
            <text:p>144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20" calcext:value-type="float">
            <text:p>120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29" calcext:value-type="float">
            <text:p>129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30" calcext:value-type="float">
            <text:p>130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Health Progress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8" calcext:value-type="float">
            <text:p>11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4" calcext:value-type="float">
            <text:p>14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48" calcext:value-type="float">
            <text:p>4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87" calcext:value-type="float">
            <text:p>8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3" calcext:value-type="float">
            <text:p>113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8" calcext:value-type="float">
            <text:p>118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Revista Mexicana de Fitopatologí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Tropical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72" calcext:value-type="float">
            <text:p>72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Tropical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81" calcext:value-type="float">
            <text:p>81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Virology Journal (Plant Viruses Section)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35" calcext:value-type="float">
            <text:p>35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Virology Journal (Plant Viruses Section)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90" calcext:value-type="float">
            <text:p>90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Virology Journal (Plant Viruses Section)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97" calcext:value-type="float">
            <text:p>97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Virology Journal (Plant Viruses Section)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45" calcext:value-type="float">
            <text:p>145</text:p>
          </table:table-cell>
          <table:table-cell table:style-name="ce46" office:value-type="string" calcext:value-type="string">
            <text:p>Emerson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Australasian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6" calcext:value-type="float">
            <text:p>16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Australasian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40" calcext:value-type="float">
            <text:p>4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Australasian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75" calcext:value-type="float">
            <text:p>75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Australasian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61" calcext:value-type="float">
            <text:p>6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88" calcext:value-type="float">
            <text:p>88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7" calcext:value-type="float">
            <text:p>11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anadian 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7" calcext:value-type="float">
            <text:p>14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rop Protection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50" calcext:value-type="float">
            <text:p>15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Crop Protection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15" calcext:value-type="float">
            <text:p>115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European 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52" calcext:value-type="float">
            <text:p>5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European Journal of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02" calcext:value-type="float">
            <text:p>10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Fores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74" calcext:value-type="float">
            <text:p>74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Fores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30" calcext:value-type="float">
            <text:p>13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General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99" calcext:value-type="float">
            <text:p>99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General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7" calcext:value-type="float">
            <text:p>11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General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8" calcext:value-type="float">
            <text:p>108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9" calcext:value-type="float">
            <text:p>9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20" calcext:value-type="float">
            <text:p>2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1" calcext:value-type="float">
            <text:p>10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62" calcext:value-type="float">
            <text:p>6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Journal of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70" calcext:value-type="float">
            <text:p>7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32" calcext:value-type="float">
            <text:p>13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Molecular Plant-Microbe Interaction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3" calcext:value-type="float">
            <text:p>14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Nemat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Nemat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00" calcext:value-type="float">
            <text:p>10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Nemat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1" calcext:value-type="float">
            <text:p>14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01" calcext:value-type="float">
            <text:p>10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50" calcext:value-type="float">
            <text:p>5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47" calcext:value-type="float">
            <text:p>14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30" calcext:value-type="float">
            <text:p>3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rasitic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23" calcext:value-type="float">
            <text:p>2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93" calcext:value-type="float">
            <text:p>9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hyto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52" calcext:value-type="float">
            <text:p>5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41" calcext:value-type="float">
            <text:p>4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13" calcext:value-type="float">
            <text:p>11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Disease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35" calcext:value-type="float">
            <text:p>35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Health Progress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15" calcext:value-type="float">
            <text:p>15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Health Progres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7" calcext:value-type="float">
            <text:p>1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Health Progress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37" calcext:value-type="float">
            <text:p>137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43" calcext:value-type="float">
            <text:p>43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46" calcext:value-type="float">
            <text:p>46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Plant Pathology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150" calcext:value-type="float">
            <text:p>150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Revista Mexicana de Fitopatología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41" calcext:value-type="float">
            <text:p>41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Tropical Plant Pathology</text:p>
          </table:table-cell>
          <table:table-cell table:style-name="ce47" office:value-type="float" office:value="2017" calcext:value-type="float">
            <text:p>2017</text:p>
          </table:table-cell>
          <table:table-cell table:style-name="ce47" office:value-type="float" office:value="56" calcext:value-type="float">
            <text:p>56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1">
          <table:table-cell table:style-name="ce46" office:value-type="string" calcext:value-type="string">
            <text:p>Virology Journal (Plant Viruses Section)</text:p>
          </table:table-cell>
          <table:table-cell table:style-name="ce47" office:value-type="float" office:value="2018" calcext:value-type="float">
            <text:p>2018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string" calcext:value-type="string">
            <text:p>Kaique</text:p>
          </table:table-cell>
          <table:table-cell table:style-name="ce45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7">
        <table:table-column table:style-name="co3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8">
        <office:forms form:automatic-focus="false" form:apply-design-mode="false"/>
        <table:table-column table:style-name="co48" table:default-cell-style-name="ce91"/>
        <table:table-column table:style-name="co49" table:default-cell-style-name="ce91"/>
        <table:table-column table:style-name="co50" table:visibility="collapse" table:default-cell-style-name="ce91"/>
        <table:table-column table:style-name="co44" table:visibility="collapse" table:default-cell-style-name="ce91"/>
        <table:table-column table:style-name="co51" table:visibility="collapse" table:default-cell-style-name="ce91"/>
        <table:table-column table:style-name="co52" table:visibility="collapse" table:default-cell-style-name="ce91"/>
        <table:table-column table:style-name="co53" table:visibility="collapse" table:default-cell-style-name="ce91"/>
        <table:table-column table:style-name="co54" table:visibility="collapse" table:default-cell-style-name="ce91"/>
        <table:table-column table:style-name="co55" table:visibility="collapse" table:default-cell-style-name="ce91"/>
        <table:table-column table:style-name="co56" table:default-cell-style-name="ce91"/>
        <table:table-column table:style-name="co57" table:default-cell-style-name="ce91"/>
        <table:table-column table:style-name="co58" table:default-cell-style-name="ce91"/>
        <table:table-column table:style-name="co19" table:default-cell-style-name="ce91"/>
        <table:table-column table:style-name="co59" table:default-cell-style-name="ce91"/>
        <table:table-column table:style-name="co60" table:default-cell-style-name="ce91"/>
        <table:table-column table:style-name="co56" table:default-cell-style-name="ce91"/>
        <table:table-column table:style-name="co61" table:default-cell-style-name="ce91"/>
        <table:table-column table:style-name="co1" table:number-columns-repeated="1007" table:default-cell-style-name="ce91"/>
        <table:table-row table:style-name="ro5">
          <table:table-cell table:style-name="ce85" office:value-type="string" calcext:value-type="string">
            <office:annotation draw:style-name="gr4" draw:text-style-name="P2" svg:width="8.869cm" svg:height="3.228cm" svg:x="8.16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85" office:value-type="string" calcext:value-type="string">
            <text:p>abbreviation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contains_page</text:p>
          </table:table-cell>
          <table:table-cell table:style-name="ce85" office:value-type="string" calcext:value-type="string">
            <text:p>assignee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doi_url</text:p>
          </table:table-cell>
          <table:table-cell table:style-name="ce85" office:value-type="string" calcext:value-type="string">
            <text:p>comments</text:p>
          </table:table-cell>
          <table:table-cell table:style-name="ce101" office:value-type="string" calcext:value-type="string">
            <text:p>open</text:p>
          </table:table-cell>
          <table:table-cell table:style-name="ce108" office:value-type="string" calcext:value-type="string">
            <text:p>repro_inst</text:p>
          </table:table-cell>
          <table:table-cell table:style-name="ce108" office:value-type="string" calcext:value-type="string">
            <text:p>art_class</text:p>
          </table:table-cell>
          <table:table-cell table:style-name="ce108" office:value-type="string" calcext:value-type="string">
            <text:p>molecular</text:p>
          </table:table-cell>
          <table:table-cell table:style-name="ce108" office:value-type="string" calcext:value-type="string">
            <text:p>software_cite</text:p>
          </table:table-cell>
          <table:table-cell table:style-name="ce108" office:value-type="string" calcext:value-type="string">
            <text:p>software_avail</text:p>
          </table:table-cell>
          <table:table-cell table:style-name="ce108" office:value-type="string" calcext:value-type="string">
            <text:p>comp_mthds_avail</text:p>
          </table:table-cell>
          <table:table-cell table:style-name="ce108" office:value-type="string" calcext:value-type="string">
            <text:p>data_avail</text:p>
          </table:table-cell>
          <table:table-cell table:style-name="ce109" office:value-type="string" calcext:value-type="string">
            <text:p>software_used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439-0329.2011.00729.x</text:p>
          </table:table-cell>
          <table:table-cell table:style-name="ce98" table:formula="of:=concat(&quot;https://dx.doi.org/&quot;; [.F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]; [$'Journal Lookup Tables'.$A$2:.$B$22])" office:value-type="string" office:string-value="BOTH" calcext:value-type="string">
            <text:p>BOTH</text:p>
          </table:table-cell>
          <table:table-cell table:style-name="ce103" table:formula="of:=LOOKUP([.A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25.166cm" svg:y="1.323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4" calcext:value-type="float">
            <text:p>1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11</text:p>
          </table:table-cell>
          <table:table-cell table:style-name="ce98" table:formula="of:=concat(&quot;https://dx.doi.org/&quot;; [.F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]; [$'Journal Lookup Tables'.$A$2:.$B$22])" office:value-type="string" office:string-value="BOTH" calcext:value-type="string">
            <text:p>BOTH</text:p>
          </table:table-cell>
          <table:table-cell table:style-name="ce103" table:formula="of:=LOOKUP([.A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25.166cm" svg:y="1.788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7" draw:text-style-name="P2" svg:width="24.23cm" svg:height="2.567cm" svg:x="31.046cm" svg:y="1.788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office:annotation draw:style-name="gr5" draw:text-style-name="P2" svg:width="9.899cm" svg:height="1.508cm" svg:x="47.853cm" svg:y="1.788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7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83" calcext:value-type="float">
            <text:p>83</text:p>
          </table:table-cell>
          <table:table-cell table:style-name="ce98" office:value-type="string" calcext:value-type="string">
            <text:p><text:a xlink:href="https://doi-org.ezproxy.usq.edu.au/10.1111/efp.12647" xlink:type="simple">Adam</text:a></text:p>
          </table:table-cell>
          <table:table-cell table:style-name="ce98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98" table:formula="of:=concat(&quot;https://dx.doi.org/&quot;; [.F4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 in this journal, so selected first article that was research in 2021</text:p>
          </table:table-cell>
          <table:table-cell table:style-name="ce103" table:formula="of:=LOOKUP([.A4]; [$'Journal Lookup Tables'.$A$2:.$B$22])" office:value-type="string" office:string-value="BOTH" calcext:value-type="string">
            <text:p>BOTH</text:p>
          </table:table-cell>
          <table:table-cell table:style-name="ce103" table:formula="of:=LOOKUP([.A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76</text:p>
          </table:table-cell>
          <table:table-cell table:style-name="ce98" table:formula="of:=concat(&quot;https://dx.doi.org/&quot;; [.F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]; [$'Journal Lookup Tables'.$A$2:.$B$22])" office:value-type="string" office:string-value="BOTH" calcext:value-type="string">
            <text:p>BOTH</text:p>
          </table:table-cell>
          <table:table-cell table:style-name="ce103" table:formula="of:=LOOKUP([.A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8" draw:text-style-name="P2" svg:width="9.899cm" svg:height="1.455cm" svg:x="47.853cm" svg:y="2.837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7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134</text:p>
          </table:table-cell>
          <table:table-cell table:style-name="ce98" table:formula="of:=concat(&quot;https://dx.doi.org/&quot;; [.F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]; [$'Journal Lookup Tables'.$A$2:.$B$22])" office:value-type="string" office:string-value="BOTH" calcext:value-type="string">
            <text:p>BOTH</text:p>
          </table:table-cell>
          <table:table-cell table:style-name="ce103" table:formula="of:=LOOKUP([.A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Exce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6</text:p>
          </table:table-cell>
          <table:table-cell table:style-name="ce96" table:formula="of:=concat(&quot;https://dx.doi.org/&quot;; [.F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]; [$'Journal Lookup Tables'.$A$2:.$B$22])" office:value-type="string" office:string-value="BOTH" calcext:value-type="string">
            <text:p>BOTH</text:p>
          </table:table-cell>
          <table:table-cell table:style-name="ce104" table:formula="of:=LOOKUP([.A7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078</text:p>
          </table:table-cell>
          <table:table-cell table:style-name="ce96" table:formula="of:=concat(&quot;https://dx.doi.org/&quot;; [.F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]; [$'Journal Lookup Tables'.$A$2:.$B$22])" office:value-type="string" office:string-value="BOTH" calcext:value-type="string">
            <text:p>BOTH</text:p>
          </table:table-cell>
          <table:table-cell table:style-name="ce104" table:formula="of:=LOOKUP([.A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4.377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0.00710.x</text:p>
          </table:table-cell>
          <table:table-cell table:style-name="ce96" table:formula="of:=concat(&quot;https://dx.doi.org/&quot;; [.F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]; [$'Journal Lookup Tables'.$A$2:.$B$22])" office:value-type="string" office:string-value="BOTH" calcext:value-type="string">
            <text:p>BOTH</text:p>
          </table:table-cell>
          <table:table-cell table:style-name="ce104" table:formula="of:=LOOKUP([.A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4.932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1.00712.x</text:p>
          </table:table-cell>
          <table:table-cell table:style-name="ce96" table:formula="of:=concat(&quot;https://dx.doi.org/&quot;; [.F1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10]; [$'Journal Lookup Tables'.$A$2:.$B$22])" office:value-type="string" office:string-value="BOTH" calcext:value-type="string">
            <text:p>BOTH</text:p>
          </table:table-cell>
          <table:table-cell table:style-name="ce104" table:formula="of:=LOOKUP([.A1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5.397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Quantity One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88</text:p>
          </table:table-cell>
          <table:table-cell table:style-name="ce96" table:formula="of:=concat(&quot;https://dx.doi.org/&quot;; [.F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1]; [$'Journal Lookup Tables'.$A$2:.$B$22])" office:value-type="string" office:string-value="BOTH" calcext:value-type="string">
            <text:p>BOTH</text:p>
          </table:table-cell>
          <table:table-cell table:style-name="ce104" table:formula="of:=LOOKUP([.A1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5</text:p>
          </table:table-cell>
          <table:table-cell table:style-name="ce96" table:formula="of:=concat(&quot;https://dx.doi.org/&quot;; [.F1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]; [$'Journal Lookup Tables'.$A$2:.$B$22])" office:value-type="string" office:string-value="BOTH" calcext:value-type="string">
            <text:p>BOTH</text:p>
          </table:table-cell>
          <table:table-cell table:style-name="ce104" table:formula="of:=LOOKUP([.A1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39</text:p>
          </table:table-cell>
          <table:table-cell table:style-name="ce96" table:formula="of:=concat(&quot;https://dx.doi.org/&quot;; [.F1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]; [$'Journal Lookup Tables'.$A$2:.$B$22])" office:value-type="string" office:string-value="BOTH" calcext:value-type="string">
            <text:p>BOTH</text:p>
          </table:table-cell>
          <table:table-cell table:style-name="ce104" table:formula="of:=LOOKUP([.A13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office:annotation draw:style-name="gr5" draw:text-style-name="P2" svg:width="25.162cm" svg:height="1.508cm" svg:x="25.166cm" svg:y="6.794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4" calcext:value-type="float">
            <text:p>7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01</text:p>
          </table:table-cell>
          <table:table-cell table:style-name="ce97" table:formula="of:=concat(&quot;https://dx.doi.org/&quot;; [.F1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4]; [$'Journal Lookup Tables'.$A$2:.$B$22])" office:value-type="string" office:string-value="BOTH" calcext:value-type="string">
            <text:p>BOTH</text:p>
          </table:table-cell>
          <table:table-cell table:style-name="ce105" table:formula="of:=LOOKUP([.A14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8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81" calcext:value-type="float">
            <text:p>81</text:p>
          </table:table-cell>
          <table:table-cell table:style-name="ce97" office:value-type="string" calcext:value-type="string">
            <text:p><text:a xlink:href="https://doi.org/10.1111/efp.12468" xlink:type="simple">Kaique</text:a></text:p>
          </table:table-cell>
          <table:table-cell table:style-name="ce97" office:value-type="string" calcext:value-type="string">
            <text:p><text:a xlink:href="https://doi.org/10.1111/efp.12468" xlink:type="simple">10.1111/efp.12468</text:a></text:p>
          </table:table-cell>
          <table:table-cell table:style-name="ce97" table:formula="of:=concat(&quot;https://dx.doi.org/&quot;; [.F15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ntial numbering. First research article for 2019.</text:p>
          </table:table-cell>
          <table:table-cell table:style-name="ce105" table:formula="of:=LOOKUP([.A15]; [$'Journal Lookup Tables'.$A$2:.$B$22])" office:value-type="string" office:string-value="BOTH" calcext:value-type="string">
            <text:p>BOTH</text:p>
          </table:table-cell>
          <table:table-cell table:style-name="ce105" table:formula="of:=LOOKUP([.A15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13</text:p>
          </table:table-cell>
          <table:table-cell table:style-name="ce97" table:formula="of:=concat(&quot;https://dx.doi.org/&quot;; [.F1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6]; [$'Journal Lookup Tables'.$A$2:.$B$22])" office:value-type="string" office:string-value="BOTH" calcext:value-type="string">
            <text:p>BOTH</text:p>
          </table:table-cell>
          <table:table-cell table:style-name="ce105" table:formula="of:=LOOKUP([.A16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Forest Pathology</text:p>
          </table:table-cell>
          <table:table-cell table:style-name="ce92" office:value-type="string" calcext:value-type="string">
            <text:p>Fores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5" calcext:value-type="float">
            <text:p>105</text:p>
          </table:table-cell>
          <table:table-cell table:style-name="ce94" office:value-type="string" calcext:value-type="string">
            <text:p><text:a xlink:href="https://doi.org/10.1111/efp.12471" xlink:type="simple">Nik</text:a></text:p>
          </table:table-cell>
          <table:table-cell table:style-name="ce99" office:value-type="string" calcext:value-type="string">
            <text:p><text:a xlink:href="https://doi.org/10.1111/efp.12471" xlink:type="simple">10.1111/efp.12471</text:a></text:p>
          </table:table-cell>
          <table:table-cell table:style-name="ce100" table:formula="of:=concat(&quot;https://dx.doi.org/&quot;; [.F17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econd research article for 2019.</text:p>
          </table:table-cell>
          <table:table-cell table:style-name="ce106" table:formula="of:=LOOKUP([.A17]; [$'Journal Lookup Tables'.$A$2:.$B$22])" office:value-type="string" office:string-value="BOTH" calcext:value-type="string">
            <text:p>BOTH</text:p>
          </table:table-cell>
          <table:table-cell table:style-name="ce106" table:formula="of:=LOOKUP([.A17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2" calcext:value-type="float">
            <text:p>82</text:p>
          </table:table-cell>
          <table:table-cell table:style-name="ce95" office:value-type="string" calcext:value-type="string">
            <text:p><text:a xlink:href="https://doi.org/10.1111/efp.12574" xlink:type="simple">Zach</text:a></text:p>
          </table:table-cell>
          <table:table-cell table:style-name="ce95" office:value-type="string" calcext:value-type="string">
            <text:p><text:a xlink:href="https://doi.org/10.1111/efp.12574" xlink:type="simple">10.1111/efp.12574</text:a></text:p>
          </table:table-cell>
          <table:table-cell table:style-name="ce95" table:formula="of:=concat(&quot;https://dx.doi.org/&quot;; [.F1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rd article of 2020</text:p>
          </table:table-cell>
          <table:table-cell table:style-name="ce107" table:formula="of:=LOOKUP([.A18]; [$'Journal Lookup Tables'.$A$2:.$B$22])" office:value-type="string" office:string-value="BOTH" calcext:value-type="string">
            <text:p>BOTH</text:p>
          </table:table-cell>
          <table:table-cell table:style-name="ce107" table:formula="of:=LOOKUP([.A1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efp.12263</text:p>
          </table:table-cell>
          <table:table-cell table:style-name="ce95" table:formula="of:=concat(&quot;https://dx.doi.org/&quot;; [.F1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19]; [$'Journal Lookup Tables'.$A$2:.$B$22])" office:value-type="string" office:string-value="BOTH" calcext:value-type="string">
            <text:p>BOTH</text:p>
          </table:table-cell>
          <table:table-cell table:style-name="ce107" table:formula="of:=LOOKUP([.A19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9.805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98" table:formula="of:=concat(&quot;https://dx.doi.org/&quot;; [.F2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was in previous article, next article selected</text:p>
          </table:table-cell>
          <table:table-cell table:style-name="ce103" table:formula="of:=LOOKUP([.A20]; [$'Journal Lookup Tables'.$A$2:.$B$22])" office:value-type="float" office:value="1" calcext:value-type="float">
            <text:p>1</text:p>
          </table:table-cell>
          <table:table-cell table:style-name="ce103" table:formula="of:=LOOKUP([.A20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4.23cm" svg:height="1.508cm" svg:x="31.046cm" svg:y="10.271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ArcGIS, Maxent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98" table:formula="of:=concat(&quot;https://dx.doi.org/&quot;; [.F2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first following article that was plant pathology</text:p>
          </table:table-cell>
          <table:table-cell table:style-name="ce103" table:formula="of:=LOOKUP([.A21]; [$'Journal Lookup Tables'.$A$2:.$B$22])" office:value-type="float" office:value="1" calcext:value-type="float">
            <text:p>1</text:p>
          </table:table-cell>
          <table:table-cell table:style-name="ce103" table:formula="of:=LOOKUP([.A21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5" calcext:value-type="float">
            <text:p>95</text:p>
          </table:table-cell>
          <table:table-cell table:style-name="ce98" office:value-type="string" calcext:value-type="string">
            <text:p><text:a xlink:href="https://doi.org/10.36253/phyto-10911" xlink:type="simple">Adam</text:a></text:p>
          </table:table-cell>
          <table:table-cell table:style-name="ce98" office:value-type="string" calcext:value-type="string">
            <text:p><text:a xlink:href="https://doi.org/10.36253/phyto-10911" xlink:type="simple">10.36253/phyto-10911</text:a></text:p>
          </table:table-cell>
          <table:table-cell table:style-name="ce98" table:formula="of:=concat(&quot;https://dx.doi.org/&quot;; [.F2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2]; [$'Journal Lookup Tables'.$A$2:.$B$22])" office:value-type="float" office:value="1" calcext:value-type="float">
            <text:p>1</text:p>
          </table:table-cell>
          <table:table-cell table:style-name="ce103" table:formula="of:=LOOKUP([.A2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31.046cm" svg:y="11.329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07" calcext:value-type="float">
            <text:p>107</text:p>
          </table:table-cell>
          <table:table-cell table:style-name="ce98" office:value-type="string" calcext:value-type="string">
            <text:p><text:a xlink:href="https://doi.org/10.36253/phyto-10720" xlink:type="simple">Adam</text:a></text:p>
          </table:table-cell>
          <table:table-cell table:style-name="ce98" office:value-type="string" calcext:value-type="string">
            <text:p><text:a xlink:href="https://doi.org/10.36253/phyto-10720" xlink:type="simple">10.36253/phyto-10720</text:a></text:p>
          </table:table-cell>
          <table:table-cell table:style-name="ce98" table:formula="of:=concat(&quot;https://dx.doi.org/&quot;; [.F23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3]; [$'Journal Lookup Tables'.$A$2:.$B$22])" office:value-type="float" office:value="1" calcext:value-type="float">
            <text:p>1</text:p>
          </table:table-cell>
          <table:table-cell table:style-name="ce103" table:formula="of:=LOOKUP([.A2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31.046cm" svg:y="11.832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Prism, Statistix</text:p>
          </table:table-cell>
          <table:table-cell table:number-columns-repeated="1007"/>
        </table:table-row>
        <table:table-row table:style-name="ro9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36253/phyto-11840</text:p>
          </table:table-cell>
          <table:table-cell table:style-name="ce98" table:formula="of:=concat(&quot;https://dx.doi.org/&quot;; [.F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4]; [$'Journal Lookup Tables'.$A$2:.$B$22])" office:value-type="float" office:value="1" calcext:value-type="float">
            <text:p>1</text:p>
          </table:table-cell>
          <table:table-cell table:style-name="ce103" table:formula="of:=LOOKUP([.A2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31.046cm" svg:y="12.388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9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96" table:formula="of:=concat(&quot;https://dx.doi.org/&quot;; [.F2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]; [$'Journal Lookup Tables'.$A$2:.$B$22])" office:value-type="float" office:value="1" calcext:value-type="float">
            <text:p>1</text:p>
          </table:table-cell>
          <table:table-cell table:style-name="ce104" table:formula="of:=LOOKUP([.A25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23cm" svg:height="1.508cm" svg:x="31.046cm" svg:y="12.917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0512</text:p>
          </table:table-cell>
          <table:table-cell table:style-name="ce96" table:formula="of:=concat(&quot;https://dx.doi.org/&quot;; [.F26])" office:value-type="string" office:string-value="" calcext:value-type="error">
            <text:p>#NAME?</text:p>
          </table:table-cell>
          <table:table-cell table:style-name="ce87" office:value-type="string" calcext:value-type="string">
            <text:p>back to 2013 article</text:p>
          </table:table-cell>
          <table:table-cell table:style-name="ce104" table:formula="of:=LOOKUP([.A26]; [$'Journal Lookup Tables'.$A$2:.$B$22])" office:value-type="float" office:value="1" calcext:value-type="float">
            <text:p>1</text:p>
          </table:table-cell>
          <table:table-cell table:style-name="ce104" table:formula="of:=LOOKUP([.A26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20358</text:p>
          </table:table-cell>
          <table:table-cell table:style-name="ce96" table:formula="of:=concat(&quot;https://dx.doi.org/&quot;; [.F2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7]; [$'Journal Lookup Tables'.$A$2:.$B$22])" office:value-type="float" office:value="1" calcext:value-type="float">
            <text:p>1</text:p>
          </table:table-cell>
          <table:table-cell table:style-name="ce104" table:formula="of:=LOOKUP([.A27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Xcalibur, STATISTIC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8769</text:p>
          </table:table-cell>
          <table:table-cell table:style-name="ce96" table:formula="of:=concat(&quot;https://dx.doi.org/&quot;; [.F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]; [$'Journal Lookup Tables'.$A$2:.$B$22])" office:value-type="float" office:value="1" calcext:value-type="float">
            <text:p>1</text:p>
          </table:table-cell>
          <table:table-cell table:style-name="ce104" table:formula="of:=LOOKUP([.A2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2183</text:p>
          </table:table-cell>
          <table:table-cell table:style-name="ce96" table:formula="of:=concat(&quot;https://dx.doi.org/&quot;; [.F2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9]; [$'Journal Lookup Tables'.$A$2:.$B$22])" office:value-type="float" office:value="1" calcext:value-type="float">
            <text:p>1</text:p>
          </table:table-cell>
          <table:table-cell table:style-name="ce104" table:formula="of:=LOOKUP([.A2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, MrModelTes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5776</text:p>
          </table:table-cell>
          <table:table-cell table:style-name="ce96" table:formula="of:=concat(&quot;https://dx.doi.org/&quot;; [.F3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]; [$'Journal Lookup Tables'.$A$2:.$B$22])" office:value-type="float" office:value="1" calcext:value-type="float">
            <text:p>1</text:p>
          </table:table-cell>
          <table:table-cell table:style-name="ce104" table:formula="of:=LOOKUP([.A3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23cm" svg:height="1.508cm" svg:x="31.046cm" svg:y="15.425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1098</text:p>
          </table:table-cell>
          <table:table-cell table:style-name="ce96" table:formula="of:=concat(&quot;https://dx.doi.org/&quot;; [.F3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1]; [$'Journal Lookup Tables'.$A$2:.$B$22])" office:value-type="float" office:value="1" calcext:value-type="float">
            <text:p>1</text:p>
          </table:table-cell>
          <table:table-cell table:style-name="ce104" table:formula="of:=LOOKUP([.A3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10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32" calcext:value-type="float">
            <text:p>132</text:p>
          </table:table-cell>
          <table:table-cell table:style-name="ce97" office:value-type="string" calcext:value-type="string">
            <text:p><text:a xlink:href="https://doi.org/10.36253/phyto-12170" xlink:type="simple">Kaique</text:a></text:p>
          </table:table-cell>
          <table:table-cell table:style-name="ce97" office:value-type="string" calcext:value-type="string">
            <text:p><text:a xlink:href="https://doi.org/10.36253/phyto-12170" xlink:type="simple">10.36253/phyto-12170</text:a></text:p>
          </table:table-cell>
          <table:table-cell table:style-name="ce97" table:formula="of:=concat(&quot;https://dx.doi.org/&quot;; [.F32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2]; [$'Journal Lookup Tables'.$A$2:.$B$22])" office:value-type="float" office:value="1" calcext:value-type="float">
            <text:p>1</text:p>
          </table:table-cell>
          <table:table-cell table:style-name="ce105" table:formula="of:=LOOKUP([.A32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artan'18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1" calcext:value-type="float">
            <text:p>101</text:p>
          </table:table-cell>
          <table:table-cell table:style-name="ce97" office:value-type="string" calcext:value-type="string">
            <text:p><text:a xlink:href="https://doi.org/10.36253/phyto-12207" xlink:type="simple">Kaique</text:a></text:p>
          </table:table-cell>
          <table:table-cell table:style-name="ce97" office:value-type="string" calcext:value-type="string">
            <text:p><text:a xlink:href="https://doi.org/10.36253/phyto-12207" xlink:type="simple">10.36253/phyto-12207</text:a></text:p>
          </table:table-cell>
          <table:table-cell table:style-name="ce97" table:formula="of:=concat(&quot;https://dx.doi.org/&quot;; [.F3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3]; [$'Journal Lookup Tables'.$A$2:.$B$22])" office:value-type="float" office:value="1" calcext:value-type="float">
            <text:p>1</text:p>
          </table:table-cell>
          <table:table-cell table:style-name="ce105" table:formula="of:=LOOKUP([.A33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 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36253/phyto-11821" xlink:type="simple">Kaique</text:a></text:p>
          </table:table-cell>
          <table:table-cell table:style-name="ce97" office:value-type="string" calcext:value-type="string">
            <text:p><text:a xlink:href="https://doi.org/10.36253/phyto-11821" xlink:type="simple">10.36253/phyto-11821</text:a></text:p>
          </table:table-cell>
          <table:table-cell table:style-name="ce97" table:formula="of:=concat(&quot;https://dx.doi.org/&quot;; [.F3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4]; [$'Journal Lookup Tables'.$A$2:.$B$22])" office:value-type="float" office:value="1" calcext:value-type="float">
            <text:p>1</text:p>
          </table:table-cell>
          <table:table-cell table:style-name="ce105" table:formula="of:=LOOKUP([.A34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84" calcext:value-type="float">
            <text:p>8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5" draw:text-style-name="P2" svg:width="16.639cm" svg:height="1.508cm" svg:x="11.688cm" svg:y="17.864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107" table:formula="of:=LOOKUP([.A35]; [$'Journal Lookup Tables'.$A$2:.$B$22])" office:value-type="float" office:value="1" calcext:value-type="float">
            <text:p>1</text:p>
          </table:table-cell>
          <table:table-cell table:style-name="ce107" table:formula="of:=LOOKUP([.A35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-11143</text:p>
          </table:table-cell>
          <table:table-cell table:style-name="ce95" table:formula="of:=concat(&quot;https://dx.doi.org/&quot;; [.F3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]; [$'Journal Lookup Tables'.$A$2:.$B$22])" office:value-type="float" office:value="1" calcext:value-type="float">
            <text:p>1</text:p>
          </table:table-cell>
          <table:table-cell table:style-name="ce107" table:formula="of:=LOOKUP([.A36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SPSS</text:p>
          </table:table-cell>
          <table:table-cell table:number-columns-repeated="1007"/>
        </table:table-row>
        <table:table-row table:style-name="ro7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pathol_Mediterr-11776</text:p>
          </table:table-cell>
          <table:table-cell table:style-name="ce95" table:formula="of:=concat(&quot;https://dx.doi.org/&quot;; [.F3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7]; [$'Journal Lookup Tables'.$A$2:.$B$22])" office:value-type="float" office:value="1" calcext:value-type="float">
            <text:p>1</text:p>
          </table:table-cell>
          <table:table-cell table:style-name="ce107" table:formula="of:=LOOKUP([.A3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18.796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" calcext:value-type="float">
            <text:p>1</text:p>
          </table:table-cell>
          <table:table-cell table:style-name="ce95" office:value-type="string" calcext:value-type="string">
            <text:p><text:a xlink:href="https://doi.org/10.36253/phyto-11616" xlink:type="simple">Zach</text:a></text:p>
          </table:table-cell>
          <table:table-cell table:style-name="ce95" office:value-type="string" calcext:value-type="string">
            <text:p><text:a xlink:href="https://doi.org/10.36253/phyto-11616" xlink:type="simple">10.36253/phyto-11616</text:a></text:p>
          </table:table-cell>
          <table:table-cell table:style-name="ce95" table:formula="of:=concat(&quot;https://dx.doi.org/&quot;; [.F38])" office:value-type="string" office:string-value="" calcext:value-type="error">
            <text:p>#NAME?</text:p>
          </table:table-cell>
          <table:table-cell table:style-name="ce90" office:value-type="string" calcext:value-type="string">
            <text:p>Closest article to page 1</text:p>
          </table:table-cell>
          <table:table-cell table:style-name="ce107" table:formula="of:=LOOKUP([.A38]; [$'Journal Lookup Tables'.$A$2:.$B$22])" office:value-type="float" office:value="1" calcext:value-type="float">
            <text:p>1</text:p>
          </table:table-cell>
          <table:table-cell table:style-name="ce107" table:formula="of:=LOOKUP([.A3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ALEX, DARwin, STRUCTURE, Excel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string" calcext:value-type="string">
            <text:p><text:a xlink:href="https://doi.org/10.36253/phyto-11840" xlink:type="simple">Zach</text:a></text:p>
          </table:table-cell>
          <table:table-cell table:style-name="ce95" office:value-type="string" calcext:value-type="string">
            <text:p><text:a xlink:href="https://doi.org/10.36253/phyto-11976" xlink:type="simple">10.36253/phyto-11976</text:a></text:p>
          </table:table-cell>
          <table:table-cell table:style-name="ce95" table:formula="of:=concat(&quot;https://dx.doi.org/&quot;; [.F39])" office:value-type="string" office:string-value="" calcext:value-type="error">
            <text:p>#NAME?</text:p>
          </table:table-cell>
          <table:table-cell table:style-name="ce90" office:value-type="string" calcext:value-type="string">
            <text:p>Fourth article as PP5 is included in the first article for 2021</text:p>
          </table:table-cell>
          <table:table-cell table:style-name="ce107" table:formula="of:=LOOKUP([.A39]; [$'Journal Lookup Tables'.$A$2:.$B$22])" office:value-type="float" office:value="1" calcext:value-type="float">
            <text:p>1</text:p>
          </table:table-cell>
          <table:table-cell table:style-name="ce107" table:formula="of:=LOOKUP([.A39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1</text:p>
          </table:table-cell>
          <table:table-cell table:style-name="ce98" table:formula="of:=concat(&quot;https://dx.doi.org/&quot;; [.F4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0]; [$'Journal Lookup Tables'.$A$2:.$B$22])" office:value-type="float" office:value="1" calcext:value-type="float">
            <text:p>1</text:p>
          </table:table-cell>
          <table:table-cell table:style-name="ce103" table:formula="of:=LOOKUP([.A40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Variowin, Surf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1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103" table:formula="of:=LOOKUP([.A41]; [$'Journal Lookup Tables'.$A$2:.$B$22])" office:value-type="float" office:value="1" calcext:value-type="float">
            <text:p>1</text:p>
          </table:table-cell>
          <table:table-cell table:style-name="ce103" table:formula="of:=LOOKUP([.A41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22.224cm" svg:y="20.876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8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86"/>
          <table:table-cell table:style-name="ce8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103" table:formula="of:=LOOKUP([.A42]; [$'Journal Lookup Tables'.$A$2:.$B$22])" office:value-type="float" office:value="1" calcext:value-type="float">
            <text:p>1</text:p>
          </table:table-cell>
          <table:table-cell table:style-name="ce103" table:formula="of:=LOOKUP([.A4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3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103" table:formula="of:=LOOKUP([.A43]; [$'Journal Lookup Tables'.$A$2:.$B$22])" office:value-type="float" office:value="1" calcext:value-type="float">
            <office:annotation draw:style-name="gr9" draw:text-style-name="P2" svg:width="10.535cm" svg:height="1.781cm" svg:x="11.689cm" svg:y="21.787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table:formula="of:=LOOKUP([.A4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09-2</text:p>
          </table:table-cell>
          <table:table-cell table:style-name="ce98" table:formula="of:=concat(&quot;https://dx.doi.org/&quot;; [.F4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4]; [$'Journal Lookup Tables'.$A$2:.$B$22])" office:value-type="float" office:value="1" calcext:value-type="float">
            <text:p>1</text:p>
          </table:table-cell>
          <table:table-cell table:style-name="ce103" table:formula="of:=LOOKUP([.A4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mageTool, 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8" calcext:value-type="float">
            <text:p>9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4</text:p>
          </table:table-cell>
          <table:table-cell table:style-name="ce98" table:formula="of:=concat(&quot;https://dx.doi.org/&quot;; [.F4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5]; [$'Journal Lookup Tables'.$A$2:.$B$22])" office:value-type="float" office:value="1" calcext:value-type="float">
            <text:p>1</text:p>
          </table:table-cell>
          <table:table-cell table:style-name="ce103" table:formula="of:=LOOKUP([.A4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22.224cm" svg:y="22.855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xioVision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2008-1</text:p>
          </table:table-cell>
          <table:table-cell table:style-name="ce98" table:formula="of:=concat(&quot;https://dx.doi.org/&quot;; [.F4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6]; [$'Journal Lookup Tables'.$A$2:.$B$22])" office:value-type="float" office:value="1" calcext:value-type="float">
            <text:p>1</text:p>
          </table:table-cell>
          <table:table-cell table:style-name="ce103" table:formula="of:=LOOKUP([.A4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5" calcext:value-type="float">
            <text:p>14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7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103" table:formula="of:=LOOKUP([.A47]; [$'Journal Lookup Tables'.$A$2:.$B$22])" office:value-type="float" office:value="1" calcext:value-type="float">
            <text:p>1</text:p>
          </table:table-cell>
          <table:table-cell table:style-name="ce103" table:formula="of:=LOOKUP([.A47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2002-2</text:p>
          </table:table-cell>
          <table:table-cell table:style-name="ce96" table:formula="of:=concat(&quot;https://dx.doi.org/&quot;; [.F4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after <text:s/>pp110, a review article, immediate prior article is already assigned to Adam</text:p>
          </table:table-cell>
          <table:table-cell table:style-name="ce104" table:formula="of:=LOOKUP([.A48]; [$'Journal Lookup Tables'.$A$2:.$B$22])" office:value-type="float" office:value="1" calcext:value-type="float">
            <text:p>1</text:p>
          </table:table-cell>
          <table:table-cell table:style-name="ce104" table:formula="of:=LOOKUP([.A4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x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4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104" table:formula="of:=LOOKUP([.A49]; [$'Journal Lookup Tables'.$A$2:.$B$22])" office:value-type="float" office:value="1" calcext:value-type="float">
            <text:p>1</text:p>
          </table:table-cell>
          <table:table-cell table:style-name="ce104" table:formula="of:=LOOKUP([.A4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Surfer, Exce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53" calcext:value-type="float">
            <office:annotation draw:style-name="gr10" draw:text-style-name="P2" svg:width="20.607cm" svg:height="1.507cm" svg:x="11.689cm" svg:y="25.274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5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104" table:formula="of:=LOOKUP([.A50]; [$'Journal Lookup Tables'.$A$2:.$B$22])" office:value-type="float" office:value="1" calcext:value-type="float">
            <text:p>1</text:p>
          </table:table-cell>
          <table:table-cell table:style-name="ce104" table:formula="of:=LOOKUP([.A5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709-2</text:p>
          </table:table-cell>
          <table:table-cell table:style-name="ce96" table:formula="of:=concat(&quot;https://dx.doi.org/&quot;; [.F5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51]; [$'Journal Lookup Tables'.$A$2:.$B$22])" office:value-type="float" office:value="1" calcext:value-type="float">
            <text:p>1</text:p>
          </table:table-cell>
          <table:table-cell table:style-name="ce104" table:formula="of:=LOOKUP([.A5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LC Workbench, TreeGraph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809-4</text:p>
          </table:table-cell>
          <table:table-cell table:style-name="ce96" table:formula="of:=concat(&quot;https://dx.doi.org/&quot;; [.F52])" office:value-type="string" office:string-value="" calcext:value-type="error">
            <text:p>#NAME?</text:p>
          </table:table-cell>
          <table:table-cell table:style-name="ce87" office:value-type="string" calcext:value-type="string">
            <text:p>prior to 97 page because that one was a review</text:p>
          </table:table-cell>
          <table:table-cell table:style-name="ce104" table:formula="of:=LOOKUP([.A52]; [$'Journal Lookup Tables'.$A$2:.$B$22])" office:value-type="float" office:value="1" calcext:value-type="float">
            <text:p>1</text:p>
          </table:table-cell>
          <table:table-cell table:style-name="ce104" table:formula="of:=LOOKUP([.A5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Revista Mexicana de Fitopatología</text:p>
          </table:table-cell>
          <table:table-cell table:style-name="ce88" office:value-type="string" calcext:value-type="string">
            <text:p>Rev Mex Fitopat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8781/R.MEX.FIT.1710-3</text:p>
          </table:table-cell>
          <table:table-cell table:style-name="ce97" table:formula="of:=concat(&quot;https://dx.doi.org/&quot;; [.F5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53]; [$'Journal Lookup Tables'.$A$2:.$B$22])" office:value-type="float" office:value="1" calcext:value-type="float">
            <text:p>1</text:p>
          </table:table-cell>
          <table:table-cell table:style-name="ce105" table:formula="of:=LOOKUP([.A53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Revista Mexicana de Fitopatología</text:p>
          </table:table-cell>
          <table:table-cell table:style-name="ce92" office:value-type="string" calcext:value-type="string">
            <text:p>Rev Mex Fitopat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0" calcext:value-type="float">
            <text:p>10</text:p>
          </table:table-cell>
          <table:table-cell table:style-name="ce89" office:value-type="string" calcext:value-type="string">
            <text:p>Nik</text:p>
          </table:table-cell>
          <table:table-cell table:style-name="ce99" office:value-type="string" calcext:value-type="string">
            <office:annotation draw:style-name="gr5" draw:text-style-name="P2" svg:width="16.639cm" svg:height="1.508cm" svg:x="11.688cm" svg:y="27.135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99" table:formula="of:=concat(&quot;https://dx.doi.org/&quot;; [.F54])" office:value-type="string" office:string-value="" calcext:value-type="error">
            <text:p>#NAME?</text:p>
          </table:table-cell>
          <table:table-cell table:style-name="ce89" office:value-type="string" calcext:value-type="string">
            <text:p>Several articles from this journal for 2020 were already assigned. This is the next unassigned article w/ a DOI</text:p>
          </table:table-cell>
          <table:table-cell table:style-name="ce106" table:formula="of:=LOOKUP([.A54]; [$'Journal Lookup Tables'.$A$2:.$B$22])" office:value-type="float" office:value="1" calcext:value-type="float">
            <text:p>1</text:p>
          </table:table-cell>
          <table:table-cell table:style-name="ce106" table:formula="of:=LOOKUP([.A54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Clustal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98" calcext:value-type="float">
            <text:p>9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55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Vol3312015/NotasFitop/1407_1_2015.pdf</text:p>
          </table:table-cell>
          <table:table-cell table:style-name="ce107" table:formula="of:=LOOKUP([.A55]; [$'Journal Lookup Tables'.$A$2:.$B$22])" office:value-type="float" office:value="1" calcext:value-type="float">
            <text:p>1</text:p>
          </table:table-cell>
          <table:table-cell table:style-name="ce107" table:formula="of:=LOOKUP([.A55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27.638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8781/R.MEX.FIT.1910-5</text:p>
          </table:table-cell>
          <table:table-cell table:style-name="ce95" table:formula="of:=concat(&quot;https://dx.doi.org/&quot;; [.F5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56]; [$'Journal Lookup Tables'.$A$2:.$B$22])" office:value-type="float" office:value="1" calcext:value-type="float">
            <text:p>1</text:p>
          </table:table-cell>
          <table:table-cell table:style-name="ce107" table:formula="of:=LOOKUP([.A56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1" calcext:value-type="float">
            <text:p>131</text:p>
          </table:table-cell>
          <table:table-cell table:style-name="ce95" office:value-type="string" calcext:value-type="string">
            <text:p><text:a xlink:href="https://doi.org/10.18781/R.MEX.FIT.2101-5" xlink:type="simple">Zach</text:a></text:p>
          </table:table-cell>
          <table:table-cell table:style-name="ce95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95" table:formula="of:=concat(&quot;https://dx.doi.org/&quot;; [.F57])" office:value-type="string" office:string-value="" calcext:value-type="error">
            <text:p>#NAME?</text:p>
          </table:table-cell>
          <table:table-cell table:style-name="ce90" office:value-type="string" calcext:value-type="string">
            <text:p>Next research article after PP 131</text:p>
          </table:table-cell>
          <table:table-cell table:style-name="ce107" table:formula="of:=LOOKUP([.A57]; [$'Journal Lookup Tables'.$A$2:.$B$22])" office:value-type="float" office:value="1" calcext:value-type="float">
            <text:p>1</text:p>
          </table:table-cell>
          <table:table-cell table:style-name="ce107" table:formula="of:=LOOKUP([.A5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58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DocumentosVolumenes/Escrito_30_1_2.pdf</text:p>
          </table:table-cell>
          <table:table-cell table:style-name="ce107" table:formula="of:=LOOKUP([.A58]; [$'Journal Lookup Tables'.$A$2:.$B$22])" office:value-type="float" office:value="1" calcext:value-type="float">
            <text:p>1</text:p>
          </table:table-cell>
          <table:table-cell table:style-name="ce107" table:formula="of:=LOOKUP([.A5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29.072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158</text:p>
          </table:table-cell>
          <table:table-cell table:style-name="ce98" table:formula="of:=concat(&quot;https://dx.doi.org/&quot;; [.F5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9]; [$'Journal Lookup Tables'.$A$2:.$B$22])" office:value-type="string" office:string-value="BOTH" calcext:value-type="string">
            <text:p>BOTH</text:p>
          </table:table-cell>
          <table:table-cell table:style-name="ce103" table:formula="of:=LOOKUP([.A5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38</text:p>
          </table:table-cell>
          <table:table-cell table:style-name="ce98" table:formula="of:=concat(&quot;https://dx.doi.org/&quot;; [.F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0]; [$'Journal Lookup Tables'.$A$2:.$B$22])" office:value-type="string" office:string-value="BOTH" calcext:value-type="string">
            <text:p>BOTH</text:p>
          </table:table-cell>
          <table:table-cell table:style-name="ce103" table:formula="of:=LOOKUP([.A60]; [$'Journal Lookup Tables'.$F$2:.$G$22])" office:value-type="float" office:value="1" calcext:value-type="float">
            <office:annotation draw:style-name="gr8" draw:text-style-name="P2" svg:width="11.222cm" svg:height="1.455cm" svg:x="13.944cm" svg:y="30.004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8" draw:text-style-name="P2" svg:width="9.899cm" svg:height="1.455cm" svg:x="47.853cm" svg:y="30.004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67" calcext:value-type="float">
            <text:p>6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59</text:p>
          </table:table-cell>
          <table:table-cell table:style-name="ce98" table:formula="of:=concat(&quot;https://dx.doi.org/&quot;; [.F6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1]; [$'Journal Lookup Tables'.$A$2:.$B$22])" office:value-type="string" office:string-value="BOTH" calcext:value-type="string">
            <text:p>BOTH</text:p>
          </table:table-cell>
          <table:table-cell table:style-name="ce103" table:formula="of:=LOOKUP([.A6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 EXPLOR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74</text:p>
          </table:table-cell>
          <table:table-cell table:style-name="ce98" table:formula="of:=concat(&quot;https://dx.doi.org/&quot;; [.F6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2]; [$'Journal Lookup Tables'.$A$2:.$B$22])" office:value-type="string" office:string-value="BOTH" calcext:value-type="string">
            <text:p>BOTH</text:p>
          </table:table-cell>
          <table:table-cell table:style-name="ce103" table:formula="of:=LOOKUP([.A6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7" calcext:value-type="float">
            <text:p>8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29</text:p>
          </table:table-cell>
          <table:table-cell table:style-name="ce98" table:formula="of:=concat(&quot;https://dx.doi.org/&quot;; [.F6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3]; [$'Journal Lookup Tables'.$A$2:.$B$22])" office:value-type="string" office:string-value="BOTH" calcext:value-type="string">
            <text:p>BOTH</text:p>
          </table:table-cell>
          <table:table-cell table:style-name="ce103" table:formula="of:=LOOKUP([.A6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11" draw:text-style-name="P2" svg:width="25.162cm" svg:height="1.534cm" svg:x="25.166cm" svg:y="31.543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5</text:p>
          </table:table-cell>
          <table:table-cell table:style-name="ce96" table:formula="of:=concat(&quot;https://dx.doi.org/&quot;; [.F6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4]; [$'Journal Lookup Tables'.$A$2:.$B$22])" office:value-type="string" office:string-value="BOTH" calcext:value-type="string">
            <text:p>BOTH</text:p>
          </table:table-cell>
          <table:table-cell table:style-name="ce104" table:formula="of:=LOOKUP([.A6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027</text:p>
          </table:table-cell>
          <table:table-cell table:style-name="ce96" table:formula="of:=concat(&quot;https://dx.doi.org/&quot;; [.F6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5]; [$'Journal Lookup Tables'.$A$2:.$B$22])" office:value-type="string" office:string-value="BOTH" calcext:value-type="string">
            <text:p>BOTH</text:p>
          </table:table-cell>
          <table:table-cell table:style-name="ce104" table:formula="of:=LOOKUP([.A6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32.475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8</text:p>
          </table:table-cell>
          <table:table-cell table:style-name="ce96" table:formula="of:=concat(&quot;https://dx.doi.org/&quot;; [.F6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6]; [$'Journal Lookup Tables'.$A$2:.$B$22])" office:value-type="string" office:string-value="BOTH" calcext:value-type="string">
            <text:p>BOTH</text:p>
          </table:table-cell>
          <table:table-cell table:style-name="ce104" table:formula="of:=LOOKUP([.A6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847</text:p>
          </table:table-cell>
          <table:table-cell table:style-name="ce96" table:formula="of:=concat(&quot;https://dx.doi.org/&quot;; [.F6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7]; [$'Journal Lookup Tables'.$A$2:.$B$22])" office:value-type="string" office:string-value="BOTH" calcext:value-type="string">
            <text:p>BOTH</text:p>
          </table:table-cell>
          <table:table-cell table:style-name="ce104" table:formula="of:=LOOKUP([.A6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43</text:p>
          </table:table-cell>
          <table:table-cell table:style-name="ce96" table:formula="of:=concat(&quot;https://dx.doi.org/&quot;; [.F6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8]; [$'Journal Lookup Tables'.$A$2:.$B$22])" office:value-type="string" office:string-value="BOTH" calcext:value-type="string">
            <text:p>BOTH</text:p>
          </table:table-cell>
          <table:table-cell table:style-name="ce104" table:formula="of:=LOOKUP([.A6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33</text:p>
          </table:table-cell>
          <table:table-cell table:style-name="ce96" table:formula="of:=concat(&quot;https://dx.doi.org/&quot;; [.F6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9]; [$'Journal Lookup Tables'.$A$2:.$B$22])" office:value-type="string" office:string-value="BOTH" calcext:value-type="string">
            <text:p>BOTH</text:p>
          </table:table-cell>
          <table:table-cell table:style-name="ce104" table:formula="of:=LOOKUP([.A6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70</text:p>
          </table:table-cell>
          <table:table-cell table:style-name="ce96" table:formula="of:=concat(&quot;https://dx.doi.org/&quot;; [.F7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0]; [$'Journal Lookup Tables'.$A$2:.$B$22])" office:value-type="string" office:string-value="BOTH" calcext:value-type="string">
            <text:p>BOTH</text:p>
          </table:table-cell>
          <table:table-cell table:style-name="ce104" table:formula="of:=LOOKUP([.A7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67</text:p>
          </table:table-cell>
          <table:table-cell table:style-name="ce96" table:formula="of:=concat(&quot;https://dx.doi.org/&quot;; [.F7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1]; [$'Journal Lookup Tables'.$A$2:.$B$22])" office:value-type="string" office:string-value="BOTH" calcext:value-type="string">
            <text:p>BOTH</text:p>
          </table:table-cell>
          <table:table-cell table:style-name="ce104" table:formula="of:=LOOKUP([.A7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mart</text:p>
          </table:table-cell>
          <table:table-cell table:number-columns-repeated="1007"/>
        </table:table-row>
        <table:table-row table:style-name="ro8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5</text:p>
          </table:table-cell>
          <table:table-cell table:style-name="ce97" table:formula="of:=concat(&quot;https://dx.doi.org/&quot;; [.F7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2]; [$'Journal Lookup Tables'.$A$2:.$B$22])" office:value-type="string" office:string-value="BOTH" calcext:value-type="string">
            <text:p>BOTH</text:p>
          </table:table-cell>
          <table:table-cell table:style-name="ce105" table:formula="of:=LOOKUP([.A7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3</text:p>
          </table:table-cell>
          <table:table-cell table:style-name="ce97" table:formula="of:=concat(&quot;https://dx.doi.org/&quot;; [.F7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3]; [$'Journal Lookup Tables'.$A$2:.$B$22])" office:value-type="string" office:string-value="BOTH" calcext:value-type="string">
            <text:p>BOTH</text:p>
          </table:table-cell>
          <table:table-cell table:style-name="ce105" table:formula="of:=LOOKUP([.A7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</text:p>
          </table:table-cell>
          <table:table-cell table:number-columns-repeated="1007"/>
        </table:table-row>
        <table:table-row table:style-name="ro9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66</text:p>
          </table:table-cell>
          <table:table-cell table:style-name="ce97" table:formula="of:=concat(&quot;https://dx.doi.org/&quot;; [.F7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4]; [$'Journal Lookup Tables'.$A$2:.$B$22])" office:value-type="string" office:string-value="BOTH" calcext:value-type="string">
            <text:p>BOTH</text:p>
          </table:table-cell>
          <table:table-cell table:style-name="ce105" table:formula="of:=LOOKUP([.A74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Journal of Phytopathology</text:p>
          </table:table-cell>
          <table:table-cell table:style-name="ce92" office:value-type="string" calcext:value-type="string">
            <text:p>J Phyto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32" calcext:value-type="float">
            <text:p>32</text:p>
          </table:table-cell>
          <table:table-cell table:style-name="ce94" office:value-type="string" calcext:value-type="string">
            <text:p><text:a xlink:href="https://doi.org/10.1111/jph.12770" xlink:type="simple">Nik</text:a></text:p>
          </table:table-cell>
          <table:table-cell table:style-name="ce99" office:value-type="string" calcext:value-type="string">
            <text:p><text:a xlink:href="https://doi.org/10.1111/jph.12770" xlink:type="simple">10.1111/jph.12770</text:a></text:p>
          </table:table-cell>
          <table:table-cell table:style-name="ce100" table:formula="of:=concat(&quot;https://dx.doi.org/&quot;; [.F7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75]; [$'Journal Lookup Tables'.$A$2:.$B$22])" office:value-type="string" office:string-value="BOTH" calcext:value-type="string">
            <text:p>BOTH</text:p>
          </table:table-cell>
          <table:table-cell table:style-name="ce106" table:formula="of:=LOOKUP([.A75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vsp, ntsyspc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57" calcext:value-type="float">
            <text:p>5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ph.12031</text:p>
          </table:table-cell>
          <table:table-cell table:style-name="ce95" table:formula="of:=concat(&quot;https://dx.doi.org/&quot;; [.F76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76]; [$'Journal Lookup Tables'.$A$2:.$B$22])" office:value-type="string" office:string-value="BOTH" calcext:value-type="string">
            <text:p>BOTH</text:p>
          </table:table-cell>
          <table:table-cell table:style-name="ce107" table:formula="of:=LOOKUP([.A76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25.166cm" svg:y="37.983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31.046cm" svg:y="37.983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GeneMapper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8" calcext:value-type="float">
            <text:p>78</text:p>
          </table:table-cell>
          <table:table-cell table:style-name="ce95" office:value-type="string" calcext:value-type="string">
            <text:p><text:a xlink:href="https://doi.org/10.1111/jph.12774" xlink:type="simple">Zach</text:a></text:p>
          </table:table-cell>
          <table:table-cell table:style-name="ce95" office:value-type="string" calcext:value-type="string">
            <text:p><text:a xlink:href="https://doi.org/10.1111/jph.12774" xlink:type="simple">10.1111/jph.12774</text:a></text:p>
          </table:table-cell>
          <table:table-cell table:style-name="ce95" table:formula="of:=concat(&quot;https://dx.doi.org/&quot;; [.F77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77]; [$'Journal Lookup Tables'.$A$2:.$B$22])" office:value-type="string" office:string-value="BOTH" calcext:value-type="string">
            <text:p>BOTH</text:p>
          </table:table-cell>
          <table:table-cell table:style-name="ce107" table:formula="of:=LOOKUP([.A77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7" calcext:value-type="float">
            <text:p>10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5i1.004</text:p>
          </table:table-cell>
          <table:table-cell table:style-name="ce98" table:formula="of:=concat(&quot;https://dx.doi.org/&quot;; [.F7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8]; [$'Journal Lookup Tables'.$A$2:.$B$22])" office:value-type="string" office:string-value="BOTH" calcext:value-type="string">
            <text:p>BOTH</text:p>
          </table:table-cell>
          <table:table-cell table:style-name="ce103" table:formula="of:=LOOKUP([.A78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12" draw:text-style-name="P2" svg:width="25.628cm" svg:height="1.535cm" svg:x="22.224cm" svg:y="38.952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hoto-Cap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8i1.028</text:p>
          </table:table-cell>
          <table:table-cell table:style-name="ce98" table:formula="of:=concat(&quot;https://dx.doi.org/&quot;; [.F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79]; [$'Journal Lookup Tables'.$A$2:.$B$22])" office:value-type="string" office:string-value="BOTH" calcext:value-type="string">
            <text:p>BOTH</text:p>
          </table:table-cell>
          <table:table-cell table:style-name="ce103" table:formula="of:=LOOKUP([.A7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11" draw:text-style-name="P2" svg:width="24.23cm" svg:height="1.534cm" svg:x="31.046cm" svg:y="39.417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DNAMAN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5-6</text:p>
          </table:table-cell>
          <table:table-cell table:style-name="ce98" table:formula="of:=concat(&quot;https://dx.doi.org/&quot;; [.F8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0]; [$'Journal Lookup Tables'.$A$2:.$B$22])" office:value-type="string" office:string-value="BOTH" calcext:value-type="string">
            <text:p>BOTH</text:p>
          </table:table-cell>
          <table:table-cell table:style-name="ce103" table:formula="of:=LOOKUP([.A80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77" calcext:value-type="float">
            <text:p>7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8-3</text:p>
          </table:table-cell>
          <table:table-cell table:style-name="ce98" table:formula="of:=concat(&quot;https://dx.doi.org/&quot;; [.F81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1]; [$'Journal Lookup Tables'.$A$2:.$B$22])" office:value-type="string" office:string-value="BOTH" calcext:value-type="string">
            <text:p>BOTH</text:p>
          </table:table-cell>
          <table:table-cell table:style-name="ce103" table:formula="of:=LOOKUP([.A8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ARwin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9-00373-9</text:p>
          </table:table-cell>
          <table:table-cell table:style-name="ce98" table:formula="of:=concat(&quot;https://dx.doi.org/&quot;; [.F8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2]; [$'Journal Lookup Tables'.$A$2:.$B$22])" office:value-type="string" office:string-value="BOTH" calcext:value-type="string">
            <text:p>BOTH</text:p>
          </table:table-cell>
          <table:table-cell table:style-name="ce103" table:formula="of:=LOOKUP([.A8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OPGENE, SPS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7i1.013</text:p>
          </table:table-cell>
          <table:table-cell table:style-name="ce98" table:formula="of:=concat(&quot;https://dx.doi.org/&quot;; [.F8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83]; [$'Journal Lookup Tables'.$A$2:.$B$22])" office:value-type="string" office:string-value="BOTH" calcext:value-type="string">
            <text:p>BOTH</text:p>
          </table:table-cell>
          <table:table-cell table:style-name="ce103" table:formula="of:=LOOKUP([.A8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02</text:p>
          </table:table-cell>
          <table:table-cell table:style-name="ce96" table:formula="of:=concat(&quot;https://dx.doi.org/&quot;; [.F8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4]; [$'Journal Lookup Tables'.$A$2:.$B$22])" office:value-type="string" office:string-value="BOTH" calcext:value-type="string">
            <text:p>BOTH</text:p>
          </table:table-cell>
          <table:table-cell table:style-name="ce104" table:formula="of:=LOOKUP([.A8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9i1.3771</text:p>
          </table:table-cell>
          <table:table-cell table:style-name="ce96" table:formula="of:=concat(&quot;https://dx.doi.org/&quot;; [.F85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from page 13 (review) to 17</text:p>
          </table:table-cell>
          <table:table-cell table:style-name="ce104" table:formula="of:=LOOKUP([.A85]; [$'Journal Lookup Tables'.$A$2:.$B$22])" office:value-type="string" office:string-value="BOTH" calcext:value-type="string">
            <text:p>BOTH</text:p>
          </table:table-cell>
          <table:table-cell table:style-name="ce104" table:formula="of:=LOOKUP([.A8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10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8i1.071</text:p>
          </table:table-cell>
          <table:table-cell table:style-name="ce96" table:formula="of:=concat(&quot;https://dx.doi.org/&quot;; [.F8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6]; [$'Journal Lookup Tables'.$A$2:.$B$22])" office:value-type="string" office:string-value="BOTH" calcext:value-type="string">
            <text:p>BOTH</text:p>
          </table:table-cell>
          <table:table-cell table:style-name="ce104" table:formula="of:=LOOKUP([.A8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5" draw:text-style-name="P2" svg:width="11.565cm" svg:height="1.508cm" svg:x="17.226cm" svg:y="42.677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19</text:p>
          </table:table-cell>
          <table:table-cell table:style-name="ce96" table:formula="of:=concat(&quot;https://dx.doi.org/&quot;; [.F8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7]; [$'Journal Lookup Tables'.$A$2:.$B$22])" office:value-type="string" office:string-value="BOTH" calcext:value-type="string">
            <text:p>BOTH</text:p>
          </table:table-cell>
          <table:table-cell table:style-name="ce104" table:formula="of:=LOOKUP([.A8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3" draw:text-style-name="P2" svg:width="25.162cm" svg:height="2.434cm" svg:x="25.166cm" svg:y="43.18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Make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03</text:p>
          </table:table-cell>
          <table:table-cell table:style-name="ce96" table:formula="of:=concat(&quot;https://dx.doi.org/&quot;; [.F8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8]; [$'Journal Lookup Tables'.$A$2:.$B$22])" office:value-type="string" office:string-value="BOTH" calcext:value-type="string">
            <text:p>BOTH</text:p>
          </table:table-cell>
          <table:table-cell table:style-name="ce104" table:formula="of:=LOOKUP([.A8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14" draw:text-style-name="P2" svg:width="11.565cm" svg:height="1.323cm" svg:x="17.226cm" svg:y="43.645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4" draw:text-style-name="P2" svg:width="25.162cm" svg:height="1.323cm" svg:x="25.166cm" svg:y="43.645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13</text:p>
          </table:table-cell>
          <table:table-cell table:style-name="ce96" table:formula="of:=concat(&quot;https://dx.doi.org/&quot;; [.F8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9]; [$'Journal Lookup Tables'.$A$2:.$B$22])" office:value-type="string" office:string-value="BOTH" calcext:value-type="string">
            <text:p>BOTH</text:p>
          </table:table-cell>
          <table:table-cell table:style-name="ce104" table:formula="of:=LOOKUP([.A8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15" draw:text-style-name="P2" svg:width="25.162cm" svg:height="1.322cm" svg:x="25.166cm" svg:y="44.111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2161-018-0054-6</text:p>
          </table:table-cell>
          <table:table-cell table:style-name="ce96" table:formula="of:=concat(&quot;https://dx.doi.org/&quot;; [.F9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0]; [$'Journal Lookup Tables'.$A$2:.$B$22])" office:value-type="string" office:string-value="BOTH" calcext:value-type="string">
            <text:p>BOTH</text:p>
          </table:table-cell>
          <table:table-cell table:style-name="ce104" table:formula="of:=LOOKUP([.A9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DNAMAN, MEG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9-00390-8</text:p>
          </table:table-cell>
          <table:table-cell table:style-name="ce97" table:formula="of:=concat(&quot;https://dx.doi.org/&quot;; [.F91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article because page 103 was a methods paper</text:p>
          </table:table-cell>
          <table:table-cell table:style-name="ce105" table:formula="of:=LOOKUP([.A91]; [$'Journal Lookup Tables'.$A$2:.$B$22])" office:value-type="string" office:string-value="BOTH" calcext:value-type="string">
            <text:p>BOTH</text:p>
          </table:table-cell>
          <table:table-cell table:style-name="ce105" table:formula="of:=LOOKUP([.A91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8-8</text:p>
          </table:table-cell>
          <table:table-cell table:style-name="ce97" table:formula="of:=concat(&quot;https://dx.doi.org/&quot;; [.F9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92]; [$'Journal Lookup Tables'.$A$2:.$B$22])" office:value-type="string" office:string-value="BOTH" calcext:value-type="string">
            <text:p>BOTH</text:p>
          </table:table-cell>
          <table:table-cell table:style-name="ce105" table:formula="of:=LOOKUP([.A9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MEGA, RDP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9-7</text:p>
          </table:table-cell>
          <table:table-cell table:style-name="ce97" table:formula="of:=concat(&quot;https://dx.doi.org/&quot;; [.F9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93]; [$'Journal Lookup Tables'.$A$2:.$B$22])" office:value-type="string" office:string-value="BOTH" calcext:value-type="string">
            <text:p>BOTH</text:p>
          </table:table-cell>
          <table:table-cell table:style-name="ce105" table:formula="of:=LOOKUP([.A9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,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111/jph.12779" xlink:type="simple">Nik</text:a></text:p>
          </table:table-cell>
          <table:table-cell table:style-name="ce99" office:value-type="string" calcext:value-type="string">
            <text:p><text:a xlink:href="https://doi.org/10.1111/jph.12779" xlink:type="simple">10.1111/jph.12779</text:a></text:p>
          </table:table-cell>
          <table:table-cell table:style-name="ce100" table:formula="of:=concat(&quot;https://dx.doi.org/&quot;; [.F94])" office:value-type="string" office:string-value="" calcext:value-type="error">
            <text:p>#NAME?</text:p>
          </table:table-cell>
          <table:table-cell table:style-name="ce89" office:value-type="string" calcext:value-type="string">
            <text:p>PP100 is in article already assigned to Emerson, this is the next research article</text:p>
          </table:table-cell>
          <table:table-cell table:style-name="ce106" table:formula="of:=LOOKUP([.A94]; [$'Journal Lookup Tables'.$A$2:.$B$22])" office:value-type="string" office:string-value="BOTH" calcext:value-type="string">
            <text:p>BOTH</text:p>
          </table:table-cell>
          <table:table-cell table:style-name="ce106" table:formula="of:=LOOKUP([.A94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11/jph.12777" xlink:type="simple">Nik</text:a></text:p>
          </table:table-cell>
          <table:table-cell table:style-name="ce99" office:value-type="string" calcext:value-type="string">
            <text:p><text:a xlink:href="https://doi.org/10.1111/jph.12777" xlink:type="simple">10.1111/jph.12777</text:a></text:p>
          </table:table-cell>
          <table:table-cell table:style-name="ce100" table:formula="of:=concat(&quot;https://dx.doi.org/&quot;; [.F9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95]; [$'Journal Lookup Tables'.$A$2:.$B$22])" office:value-type="string" office:string-value="BOTH" calcext:value-type="string">
            <text:p>BOTH</text:p>
          </table:table-cell>
          <table:table-cell table:style-name="ce106" table:formula="of:=LOOKUP([.A95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" calcext:value-type="float">
            <text:p>6</text:p>
          </table:table-cell>
          <table:table-cell table:style-name="ce94" office:value-type="string" calcext:value-type="string">
            <text:p><text:a xlink:href="https://doi.org/10.1111/jph.12862" xlink:type="simple">Nik</text:a></text:p>
          </table:table-cell>
          <table:table-cell table:style-name="ce99" office:value-type="string" calcext:value-type="string">
            <text:p><text:a xlink:href="https://doi.org/10.1111/jph.12862" xlink:type="simple">10.1111/jph.12862</text:a></text:p>
          </table:table-cell>
          <table:table-cell table:style-name="ce100" table:formula="of:=concat(&quot;https://dx.doi.org/&quot;; [.F96])" office:value-type="string" office:string-value="" calcext:value-type="error">
            <text:p>#NAME?</text:p>
          </table:table-cell>
          <table:table-cell table:style-name="ce89" office:value-type="string" calcext:value-type="string">
            <text:p>PP6 was a review. This is second research article.</text:p>
          </table:table-cell>
          <table:table-cell table:style-name="ce106" table:formula="of:=LOOKUP([.A96]; [$'Journal Lookup Tables'.$A$2:.$B$22])" office:value-type="string" office:string-value="BOTH" calcext:value-type="string">
            <text:p>BOTH</text:p>
          </table:table-cell>
          <table:table-cell table:style-name="ce106" table:formula="of:=LOOKUP([.A96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axML, BEAST , Figtree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8" calcext:value-type="float">
            <text:p>128</text:p>
          </table:table-cell>
          <table:table-cell table:style-name="ce94" office:value-type="string" calcext:value-type="string">
            <text:p><text:a xlink:href="https://doi.org/10.1111/jph.12876" xlink:type="simple">Nik</text:a></text:p>
          </table:table-cell>
          <table:table-cell table:style-name="ce99" office:value-type="string" calcext:value-type="string">
            <text:p><text:a xlink:href="https://doi.org/10.1111/jph.12876" xlink:type="simple">10.1111/jph.12876</text:a></text:p>
          </table:table-cell>
          <table:table-cell table:style-name="ce100" table:formula="of:=concat(&quot;https://dx.doi.org/&quot;; [.F9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97]; [$'Journal Lookup Tables'.$A$2:.$B$22])" office:value-type="string" office:string-value="BOTH" calcext:value-type="string">
            <text:p>BOTH</text:p>
          </table:table-cell>
          <table:table-cell table:style-name="ce106" table:formula="of:=LOOKUP([.A97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owerMarker, Darwin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fa.2012.003</text:p>
          </table:table-cell>
          <table:table-cell table:style-name="ce95" table:formula="of:=concat(&quot;https://dx.doi.org/&quot;; [.F98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98]; [$'Journal Lookup Tables'.$A$2:.$B$22])" office:value-type="string" office:string-value="BOTH" calcext:value-type="string">
            <text:p>BOTH</text:p>
          </table:table-cell>
          <table:table-cell table:style-name="ce107" table:formula="of:=LOOKUP([.A9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22.224cm" svg:y="48.45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5i1.028</text:p>
          </table:table-cell>
          <table:table-cell table:style-name="ce95" table:formula="of:=concat(&quot;https://dx.doi.org/&quot;; [.F9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99]; [$'Journal Lookup Tables'.$A$2:.$B$22])" office:value-type="string" office:string-value="BOTH" calcext:value-type="string">
            <text:p>BOTH</text:p>
          </table:table-cell>
          <table:table-cell table:style-name="ce107" table:formula="of:=LOOKUP([.A99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22.224cm" svg:y="48.916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8i1.030</text:p>
          </table:table-cell>
          <table:table-cell table:style-name="ce95" table:formula="of:=concat(&quot;https://dx.doi.org/&quot;; [.F10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00]; [$'Journal Lookup Tables'.$A$2:.$B$22])" office:value-type="string" office:string-value="BOTH" calcext:value-type="string">
            <text:p>BOTH</text:p>
          </table:table-cell>
          <table:table-cell table:style-name="ce107" table:formula="of:=LOOKUP([.A10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16" draw:text-style-name="P2" svg:width="25.162cm" svg:height="1.56cm" svg:x="25.166cm" svg:y="49.383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7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64-y</text:p>
          </table:table-cell>
          <table:table-cell table:style-name="ce98" table:formula="of:=concat(&quot;https://dx.doi.org/&quot;; [.F10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1]; [$'Journal Lookup Tables'.$A$2:.$B$22])" office:value-type="string" office:string-value="BOTH" calcext:value-type="string">
            <text:p>BOTH</text:p>
          </table:table-cell>
          <table:table-cell table:style-name="ce103" table:formula="of:=LOOKUP([.A10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75-8</text:p>
          </table:table-cell>
          <table:table-cell table:style-name="ce98" table:formula="of:=concat(&quot;https://dx.doi.org/&quot;; [.F10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2]; [$'Journal Lookup Tables'.$A$2:.$B$22])" office:value-type="string" office:string-value="BOTH" calcext:value-type="string">
            <text:p>BOTH</text:p>
          </table:table-cell>
          <table:table-cell table:style-name="ce103" table:formula="of:=LOOKUP([.A10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7" calcext:value-type="float">
            <text:p>47</text:p>
          </table:table-cell>
          <table:table-cell table:style-name="ce98" office:value-type="string" calcext:value-type="string">
            <text:p><text:a xlink:href="https://doi.org/10.1007/s12600-018-00708-9" xlink:type="simple">Adam</text:a></text:p>
          </table:table-cell>
          <table:table-cell table:style-name="ce98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98" table:formula="of:=concat(&quot;https://dx.doi.org/&quot;; [.F103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plant pathogenic article in 2019</text:p>
          </table:table-cell>
          <table:table-cell table:style-name="ce103" table:formula="of:=LOOKUP([.A103]; [$'Journal Lookup Tables'.$A$2:.$B$22])" office:value-type="string" office:string-value="BOTH" calcext:value-type="string">
            <text:p>BOTH</text:p>
          </table:table-cell>
          <table:table-cell table:style-name="ce103" table:formula="of:=LOOKUP([.A10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31-4</text:p>
          </table:table-cell>
          <table:table-cell table:style-name="ce98" table:formula="of:=concat(&quot;https://dx.doi.org/&quot;; [.F10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03" table:formula="of:=LOOKUP([.A104]; [$'Journal Lookup Tables'.$A$2:.$B$22])" office:value-type="string" office:string-value="BOTH" calcext:value-type="string">
            <text:p>BOTH</text:p>
          </table:table-cell>
          <table:table-cell table:style-name="ce103" table:formula="of:=LOOKUP([.A104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11" draw:text-style-name="P2" svg:width="24.23cm" svg:height="1.534cm" svg:x="31.046cm" svg:y="51.398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18-1</text:p>
          </table:table-cell>
          <table:table-cell table:style-name="ce98" table:formula="of:=concat(&quot;https://dx.doi.org/&quot;; [.F10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5]; [$'Journal Lookup Tables'.$A$2:.$B$22])" office:value-type="string" office:string-value="BOTH" calcext:value-type="string">
            <text:p>BOTH</text:p>
          </table:table-cell>
          <table:table-cell table:style-name="ce103" table:formula="of:=LOOKUP([.A105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17" draw:text-style-name="P2" svg:width="25.628cm" svg:height="1.481cm" svg:x="22.224cm" svg:y="51.916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84" calcext:value-type="float">
            <text:p>8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23-4</text:p>
          </table:table-cell>
          <table:table-cell table:style-name="ce98" table:formula="of:=concat(&quot;https://dx.doi.org/&quot;; [.F10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6]; [$'Journal Lookup Tables'.$A$2:.$B$22])" office:value-type="string" office:string-value="BOTH" calcext:value-type="string">
            <text:p>BOTH</text:p>
          </table:table-cell>
          <table:table-cell table:style-name="ce103" table:formula="of:=LOOKUP([.A106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56-y</text:p>
          </table:table-cell>
          <table:table-cell table:style-name="ce98" table:formula="of:=concat(&quot;https://dx.doi.org/&quot;; [.F10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7]; [$'Journal Lookup Tables'.$A$2:.$B$22])" office:value-type="string" office:string-value="BOTH" calcext:value-type="string">
            <text:p>BOTH</text:p>
          </table:table-cell>
          <table:table-cell table:style-name="ce103" table:formula="of:=LOOKUP([.A107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22.224cm" svg:y="52.768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9" draw:text-style-name="P2" svg:width="9.899cm" svg:height="1.781cm" svg:x="47.853cm" svg:y="52.632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49-7</text:p>
          </table:table-cell>
          <table:table-cell table:style-name="ce96" table:formula="of:=concat(&quot;https://dx.doi.org/&quot;; [.F10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08]; [$'Journal Lookup Tables'.$A$2:.$B$22])" office:value-type="string" office:string-value="BOTH" calcext:value-type="string">
            <text:p>BOTH</text:p>
          </table:table-cell>
          <table:table-cell table:style-name="ce104" table:formula="of:=LOOKUP([.A10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50-1</text:p>
          </table:table-cell>
          <table:table-cell table:style-name="ce96" table:formula="of:=concat(&quot;https://dx.doi.org/&quot;; [.F109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09]; [$'Journal Lookup Tables'.$A$2:.$B$22])" office:value-type="string" office:string-value="BOTH" calcext:value-type="string">
            <text:p>BOTH</text:p>
          </table:table-cell>
          <table:table-cell table:style-name="ce104" table:formula="of:=LOOKUP([.A10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206-0</text:p>
          </table:table-cell>
          <table:table-cell table:style-name="ce96" table:formula="of:=concat(&quot;https://dx.doi.org/&quot;; [.F11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110]; [$'Journal Lookup Tables'.$A$2:.$B$22])" office:value-type="string" office:string-value="BOTH" calcext:value-type="string">
            <text:p>BOTH</text:p>
          </table:table-cell>
          <table:table-cell table:style-name="ce104" table:formula="of:=LOOKUP([.A11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3-9</text:p>
          </table:table-cell>
          <table:table-cell table:style-name="ce96" table:formula="of:=concat(&quot;https://dx.doi.org/&quot;; [.F111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11]; [$'Journal Lookup Tables'.$A$2:.$B$22])" office:value-type="string" office:string-value="BOTH" calcext:value-type="string">
            <text:p>BOTH</text:p>
          </table:table-cell>
          <table:table-cell table:style-name="ce104" table:formula="of:=LOOKUP([.A11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194-0</text:p>
          </table:table-cell>
          <table:table-cell table:style-name="ce96" table:formula="of:=concat(&quot;https://dx.doi.org/&quot;; [.F112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prior plant pathology article</text:p>
          </table:table-cell>
          <table:table-cell table:style-name="ce104" table:formula="of:=LOOKUP([.A112]; [$'Journal Lookup Tables'.$A$2:.$B$22])" office:value-type="string" office:string-value="BOTH" calcext:value-type="string">
            <text:p>BOTH</text:p>
          </table:table-cell>
          <table:table-cell table:style-name="ce104" table:formula="of:=LOOKUP([.A11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5-0493-y</text:p>
          </table:table-cell>
          <table:table-cell table:style-name="ce96" table:formula="of:=concat(&quot;https://dx.doi.org/&quot;; [.F113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113]; [$'Journal Lookup Tables'.$A$2:.$B$22])" office:value-type="string" office:string-value="BOTH" calcext:value-type="string">
            <text:p>BOTH</text:p>
          </table:table-cell>
          <table:table-cell table:style-name="ce104" table:formula="of:=LOOKUP([.A11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, R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4-0424-3</text:p>
          </table:table-cell>
          <table:table-cell table:style-name="ce96" table:formula="of:=concat(&quot;https://dx.doi.org/&quot;; [.F11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114]; [$'Journal Lookup Tables'.$A$2:.$B$22])" office:value-type="string" office:string-value="BOTH" calcext:value-type="string">
            <text:p>BOTH</text:p>
          </table:table-cell>
          <table:table-cell table:style-name="ce104" table:formula="of:=LOOKUP([.A11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9-3</text:p>
          </table:table-cell>
          <table:table-cell table:style-name="ce96" table:formula="of:=concat(&quot;https://dx.doi.org/&quot;; [.F1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15]; [$'Journal Lookup Tables'.$A$2:.$B$22])" office:value-type="string" office:string-value="BOTH" calcext:value-type="string">
            <text:p>BOTH</text:p>
          </table:table-cell>
          <table:table-cell table:style-name="ce104" table:formula="of:=LOOKUP([.A11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Primer Explorer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7-0570-5</text:p>
          </table:table-cell>
          <table:table-cell table:style-name="ce97" table:formula="of:=concat(&quot;https://dx.doi.org/&quot;; [.F11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16]; [$'Journal Lookup Tables'.$A$2:.$B$22])" office:value-type="string" office:string-value="BOTH" calcext:value-type="string">
            <text:p>BOTH</text:p>
          </table:table-cell>
          <table:table-cell table:style-name="ce105" table:formula="of:=LOOKUP([.A116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0-00864-x</text:p>
          </table:table-cell>
          <table:table-cell table:style-name="ce97" table:formula="of:=concat(&quot;https://dx.doi.org/&quot;; [.F117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0.</text:p>
          </table:table-cell>
          <table:table-cell table:style-name="ce105" table:formula="of:=LOOKUP([.A117]; [$'Journal Lookup Tables'.$A$2:.$B$22])" office:value-type="string" office:string-value="BOTH" calcext:value-type="string">
            <text:p>BOTH</text:p>
          </table:table-cell>
          <table:table-cell table:style-name="ce105" table:formula="of:=LOOKUP([.A117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rism Windows</text:p>
          </table:table-cell>
          <table:table-cell table:number-columns-repeated="1007"/>
        </table:table-row>
        <table:table-row table:style-name="ro9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1-00902-2</text:p>
          </table:table-cell>
          <table:table-cell table:style-name="ce97" table:formula="of:=concat(&quot;https://dx.doi.org/&quot;; [.F118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1.</text:p>
          </table:table-cell>
          <table:table-cell table:style-name="ce105" table:formula="of:=LOOKUP([.A118]; [$'Journal Lookup Tables'.$A$2:.$B$22])" office:value-type="string" office:string-value="BOTH" calcext:value-type="string">
            <text:p>BOTH</text:p>
          </table:table-cell>
          <table:table-cell table:style-name="ce105" table:formula="of:=LOOKUP([.A118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DS</text:p>
          </table:table-cell>
          <table:table-cell table:number-columns-repeated="1007"/>
        </table:table-row>
        <table:table-row table:style-name="ro2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8-0644-z</text:p>
          </table:table-cell>
          <table:table-cell table:style-name="ce97" table:formula="of:=concat(&quot;https://dx.doi.org/&quot;; [.F11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19]; [$'Journal Lookup Tables'.$A$2:.$B$22])" office:value-type="string" office:string-value="BOTH" calcext:value-type="string">
            <text:p>BOTH</text:p>
          </table:table-cell>
          <table:table-cell table:style-name="ce105" table:formula="of:=LOOKUP([.A119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0" calcext:value-type="float">
            <text:p>10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2-y</text:p>
          </table:table-cell>
          <table:table-cell table:style-name="ce95" table:formula="of:=concat(&quot;https://dx.doi.org/&quot;; [.F12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20]; [$'Journal Lookup Tables'.$A$2:.$B$22])" office:value-type="string" office:string-value="BOTH" calcext:value-type="string">
            <text:p>BOTH</text:p>
          </table:table-cell>
          <table:table-cell table:style-name="ce107" table:formula="of:=LOOKUP([.A12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1-z</text:p>
          </table:table-cell>
          <table:table-cell table:style-name="ce95" table:formula="of:=concat(&quot;https://dx.doi.org/&quot;; [.F12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21]; [$'Journal Lookup Tables'.$A$2:.$B$22])" office:value-type="string" office:string-value="BOTH" calcext:value-type="string">
            <text:p>BOTH</text:p>
          </table:table-cell>
          <table:table-cell table:style-name="ce107" table:formula="of:=LOOKUP([.A121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10" draw:text-style-name="P2" svg:width="9.899cm" svg:height="1.507cm" svg:x="47.853cm" svg:y="59.559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5-0497-7</text:p>
          </table:table-cell>
          <table:table-cell table:style-name="ce95" table:formula="of:=concat(&quot;https://dx.doi.org/&quot;; [.F122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not applicable, selected first previous article that was plant pathology</text:p>
          </table:table-cell>
          <table:table-cell table:style-name="ce107" table:formula="of:=LOOKUP([.A122]; [$'Journal Lookup Tables'.$A$2:.$B$22])" office:value-type="string" office:string-value="BOTH" calcext:value-type="string">
            <text:p>BOTH</text:p>
          </table:table-cell>
          <table:table-cell table:style-name="ce107" table:formula="of:=LOOKUP([.A122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5" draw:text-style-name="P2" svg:width="24.23cm" svg:height="1.508cm" svg:x="31.046cm" svg:y="60.023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office:annotation draw:style-name="gr18" draw:text-style-name="P2" svg:width="9.899cm" svg:height="14.421cm" svg:x="47.853cm" svg:y="59.956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9-00715-4</text:p>
          </table:table-cell>
          <table:table-cell table:style-name="ce95" table:formula="of:=concat(&quot;https://dx.doi.org/&quot;; [.F12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23]; [$'Journal Lookup Tables'.$A$2:.$B$22])" office:value-type="string" office:string-value="BOTH" calcext:value-type="string">
            <text:p>BOTH</text:p>
          </table:table-cell>
          <table:table-cell table:style-name="ce107" table:formula="of:=LOOKUP([.A123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ioedit, MEGA, WAS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Virology Journal (Plant Viruses Section)</text:p>
          </table:table-cell>
          <table:table-cell table:style-name="ce86" office:value-type="string" calcext:value-type="string">
            <text:p>Virol J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86/s12985-018-1106-4</text:p>
          </table:table-cell>
          <table:table-cell table:style-name="ce98" table:formula="of:=concat(&quot;https://dx.doi.org/&quot;; [.F1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24]; [$'Journal Lookup Tables'.$A$2:.$B$22])" office:value-type="float" office:value="1" calcext:value-type="float">
            <text:p>1</text:p>
          </table:table-cell>
          <table:table-cell table:style-name="ce103" table:formula="of:=LOOKUP([.A124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office:annotation draw:style-name="gr9" draw:text-style-name="P2" svg:width="9.899cm" svg:height="1.781cm" svg:x="47.853cm" svg:y="60.819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200</text:p>
          </table:table-cell>
          <table:table-cell table:style-name="ce96" table:formula="of:=concat(&quot;https://dx.doi.org/&quot;; [.F125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3 in Plant Viruses section</text:p>
          </table:table-cell>
          <table:table-cell table:style-name="ce104" table:formula="of:=LOOKUP([.A125]; [$'Journal Lookup Tables'.$A$2:.$B$22])" office:value-type="float" office:value="1" calcext:value-type="float">
            <text:p>1</text:p>
          </table:table-cell>
          <table:table-cell table:style-name="ce104" table:formula="of:=LOOKUP([.A12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173</text:p>
          </table:table-cell>
          <table:table-cell table:style-name="ce96" table:formula="of:=concat(&quot;https://dx.doi.org/&quot;; [.F126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3 in Plant Viruses section</text:p>
          </table:table-cell>
          <table:table-cell table:style-name="ce104" table:formula="of:=LOOKUP([.A126]; [$'Journal Lookup Tables'.$A$2:.$B$22])" office:value-type="float" office:value="1" calcext:value-type="float">
            <text:p>1</text:p>
          </table:table-cell>
          <table:table-cell table:style-name="ce104" table:formula="of:=LOOKUP([.A12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32-2</text:p>
          </table:table-cell>
          <table:table-cell table:style-name="ce96" table:formula="of:=concat(&quot;https://dx.doi.org/&quot;; [.F127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5 in Plant Viruses section</text:p>
          </table:table-cell>
          <table:table-cell table:style-name="ce104" table:formula="of:=LOOKUP([.A127]; [$'Journal Lookup Tables'.$A$2:.$B$22])" office:value-type="float" office:value="1" calcext:value-type="float">
            <text:p>1</text:p>
          </table:table-cell>
          <table:table-cell table:style-name="ce104" table:formula="of:=LOOKUP([.A12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716-6</text:p>
          </table:table-cell>
          <table:table-cell table:style-name="ce96" table:formula="of:=concat(&quot;https://dx.doi.org/&quot;; [.F128])" office:value-type="string" office:string-value="" calcext:value-type="error">
            <text:p>#NAME?</text:p>
          </table:table-cell>
          <table:table-cell table:style-name="ce87" office:value-type="string" calcext:value-type="string">
            <text:p>5th article to match 35 pages</text:p>
          </table:table-cell>
          <table:table-cell table:style-name="ce104" table:formula="of:=LOOKUP([.A128]; [$'Journal Lookup Tables'.$A$2:.$B$22])" office:value-type="float" office:value="1" calcext:value-type="float">
            <text:p>1</text:p>
          </table:table-cell>
          <table:table-cell table:style-name="ce104" table:formula="of:=LOOKUP([.A12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10-9</text:p>
          </table:table-cell>
          <table:table-cell table:style-name="ce96" table:formula="of:=concat(&quot;https://dx.doi.org/&quot;; [.F129])" office:value-type="string" office:string-value="" calcext:value-type="error">
            <text:p>#NAME?</text:p>
          </table:table-cell>
          <table:table-cell table:style-name="ce87" office:value-type="string" calcext:value-type="string">
            <text:p>11th article</text:p>
          </table:table-cell>
          <table:table-cell table:style-name="ce104" table:formula="of:=LOOKUP([.A129]; [$'Journal Lookup Tables'.$A$2:.$B$22])" office:value-type="float" office:value="1" calcext:value-type="float">
            <text:p>1</text:p>
          </table:table-cell>
          <table:table-cell table:style-name="ce104" table:formula="of:=LOOKUP([.A12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1-55" xlink:type="simple">10.1186/1743-422X-11-55</text:a></text:p>
          </table:table-cell>
          <table:table-cell table:style-name="ce96" table:formula="of:=concat(&quot;https://dx.doi.org/&quot;; [.F13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4 in Plant Viruses section</text:p>
          </table:table-cell>
          <table:table-cell table:style-name="ce104" table:formula="of:=LOOKUP([.A130]; [$'Journal Lookup Tables'.$A$2:.$B$22])" office:value-type="float" office:value="1" calcext:value-type="float">
            <text:p>1</text:p>
          </table:table-cell>
          <table:table-cell table:style-name="ce104" table:formula="of:=LOOKUP([.A13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33-2</text:p>
          </table:table-cell>
          <table:table-cell table:style-name="ce96" table:formula="of:=concat(&quot;https://dx.doi.org/&quot;; [.F13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1]; [$'Journal Lookup Tables'.$A$2:.$B$22])" office:value-type="float" office:value="1" calcext:value-type="float">
            <text:p>1</text:p>
          </table:table-cell>
          <table:table-cell table:style-name="ce104" table:formula="of:=LOOKUP([.A13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BioEdi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81</text:p>
          </table:table-cell>
          <table:table-cell table:style-name="ce96" table:formula="of:=concat(&quot;https://dx.doi.org/&quot;; [.F132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ourth article from 2014 in Plant Viruses section</text:p>
          </table:table-cell>
          <table:table-cell table:style-name="ce104" table:formula="of:=LOOKUP([.A132]; [$'Journal Lookup Tables'.$A$2:.$B$22])" office:value-type="float" office:value="1" calcext:value-type="float">
            <text:p>1</text:p>
          </table:table-cell>
          <table:table-cell table:style-name="ce104" table:formula="of:=LOOKUP([.A13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61-7</text:p>
          </table:table-cell>
          <table:table-cell table:style-name="ce96" table:formula="of:=concat(&quot;https://dx.doi.org/&quot;; [.F133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6 in Plant Viruses section</text:p>
          </table:table-cell>
          <table:table-cell table:style-name="ce104" table:formula="of:=LOOKUP([.A133]; [$'Journal Lookup Tables'.$A$2:.$B$22])" office:value-type="float" office:value="1" calcext:value-type="float">
            <text:p>1</text:p>
          </table:table-cell>
          <table:table-cell table:style-name="ce104" table:formula="of:=LOOKUP([.A13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EGA, DNAStar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8" calcext:value-type="float">
            <text:p>108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96" table:formula="of:=concat(&quot;https://dx.doi.org/&quot;; [.F13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34]; [$'Journal Lookup Tables'.$A$2:.$B$22])" office:value-type="float" office:value="1" calcext:value-type="float">
            <text:p>1</text:p>
          </table:table-cell>
          <table:table-cell table:style-name="ce104" table:formula="of:=LOOKUP([.A13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FX Manager Software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40-2</text:p>
          </table:table-cell>
          <table:table-cell table:style-name="ce96" table:formula="of:=concat(&quot;https://dx.doi.org/&quot;; [.F135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5 in Plant Viruses section</text:p>
          </table:table-cell>
          <table:table-cell table:style-name="ce104" table:formula="of:=LOOKUP([.A135]; [$'Journal Lookup Tables'.$A$2:.$B$22])" office:value-type="float" office:value="1" calcext:value-type="float">
            <text:p>1</text:p>
          </table:table-cell>
          <table:table-cell table:style-name="ce104" table:formula="of:=LOOKUP([.A13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57-3</text:p>
          </table:table-cell>
          <table:table-cell table:style-name="ce96" table:formula="of:=concat(&quot;https://dx.doi.org/&quot;; [.F13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6]; [$'Journal Lookup Tables'.$A$2:.$B$22])" office:value-type="float" office:value="1" calcext:value-type="float">
            <text:p>1</text:p>
          </table:table-cell>
          <table:table-cell table:style-name="ce104" table:formula="of:=LOOKUP([.A13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, RDP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66</text:p>
          </table:table-cell>
          <table:table-cell table:style-name="ce96" table:formula="of:=concat(&quot;https://dx.doi.org/&quot;; [.F137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4 in Plant Viruses section</text:p>
          </table:table-cell>
          <table:table-cell table:style-name="ce104" table:formula="of:=LOOKUP([.A137]; [$'Journal Lookup Tables'.$A$2:.$B$22])" office:value-type="float" office:value="1" calcext:value-type="float">
            <text:p>1</text:p>
          </table:table-cell>
          <table:table-cell table:style-name="ce104" table:formula="of:=LOOKUP([.A13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AUP, FigTree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03-8</text:p>
          </table:table-cell>
          <table:table-cell table:style-name="ce96" table:formula="of:=concat(&quot;https://dx.doi.org/&quot;; [.F138])" office:value-type="string" office:string-value="" calcext:value-type="error">
            <text:p>#NAME?</text:p>
          </table:table-cell>
          <table:table-cell table:style-name="ce87" office:value-type="string" calcext:value-type="string">
            <text:p>10th article of the year</text:p>
          </table:table-cell>
          <table:table-cell table:style-name="ce104" table:formula="of:=LOOKUP([.A138]; [$'Journal Lookup Tables'.$A$2:.$B$22])" office:value-type="float" office:value="1" calcext:value-type="float">
            <text:p>1</text:p>
          </table:table-cell>
          <table:table-cell table:style-name="ce104" table:formula="of:=LOOKUP([.A13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venn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96" table:formula="of:=concat(&quot;https://dx.doi.org/&quot;; [.F139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3 in Plant Viruses section</text:p>
          </table:table-cell>
          <table:table-cell table:style-name="ce104" table:formula="of:=LOOKUP([.A139]; [$'Journal Lookup Tables'.$A$2:.$B$22])" office:value-type="float" office:value="1" calcext:value-type="float">
            <text:p>1</text:p>
          </table:table-cell>
          <table:table-cell table:style-name="ce104" table:formula="of:=LOOKUP([.A13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8-0931-9</text:p>
          </table:table-cell>
          <table:table-cell table:style-name="ce97" table:formula="of:=concat(&quot;https://dx.doi.org/&quot;; [.F14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40]; [$'Journal Lookup Tables'.$A$2:.$B$22])" office:value-type="float" office:value="1" calcext:value-type="float">
            <text:p>1</text:p>
          </table:table-cell>
          <table:table-cell table:style-name="ce105" table:formula="of:=LOOKUP([.A140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9-1163-3</text:p>
          </table:table-cell>
          <table:table-cell table:style-name="ce97" table:formula="of:=concat(&quot;https://dx.doi.org/&quot;; [.F141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141]; [$'Journal Lookup Tables'.$A$2:.$B$22])" office:value-type="float" office:value="1" calcext:value-type="float">
            <text:p>1</text:p>
          </table:table-cell>
          <table:table-cell table:style-name="ce105" table:formula="of:=LOOKUP([.A141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11-5</text:p>
          </table:table-cell>
          <table:table-cell table:style-name="ce97" table:formula="of:=concat(&quot;https://dx.doi.org/&quot;; [.F142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142]; [$'Journal Lookup Tables'.$A$2:.$B$22])" office:value-type="float" office:value="1" calcext:value-type="float">
            <text:p>1</text:p>
          </table:table-cell>
          <table:table-cell table:style-name="ce105" table:formula="of:=LOOKUP([.A14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35-x</text:p>
          </table:table-cell>
          <table:table-cell table:style-name="ce97" table:formula="of:=concat(&quot;https://dx.doi.org/&quot;; [.F143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92 without going over</text:p>
          </table:table-cell>
          <table:table-cell table:style-name="ce105" table:formula="of:=LOOKUP([.A143]; [$'Journal Lookup Tables'.$A$2:.$B$22])" office:value-type="float" office:value="1" calcext:value-type="float">
            <text:p>1</text:p>
          </table:table-cell>
          <table:table-cell table:style-name="ce105" table:formula="of:=LOOKUP([.A14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Virology Journal (Plant Viruses Section)</text:p>
          </table:table-cell>
          <table:table-cell table:style-name="ce92" office:value-type="string" calcext:value-type="string">
            <text:p>Virol J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7" calcext:value-type="float">
            <text:p>6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186/s12985-019-1240-7</text:p>
          </table:table-cell>
          <table:table-cell table:style-name="ce94" table:formula="of:=concat(&quot;https://dx.doi.org/&quot;; [.F144])" office:value-type="string" office:string-value="" calcext:value-type="error">
            <text:p>#NAME?</text:p>
          </table:table-cell>
          <table:table-cell table:style-name="ce89" office:value-type="string" calcext:value-type="string">
            <text:p>No page numbers</text:p>
          </table:table-cell>
          <table:table-cell table:style-name="ce106" table:formula="of:=LOOKUP([.A144]; [$'Journal Lookup Tables'.$A$2:.$B$22])" office:value-type="float" office:value="1" calcext:value-type="float">
            <text:p>1</text:p>
          </table:table-cell>
          <table:table-cell table:style-name="ce106" table:formula="of:=LOOKUP([.A144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0-01303-3</text:p>
          </table:table-cell>
          <table:table-cell table:style-name="ce95" table:formula="of:=concat(&quot;https://dx.doi.org/&quot;; [.F145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107" table:formula="of:=LOOKUP([.A145]; [$'Journal Lookup Tables'.$A$2:.$B$22])" office:value-type="float" office:value="1" calcext:value-type="float">
            <text:p>1</text:p>
          </table:table-cell>
          <table:table-cell table:style-name="ce107" table:formula="of:=LOOKUP([.A145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ltiplate RQ software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01" calcext:value-type="float">
            <text:p>10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1-01601-4</text:p>
          </table:table-cell>
          <table:table-cell table:style-name="ce95" table:formula="of:=concat(&quot;https://dx.doi.org/&quot;; [.F146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01. No software mentioned, but there were plots.</text:p>
          </table:table-cell>
          <table:table-cell table:style-name="ce107" table:formula="of:=LOOKUP([.A146]; [$'Journal Lookup Tables'.$A$2:.$B$22])" office:value-type="float" office:value="1" calcext:value-type="float">
            <text:p>1</text:p>
          </table:table-cell>
          <table:table-cell table:style-name="ce107" table:formula="of:=LOOKUP([.A146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19-1215-8</text:p>
          </table:table-cell>
          <table:table-cell table:style-name="ce95" table:formula="of:=concat(&quot;https://dx.doi.org/&quot;; [.F147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10</text:p>
          </table:table-cell>
          <table:table-cell table:style-name="ce107" table:formula="of:=LOOKUP([.A147]; [$'Journal Lookup Tables'.$A$2:.$B$22])" office:value-type="float" office:value="1" calcext:value-type="float">
            <text:p>1</text:p>
          </table:table-cell>
          <table:table-cell table:style-name="ce107" table:formula="of:=LOOKUP([.A147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Stylet+, SPS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6" calcext:value-type="float">
            <text:p>5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1743-422x-11-19</text:p>
          </table:table-cell>
          <table:table-cell table:style-name="ce95" table:formula="of:=concat(&quot;https://dx.doi.org/&quot;; [.F148])" office:value-type="string" office:string-value="" calcext:value-type="error">
            <text:p>#NAME?</text:p>
          </table:table-cell>
          <table:table-cell table:style-name="ce90" office:value-type="string" calcext:value-type="string">
            <text:p>Selected first article from 2014 in Plant Viruses section</text:p>
          </table:table-cell>
          <table:table-cell table:style-name="ce107" table:formula="of:=LOOKUP([.A148]; [$'Journal Lookup Tables'.$A$2:.$B$22])" office:value-type="float" office:value="1" calcext:value-type="float">
            <text:p>1</text:p>
          </table:table-cell>
          <table:table-cell table:style-name="ce107" table:formula="of:=LOOKUP([.A14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hotosho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3-0228-9</text:p>
          </table:table-cell>
          <table:table-cell table:style-name="ce98" table:formula="of:=concat(&quot;https://dx.doi.org/&quot;; [.F14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2" table:formula="of:=LOOKUP([.A149]; [$'Journal Lookup Tables'.$A$2:.$B$22])" office:value-type="string" office:string-value="BOTH" calcext:value-type="string">
            <text:p>BOTH</text:p>
          </table:table-cell>
          <table:table-cell table:style-name="ce102" table:formula="of:=LOOKUP([.A149]; [$'Journal Lookup Tables'.$F$2:.$G$22])" office:value-type="float" office:value="2" calcext:value-type="float">
            <text:p>2</text:p>
          </table:table-cell>
          <table:table-cell table:style-name="ce102" office:value-type="string" calcext:value-type="string">
            <text:p>Applied</text:p>
          </table:table-cell>
          <table:table-cell table:style-name="ce102" table:formula="of:=FALSE()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2-0178-7</text:p>
          </table:table-cell>
          <table:table-cell table:style-name="ce98" table:formula="of:=concat(&quot;https://dx.doi.org/&quot;; [.F150])" office:value-type="string" office:string-value="" calcext:value-type="error">
            <text:p>#NAME?</text:p>
          </table:table-cell>
          <table:table-cell table:style-name="ce86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103" table:formula="of:=LOOKUP([.A150]; [$'Journal Lookup Tables'.$A$2:.$B$22])" office:value-type="string" office:string-value="BOTH" calcext:value-type="string">
            <text:p>BOTH</text:p>
          </table:table-cell>
          <table:table-cell table:style-name="ce103" table:formula="of:=LOOKUP([.A150]; [$'Journal Lookup Tables'.$F$2:.$G$22])" office:value-type="float" office:value="2" calcext:value-type="float">
            <office:annotation draw:style-name="gr19" draw:text-style-name="P2" svg:width="11.222cm" svg:height="1.561cm" svg:x="13.944cm" svg:y="73.289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MaxEnt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Australasian Plant Pathology</text:p>
          </table:table-cell>
          <table:table-cell table:style-name="ce87" office:value-type="string" calcext:value-type="string">
            <text:p>Australas Plant Path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96" table:formula="of:=concat(&quot;https://dx.doi.org/&quot;; [.F15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51]; [$'Journal Lookup Tables'.$A$2:.$B$22])" office:value-type="string" office:string-value="BOTH" calcext:value-type="string">
            <text:p>BOTH</text:p>
          </table:table-cell>
          <table:table-cell table:style-name="ce104" table:formula="of:=LOOKUP([.A15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STATC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465-4</text:p>
          </table:table-cell>
          <table:table-cell table:style-name="ce97" table:formula="of:=concat(&quot;https://dx.doi.org/&quot;; [.F15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2]; [$'Journal Lookup Tables'.$A$2:.$B$22])" office:value-type="string" office:string-value="BOTH" calcext:value-type="string">
            <text:p>BOTH</text:p>
          </table:table-cell>
          <table:table-cell table:style-name="ce105" table:formula="of:=LOOKUP([.A15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61-0</text:p>
          </table:table-cell>
          <table:table-cell table:style-name="ce97" table:formula="of:=concat(&quot;https://dx.doi.org/&quot;; [.F153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not applicable, selected first following plant pathology article</text:p>
          </table:table-cell>
          <table:table-cell table:style-name="ce105" table:formula="of:=LOOKUP([.A153]; [$'Journal Lookup Tables'.$A$2:.$B$22])" office:value-type="string" office:string-value="BOTH" calcext:value-type="string">
            <text:p>BOTH</text:p>
          </table:table-cell>
          <table:table-cell table:style-name="ce105" table:formula="of:=LOOKUP([.A15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532-x</text:p>
          </table:table-cell>
          <table:table-cell table:style-name="ce97" table:formula="of:=concat(&quot;https://dx.doi.org/&quot;; [.F15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4]; [$'Journal Lookup Tables'.$A$2:.$B$22])" office:value-type="string" office:string-value="BOTH" calcext:value-type="string">
            <text:p>BOTH</text:p>
          </table:table-cell>
          <table:table-cell table:style-name="ce105" table:formula="of:=LOOKUP([.A15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58-8</text:p>
          </table:table-cell>
          <table:table-cell table:style-name="ce97" table:formula="of:=concat(&quot;https://dx.doi.org/&quot;; [.F15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5]; [$'Journal Lookup Tables'.$A$2:.$B$22])" office:value-type="string" office:string-value="BOTH" calcext:value-type="string">
            <text:p>BOTH</text:p>
          </table:table-cell>
          <table:table-cell table:style-name="ce105" table:formula="of:=LOOKUP([.A15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GenAlEx, Excel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2" calcext:value-type="float">
            <text:p>5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19-00676-6</text:p>
          </table:table-cell>
          <table:table-cell table:style-name="ce94" table:formula="of:=concat(&quot;https://dx.doi.org/&quot;; [.F156])" office:value-type="string" office:string-value="" calcext:value-type="error">
            <text:p>#NAME?</text:p>
          </table:table-cell>
          <table:table-cell table:style-name="ce89" office:value-type="string" calcext:value-type="string">
            <text:p>data for trees was deposited. Other data not availbe. Scored as 0.</text:p>
          </table:table-cell>
          <table:table-cell table:style-name="ce106" table:formula="of:=LOOKUP([.A156]; [$'Journal Lookup Tables'.$A$2:.$B$22])" office:value-type="string" office:string-value="BOTH" calcext:value-type="string">
            <text:p>BOTH</text:p>
          </table:table-cell>
          <table:table-cell table:style-name="ce106" table:formula="of:=LOOKUP([.A15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64" calcext:value-type="float">
            <text:p>6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20-00737-1</text:p>
          </table:table-cell>
          <table:table-cell table:style-name="ce94" table:formula="of:=concat(&quot;https://dx.doi.org/&quot;; [.F15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57]; [$'Journal Lookup Tables'.$A$2:.$B$22])" office:value-type="string" office:string-value="BOTH" calcext:value-type="string">
            <text:p>BOTH</text:p>
          </table:table-cell>
          <table:table-cell table:style-name="ce106" table:formula="of:=LOOKUP([.A15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antiSMASH, Geneiou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2-0157-z</text:p>
          </table:table-cell>
          <table:table-cell table:style-name="ce95" table:formula="of:=concat(&quot;https://dx.doi.org/&quot;; [.F158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58]; [$'Journal Lookup Tables'.$A$2:.$B$22])" office:value-type="string" office:string-value="BOTH" calcext:value-type="string">
            <text:p>BOTH</text:p>
          </table:table-cell>
          <table:table-cell table:style-name="ce107" table:formula="of:=LOOKUP([.A15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5" calcext:value-type="float">
            <text:p>5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3-0240-0</text:p>
          </table:table-cell>
          <table:table-cell table:style-name="ce95" table:formula="of:=concat(&quot;https://dx.doi.org/&quot;; [.F159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59]; [$'Journal Lookup Tables'.$A$2:.$B$22])" office:value-type="string" office:string-value="BOTH" calcext:value-type="string">
            <text:p>BOTH</text:p>
          </table:table-cell>
          <table:table-cell table:style-name="ce107" table:formula="of:=LOOKUP([.A15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4.986526</text:p>
          </table:table-cell>
          <table:table-cell table:style-name="ce98" table:formula="of:=concat(&quot;https://dx.doi.org/&quot;; [.F1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0]; [$'Journal Lookup Tables'.$A$2:.$B$22])" office:value-type="string" office:string-value="BOTH" calcext:value-type="string">
            <text:p>BOTH</text:p>
          </table:table-cell>
          <table:table-cell table:style-name="ce103" table:formula="of:=LOOKUP([.A16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office:annotation draw:style-name="gr12" draw:text-style-name="P2" svg:width="25.162cm" svg:height="1.535cm" svg:x="25.166cm" svg:y="78.009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Sequench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8.1559224</text:p>
          </table:table-cell>
          <table:table-cell table:style-name="ce98" table:formula="of:=concat(&quot;https://dx.doi.org/&quot;; [.F16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article was review, this is second in issue</text:p>
          </table:table-cell>
          <table:table-cell table:style-name="ce103" table:formula="of:=LOOKUP([.A161]; [$'Journal Lookup Tables'.$A$2:.$B$22])" office:value-type="string" office:string-value="BOTH" calcext:value-type="string">
            <text:p>BOTH</text:p>
          </table:table-cell>
          <table:table-cell table:style-name="ce103" table:formula="of:=LOOKUP([.A16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" calcext:value-type="float">
            <office:annotation draw:style-name="gr12" draw:text-style-name="P2" svg:width="20.607cm" svg:height="1.535cm" svg:x="11.689cm" svg:y="78.94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98" table:formula="of:=concat(&quot;https://dx.doi.org/&quot;; [.F16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103" table:formula="of:=LOOKUP([.A162]; [$'Journal Lookup Tables'.$A$2:.$B$22])" office:value-type="string" office:string-value="BOTH" calcext:value-type="string">
            <text:p>BOTH</text:p>
          </table:table-cell>
          <table:table-cell table:style-name="ce103" table:formula="of:=LOOKUP([.A16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office:annotation draw:style-name="gr12" draw:text-style-name="P2" svg:width="11.565cm" svg:height="1.535cm" svg:x="17.226cm" svg:y="78.94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2" draw:text-style-name="P2" svg:width="9.899cm" svg:height="1.535cm" svg:x="47.853cm" svg:y="78.94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11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1" calcext:value-type="float">
            <text:p>14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681396</text:p>
          </table:table-cell>
          <table:table-cell table:style-name="ce98" table:formula="of:=concat(&quot;https://dx.doi.org/&quot;; [.F16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</text:p>
          </table:table-cell>
          <table:table-cell table:style-name="ce103" table:formula="of:=LOOKUP([.A163]; [$'Journal Lookup Tables'.$A$2:.$B$22])" office:value-type="string" office:string-value="BOTH" calcext:value-type="string">
            <text:p>BOTH</text:p>
          </table:table-cell>
          <table:table-cell table:style-name="ce103" table:formula="of:=LOOKUP([.A16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702128</text:p>
          </table:table-cell>
          <table:table-cell table:style-name="ce98" table:formula="of:=concat(&quot;https://dx.doi.org/&quot;; [.F16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4]; [$'Journal Lookup Tables'.$A$2:.$B$22])" office:value-type="string" office:string-value="BOTH" calcext:value-type="string">
            <text:p>BOTH</text:p>
          </table:table-cell>
          <table:table-cell table:style-name="ce103" table:formula="of:=LOOKUP([.A16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A</text:p>
          </table:table-cell>
          <table:table-cell table:style-name="ce103" office:value-type="string" calcext:value-type="string">
            <office:annotation draw:style-name="gr5" draw:text-style-name="P2" svg:width="24.01cm" svg:height="1.508cm" svg:x="28.791cm" svg:y="80.132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31.046cm" svg:y="80.132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42" calcext:value-type="float">
            <office:annotation draw:style-name="gr5" draw:text-style-name="P2" svg:width="20.607cm" svg:height="1.508cm" svg:x="11.689cm" svg:y="80.571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5.1004111</text:p>
          </table:table-cell>
          <table:table-cell table:style-name="ce96" table:formula="of:=concat(&quot;https://dx.doi.org/&quot;; [.F16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5]; [$'Journal Lookup Tables'.$A$2:.$B$22])" office:value-type="string" office:string-value="BOTH" calcext:value-type="string">
            <text:p>BOTH</text:p>
          </table:table-cell>
          <table:table-cell table:style-name="ce104" table:formula="of:=LOOKUP([.A16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17.226cm" svg:y="80.571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80.571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7915</text:p>
          </table:table-cell>
          <table:table-cell table:style-name="ce96" table:formula="of:=concat(&quot;https://dx.doi.org/&quot;; [.F16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6]; [$'Journal Lookup Tables'.$A$2:.$B$22])" office:value-type="string" office:string-value="BOTH" calcext:value-type="string">
            <text:p>BOTH</text:p>
          </table:table-cell>
          <table:table-cell table:style-name="ce104" table:formula="of:=LOOKUP([.A16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Clustal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4881</text:p>
          </table:table-cell>
          <table:table-cell table:style-name="ce96" table:formula="of:=concat(&quot;https://dx.doi.org/&quot;; [.F1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7]; [$'Journal Lookup Tables'.$A$2:.$B$22])" office:value-type="string" office:string-value="BOTH" calcext:value-type="string">
            <text:p>BOTH</text:p>
          </table:table-cell>
          <table:table-cell table:style-name="ce104" table:formula="of:=LOOKUP([.A16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8.1442370</text:p>
          </table:table-cell>
          <table:table-cell table:style-name="ce97" table:formula="of:=concat(&quot;https://dx.doi.org/&quot;; [.F168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168]; [$'Journal Lookup Tables'.$A$2:.$B$22])" office:value-type="string" office:string-value="BOTH" calcext:value-type="string">
            <text:p>BOTH</text:p>
          </table:table-cell>
          <table:table-cell table:style-name="ce105" table:formula="of:=LOOKUP([.A168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21044</text:p>
          </table:table-cell>
          <table:table-cell table:style-name="ce97" table:formula="of:=concat(&quot;https://dx.doi.org/&quot;; [.F169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169]; [$'Journal Lookup Tables'.$A$2:.$B$22])" office:value-type="string" office:string-value="BOTH" calcext:value-type="string">
            <text:p>BOTH</text:p>
          </table:table-cell>
          <table:table-cell table:style-name="ce105" table:formula="of:=LOOKUP([.A169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SA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9.1641750</text:p>
          </table:table-cell>
          <table:table-cell table:style-name="ce97" table:formula="of:=concat(&quot;https://dx.doi.org/&quot;; [.F170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170]; [$'Journal Lookup Tables'.$A$2:.$B$22])" office:value-type="string" office:string-value="BOTH" calcext:value-type="string">
            <text:p>BOTH</text:p>
          </table:table-cell>
          <table:table-cell table:style-name="ce105" table:formula="of:=LOOKUP([.A17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61" calcext:value-type="float">
            <text:p>6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04021</text:p>
          </table:table-cell>
          <table:table-cell table:style-name="ce97" table:formula="of:=concat(&quot;https://dx.doi.org/&quot;; [.F17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71]; [$'Journal Lookup Tables'.$A$2:.$B$22])" office:value-type="string" office:string-value="BOTH" calcext:value-type="string">
            <text:p>BOTH</text:p>
          </table:table-cell>
          <table:table-cell table:style-name="ce105" table:formula="of:=LOOKUP([.A17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, Clusta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36488</text:p>
          </table:table-cell>
          <table:table-cell table:style-name="ce97" table:formula="of:=concat(&quot;https://dx.doi.org/&quot;; [.F172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172]; [$'Journal Lookup Tables'.$A$2:.$B$22])" office:value-type="string" office:string-value="BOTH" calcext:value-type="string">
            <text:p>BOTH</text:p>
          </table:table-cell>
          <table:table-cell table:style-name="ce105" table:formula="of:=LOOKUP([.A17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string" calcext:value-type="string">
            <text:p>NA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080/07060661.2018.1513074" xlink:type="simple">Nik</text:a></text:p>
          </table:table-cell>
          <table:table-cell table:style-name="ce99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99" table:formula="of:=concat(&quot;https://dx.doi.org/&quot;; [.F173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is a disease report. This is the immediate prior article</text:p>
          </table:table-cell>
          <table:table-cell table:style-name="ce106" table:formula="of:=LOOKUP([.A173]; [$'Journal Lookup Tables'.$A$2:.$B$22])" office:value-type="string" office:string-value="BOTH" calcext:value-type="string">
            <text:p>BOTH</text:p>
          </table:table-cell>
          <table:table-cell table:style-name="ce106" table:formula="of:=LOOKUP([.A173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imer Premier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6" calcext:value-type="float">
            <text:p>106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80/07060661.2020.1745892</text:p>
          </table:table-cell>
          <table:table-cell table:style-name="ce100" table:formula="of:=concat(&quot;https://dx.doi.org/&quot;; [.F174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74]; [$'Journal Lookup Tables'.$A$2:.$B$22])" office:value-type="string" office:string-value="BOTH" calcext:value-type="string">
            <text:p>BOTH</text:p>
          </table:table-cell>
          <table:table-cell table:style-name="ce106" table:formula="of:=LOOKUP([.A174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12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2.659679</text:p>
          </table:table-cell>
          <table:table-cell table:style-name="ce95" table:formula="of:=concat(&quot;https://dx.doi.org/&quot;; [.F175])" office:value-type="string" office:string-value="" calcext:value-type="error">
            <text:p>#NAME?</text:p>
          </table:table-cell>
          <table:table-cell table:style-name="ce90" office:value-type="string" calcext:value-type="string">
            <text:p>DNAMAN costs $789</text:p>
            <text:p/>
          </table:table-cell>
          <table:table-cell table:style-name="ce107" table:formula="of:=LOOKUP([.A175]; [$'Journal Lookup Tables'.$A$2:.$B$22])" office:value-type="string" office:string-value="BOTH" calcext:value-type="string">
            <text:p>BOTH</text:p>
          </table:table-cell>
          <table:table-cell table:style-name="ce107" table:formula="of:=LOOKUP([.A17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10" draw:text-style-name="P2" svg:width="24.23cm" svg:height="1.507cm" svg:x="31.046cm" svg:y="85.382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1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080/07060661.2018.1561518" xlink:type="simple">Zach</text:a></text:p>
          </table:table-cell>
          <table:table-cell table:style-name="ce95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95" table:formula="of:=concat(&quot;https://dx.doi.org/&quot;; [.F17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76]; [$'Journal Lookup Tables'.$A$2:.$B$22])" office:value-type="string" office:string-value="BOTH" calcext:value-type="string">
            <text:p>BOTH</text:p>
          </table:table-cell>
          <table:table-cell table:style-name="ce107" table:formula="of:=LOOKUP([.A17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29" calcext:value-type="float">
            <text:p>129</text:p>
          </table:table-cell>
          <table:table-cell table:style-name="ce95" office:value-type="string" calcext:value-type="string">
            <text:p><text:a xlink:href="https://doi.org/10.1080/07060661.2019.1632934" xlink:type="simple">Zach</text:a></text:p>
          </table:table-cell>
          <table:table-cell table:style-name="ce95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95" table:formula="of:=concat(&quot;https://dx.doi.org/&quot;; [.F177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77]; [$'Journal Lookup Tables'.$A$2:.$B$22])" office:value-type="string" office:string-value="BOTH" calcext:value-type="string">
            <text:p>BOTH</text:p>
          </table:table-cell>
          <table:table-cell table:style-name="ce107" table:formula="of:=LOOKUP([.A17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3.868370</text:p>
          </table:table-cell>
          <table:table-cell table:style-name="ce95" table:formula="of:=concat(&quot;https://dx.doi.org/&quot;; [.F178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178]; [$'Journal Lookup Tables'.$A$2:.$B$22])" office:value-type="string" office:string-value="BOTH" calcext:value-type="string">
            <text:p>BOTH</text:p>
          </table:table-cell>
          <table:table-cell table:style-name="ce107" table:formula="of:=LOOKUP([.A17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office:annotation draw:style-name="gr5" draw:text-style-name="P2" svg:width="25.162cm" svg:height="1.508cm" svg:x="25.166cm" svg:y="87.462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ImageJ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10.001</text:p>
          </table:table-cell>
          <table:table-cell table:style-name="ce98" table:formula="of:=concat(&quot;https://dx.doi.org/&quot;; [.F1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 (also from second volume of year)</text:p>
          </table:table-cell>
          <table:table-cell table:style-name="ce103" table:formula="of:=LOOKUP([.A179]; [$'Journal Lookup Tables'.$A$2:.$B$22])" office:value-type="string" office:string-value="BOTH" calcext:value-type="string">
            <text:p>BOTH</text:p>
          </table:table-cell>
          <table:table-cell table:style-name="ce103" table:formula="of:=LOOKUP([.A17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17" calcext:value-type="float">
            <text:p>11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5.10.019</text:p>
          </table:table-cell>
          <table:table-cell table:style-name="ce98" table:formula="of:=concat(&quot;https://dx.doi.org/&quot;; [.F18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80]; [$'Journal Lookup Tables'.$A$2:.$B$22])" office:value-type="string" office:string-value="BOTH" calcext:value-type="string">
            <text:p>BOTH</text:p>
          </table:table-cell>
          <table:table-cell table:style-name="ce103" table:formula="of:=LOOKUP([.A18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25.166cm" svg:y="88.394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08.024</text:p>
          </table:table-cell>
          <table:table-cell table:style-name="ce98" table:formula="of:=concat(&quot;https://dx.doi.org/&quot;; [.F18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181]; [$'Journal Lookup Tables'.$A$2:.$B$22])" office:value-type="string" office:string-value="BOTH" calcext:value-type="string">
            <text:p>BOTH</text:p>
          </table:table-cell>
          <table:table-cell table:style-name="ce103" table:formula="of:=LOOKUP([.A18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5" calcext:value-type="float">
            <text:p>8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2.09.009</text:p>
          </table:table-cell>
          <table:table-cell table:style-name="ce98" table:formula="of:=concat(&quot;https://dx.doi.org/&quot;; [.F18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ncluded in previous article. Next sequential article selected</text:p>
          </table:table-cell>
          <table:table-cell table:style-name="ce103" table:formula="of:=LOOKUP([.A182]; [$'Journal Lookup Tables'.$A$2:.$B$22])" office:value-type="string" office:string-value="BOTH" calcext:value-type="string">
            <text:p>BOTH</text:p>
          </table:table-cell>
          <table:table-cell table:style-name="ce103" table:formula="of:=LOOKUP([.A18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3.10.003</text:p>
          </table:table-cell>
          <table:table-cell table:style-name="ce98" table:formula="of:=concat(&quot;https://dx.doi.org/&quot;; [.F18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83]; [$'Journal Lookup Tables'.$A$2:.$B$22])" office:value-type="string" office:string-value="BOTH" calcext:value-type="string">
            <text:p>BOTH</text:p>
          </table:table-cell>
          <table:table-cell table:style-name="ce103" table:formula="of:=LOOKUP([.A18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9" draw:text-style-name="P2" svg:width="9.899cm" svg:height="1.561cm" svg:x="47.853cm" svg:y="89.791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4.09.015</text:p>
          </table:table-cell>
          <table:table-cell table:style-name="ce98" table:formula="of:=concat(&quot;https://dx.doi.org/&quot;; [.F18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184]; [$'Journal Lookup Tables'.$A$2:.$B$22])" office:value-type="string" office:string-value="BOTH" calcext:value-type="string">
            <text:p>BOTH</text:p>
          </table:table-cell>
          <table:table-cell table:style-name="ce103" table:formula="of:=LOOKUP([.A18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16" draw:text-style-name="P2" svg:width="25.628cm" svg:height="1.56cm" svg:x="22.224cm" svg:y="90.256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2.09.001</text:p>
          </table:table-cell>
          <table:table-cell table:style-name="ce96" table:formula="of:=concat(&quot;https://dx.doi.org/&quot;; [.F18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5]; [$'Journal Lookup Tables'.$A$2:.$B$22])" office:value-type="string" office:string-value="BOTH" calcext:value-type="string">
            <text:p>BOTH</text:p>
          </table:table-cell>
          <table:table-cell table:style-name="ce104" table:formula="of:=LOOKUP([.A18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17" draw:text-style-name="P2" svg:width="11.565cm" svg:height="1.481cm" svg:x="17.226cm" svg:y="90.723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20" draw:text-style-name="P2" svg:width="25.162cm" svg:height="2.592cm" svg:x="25.166cm" svg:y="90.723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OriginPro, Canoco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3.10.002</text:p>
          </table:table-cell>
          <table:table-cell table:style-name="ce96" table:formula="of:=concat(&quot;https://dx.doi.org/&quot;; [.F18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6]; [$'Journal Lookup Tables'.$A$2:.$B$22])" office:value-type="string" office:string-value="BOTH" calcext:value-type="string">
            <text:p>BOTH</text:p>
          </table:table-cell>
          <table:table-cell table:style-name="ce104" table:formula="of:=LOOKUP([.A18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21" draw:text-style-name="P2" svg:width="11.565cm" svg:height="1.482cm" svg:x="17.226cm" svg:y="91.188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11.028</text:p>
          </table:table-cell>
          <table:table-cell table:style-name="ce96" table:formula="of:=concat(&quot;https://dx.doi.org/&quot;; [.F18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7]; [$'Journal Lookup Tables'.$A$2:.$B$22])" office:value-type="string" office:string-value="BOTH" calcext:value-type="string">
            <text:p>BOTH</text:p>
          </table:table-cell>
          <table:table-cell table:style-name="ce104" table:formula="of:=LOOKUP([.A18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tlab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96" office:value-type="string" calcext:value-type="string">
            <text:p><text:a xlink:href="https://doi.org/10.1016/j.cropro.2020.105335" xlink:type="simple">Emerson</text:a></text:p>
          </table:table-cell>
          <table:table-cell table:style-name="ce96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96" table:formula="of:=concat(&quot;https://dx.doi.org/&quot;; [.F188])" office:value-type="string" office:string-value="" calcext:value-type="error">
            <text:p>#NAME?</text:p>
          </table:table-cell>
          <table:table-cell table:style-name="ce87" office:value-type="string" calcext:value-type="string">
            <text:p>The eighth article of the continuous numbering system</text:p>
          </table:table-cell>
          <table:table-cell table:style-name="ce104" table:formula="of:=LOOKUP([.A188]; [$'Journal Lookup Tables'.$A$2:.$B$22])" office:value-type="string" office:string-value="BOTH" calcext:value-type="string">
            <text:p>BOTH</text:p>
          </table:table-cell>
          <table:table-cell table:style-name="ce104" table:formula="of:=LOOKUP([.A18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09.012</text:p>
          </table:table-cell>
          <table:table-cell table:style-name="ce96" table:formula="of:=concat(&quot;https://dx.doi.org/&quot;; [.F18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9]; [$'Journal Lookup Tables'.$A$2:.$B$22])" office:value-type="string" office:string-value="BOTH" calcext:value-type="string">
            <text:p>BOTH</text:p>
          </table:table-cell>
          <table:table-cell table:style-name="ce104" table:formula="of:=LOOKUP([.A18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Oligo</text:p>
          </table:table-cell>
          <table:table-cell table:number-columns-repeated="1007"/>
        </table:table-row>
        <table:table-row table:style-name="ro12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office:annotation draw:style-name="gr22" draw:text-style-name="P2" svg:width="11.442cm" svg:height="10.471cm" svg:x="11.689cm" svg:y="92.786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5" draw:text-style-name="P2" svg:width="16.639cm" svg:height="1.508cm" svg:x="11.688cm" svg:y="93.087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96" table:formula="of:=concat(&quot;https://dx.doi.org/&quot;; [.F19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per was not plant pathology, next suitable paper chosen</text:p>
            <text:p/>
          </table:table-cell>
          <table:table-cell table:style-name="ce104" table:formula="of:=LOOKUP([.A190]; [$'Journal Lookup Tables'.$A$2:.$B$22])" office:value-type="string" office:string-value="BOTH" calcext:value-type="string">
            <text:p>BOTH</text:p>
          </table:table-cell>
          <table:table-cell table:style-name="ce104" table:formula="of:=LOOKUP([.A19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5" calcext:value-type="float">
            <text:p>1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7.10.001</text:p>
          </table:table-cell>
          <table:table-cell table:style-name="ce97" table:formula="of:=concat(&quot;https://dx.doi.org/&quot;; [.F19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91]; [$'Journal Lookup Tables'.$A$2:.$B$22])" office:value-type="string" office:string-value="BOTH" calcext:value-type="string">
            <text:p>BOTH</text:p>
          </table:table-cell>
          <table:table-cell table:style-name="ce105" table:formula="of:=LOOKUP([.A19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XLSTAT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9.104942</text:p>
          </table:table-cell>
          <table:table-cell table:style-name="ce97" table:formula="of:=concat(&quot;https://dx.doi.org/&quot;; [.F192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0.</text:p>
          </table:table-cell>
          <table:table-cell table:style-name="ce105" table:formula="of:=LOOKUP([.A192]; [$'Journal Lookup Tables'.$A$2:.$B$22])" office:value-type="string" office:string-value="BOTH" calcext:value-type="string">
            <text:p>BOTH</text:p>
          </table:table-cell>
          <table:table-cell table:style-name="ce105" table:formula="of:=LOOKUP([.A19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16/j.cropro.2020.105288" xlink:type="simple">Kaique</text:a></text:p>
          </table:table-cell>
          <table:table-cell table:style-name="ce97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97" table:formula="of:=concat(&quot;https://dx.doi.org/&quot;; [.F193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1.</text:p>
          </table:table-cell>
          <table:table-cell table:style-name="ce105" table:formula="of:=LOOKUP([.A193]; [$'Journal Lookup Tables'.$A$2:.$B$22])" office:value-type="string" office:string-value="BOTH" calcext:value-type="string">
            <text:p>BOTH</text:p>
          </table:table-cell>
          <table:table-cell table:style-name="ce105" table:formula="of:=LOOKUP([.A19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6.10.012</text:p>
          </table:table-cell>
          <table:table-cell table:style-name="ce97" table:formula="of:=concat(&quot;https://dx.doi.org/&quot;; [.F194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article not applicable, selected first prior article that was plant pathology</text:p>
          </table:table-cell>
          <table:table-cell table:style-name="ce105" table:formula="of:=LOOKUP([.A194]; [$'Journal Lookup Tables'.$A$2:.$B$22])" office:value-type="string" office:string-value="BOTH" calcext:value-type="string">
            <text:p>BOTH</text:p>
          </table:table-cell>
          <table:table-cell table:style-name="ce105" table:formula="of:=LOOKUP([.A19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nfostat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82" calcext:value-type="float">
            <text:p>82</text:p>
          </table:table-cell>
          <table:table-cell table:style-name="ce94" office:value-type="string" calcext:value-type="string">
            <text:p><text:a xlink:href="https://doi.org/10.1016/j.cropro.2020.105348" xlink:type="simple">Nik</text:a></text:p>
          </table:table-cell>
          <table:table-cell table:style-name="ce99" office:value-type="string" calcext:value-type="string">
            <office:annotation draw:style-name="gr10" draw:text-style-name="P2" svg:width="16.639cm" svg:height="1.507cm" svg:x="11.688cm" svg:y="95.932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100" table:formula="of:=concat(&quot;https://dx.doi.org/&quot;; [.F195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article that was not already assigned that is a plant pathology article..</text:p>
          </table:table-cell>
          <table:table-cell table:style-name="ce106" table:formula="of:=LOOKUP([.A195]; [$'Journal Lookup Tables'.$A$2:.$B$22])" office:value-type="string" office:string-value="BOTH" calcext:value-type="string">
            <text:p>BOTH</text:p>
          </table:table-cell>
          <table:table-cell table:style-name="ce106" table:formula="of:=LOOKUP([.A195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18" calcext:value-type="float">
            <text:p>118</text:p>
          </table:table-cell>
          <table:table-cell table:style-name="ce94" office:value-type="string" calcext:value-type="string">
            <text:p><text:a xlink:href="https://doi.org/10.1016/j.cropro.2019.104946" xlink:type="simple">Nik</text:a></text:p>
          </table:table-cell>
          <table:table-cell table:style-name="ce99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00" table:formula="of:=concat(&quot;https://dx.doi.org/&quot;; [.F196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research article for 2020.</text:p>
          </table:table-cell>
          <table:table-cell table:style-name="ce106" table:formula="of:=LOOKUP([.A196]; [$'Journal Lookup Tables'.$A$2:.$B$22])" office:value-type="string" office:string-value="BOTH" calcext:value-type="string">
            <text:p>BOTH</text:p>
          </table:table-cell>
          <table:table-cell table:style-name="ce106" table:formula="of:=LOOKUP([.A19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PhyClassifier, MEGA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016/j.cropro.2020.105302" xlink:type="simple">Nik</text:a></text:p>
          </table:table-cell>
          <table:table-cell table:style-name="ce99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00" table:formula="of:=concat(&quot;https://dx.doi.org/&quot;; [.F197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Third research article for 2021.</text:p>
          </table:table-cell>
          <table:table-cell table:style-name="ce106" table:formula="of:=LOOKUP([.A197]; [$'Journal Lookup Tables'.$A$2:.$B$22])" office:value-type="string" office:string-value="BOTH" calcext:value-type="string">
            <text:p>BOTH</text:p>
          </table:table-cell>
          <table:table-cell table:style-name="ce106" table:formula="of:=LOOKUP([.A19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AS</text:p>
          </table:table-cell>
          <table:table-cell table:number-columns-repeated="1007"/>
        </table:table-row>
        <table:table-row table:style-name="ro10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70" calcext:value-type="float">
            <text:p>70</text:p>
          </table:table-cell>
          <table:table-cell table:style-name="ce95" office:value-type="string" calcext:value-type="string">
            <text:p><text:a xlink:href="https://doi.org/10.1016/j.cropro.2019.104947" xlink:type="simple">Zach</text:a></text:p>
          </table:table-cell>
          <table:table-cell table:style-name="ce95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95" table:formula="of:=concat(&quot;https://dx.doi.org/&quot;; [.F19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article of 2020</text:p>
          </table:table-cell>
          <table:table-cell table:style-name="ce107" table:formula="of:=LOOKUP([.A198]; [$'Journal Lookup Tables'.$A$2:.$B$22])" office:value-type="string" office:string-value="BOTH" calcext:value-type="string">
            <text:p>BOTH</text:p>
          </table:table-cell>
          <table:table-cell table:style-name="ce107" table:formula="of:=LOOKUP([.A19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, JMP</text:p>
          </table:table-cell>
          <table:table-cell table:number-columns-repeated="1007"/>
        </table:table-row>
        <table:table-row table:style-name="ro2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5" calcext:value-type="float">
            <text:p>135</text:p>
          </table:table-cell>
          <table:table-cell table:style-name="ce95" office:value-type="string" calcext:value-type="string">
            <text:p><text:a xlink:href="https://doi.org/10.1016/j.cropro.2020.105317" xlink:type="simple">Zach</text:a></text:p>
          </table:table-cell>
          <table:table-cell table:style-name="ce95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95" table:formula="of:=concat(&quot;https://dx.doi.org/&quot;; [.F199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ifth article of 2021</text:p>
          </table:table-cell>
          <table:table-cell table:style-name="ce107" table:formula="of:=LOOKUP([.A199]; [$'Journal Lookup Tables'.$A$2:.$B$22])" office:value-type="string" office:string-value="BOTH" calcext:value-type="string">
            <text:p>BOTH</text:p>
          </table:table-cell>
          <table:table-cell table:style-name="ce107" table:formula="of:=LOOKUP([.A19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61" calcext:value-type="float">
            <text:p>6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cropro.2011.09.010</text:p>
          </table:table-cell>
          <table:table-cell table:style-name="ce95" table:formula="of:=concat(&quot;https://dx.doi.org/&quot;; [.F200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200]; [$'Journal Lookup Tables'.$A$2:.$B$22])" office:value-type="string" office:string-value="BOTH" calcext:value-type="string">
            <text:p>BOTH</text:p>
          </table:table-cell>
          <table:table-cell table:style-name="ce107" table:formula="of:=LOOKUP([.A20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1" calcext:value-type="float">
            <text:p>31</text:p>
          </table:table-cell>
          <table:table-cell table:style-name="ce95" office:value-type="string" calcext:value-type="string">
            <text:p><text:a xlink:href="https://doi.org/10.1016/j.cropro.2018.09.001" xlink:type="simple">Zach</text:a></text:p>
          </table:table-cell>
          <table:table-cell table:style-name="ce95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95" table:formula="of:=concat(&quot;https://dx.doi.org/&quot;; [.F20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01]; [$'Journal Lookup Tables'.$A$2:.$B$22])" office:value-type="string" office:string-value="BOTH" calcext:value-type="string">
            <text:p>BOTH</text:p>
          </table:table-cell>
          <table:table-cell table:style-name="ce107" table:formula="of:=LOOKUP([.A20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P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1-9847-6</text:p>
          </table:table-cell>
          <table:table-cell table:style-name="ce98" table:formula="of:=concat(&quot;https://dx.doi.org/&quot;; [.F20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2]; [$'Journal Lookup Tables'.$A$2:.$B$22])" office:value-type="string" office:string-value="BOTH" calcext:value-type="string">
            <text:p>BOTH</text:p>
          </table:table-cell>
          <table:table-cell table:style-name="ce103" table:formula="of:=LOOKUP([.A20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3" draw:text-style-name="P2" svg:width="9.899cm" svg:height="2.619cm" svg:x="47.853cm" svg:y="99.518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2-0064-8</text:p>
          </table:table-cell>
          <table:table-cell table:style-name="ce98" table:formula="of:=concat(&quot;https://dx.doi.org/&quot;; [.F20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3]; [$'Journal Lookup Tables'.$A$2:.$B$22])" office:value-type="string" office:string-value="BOTH" calcext:value-type="string">
            <text:p>BOTH</text:p>
          </table:table-cell>
          <table:table-cell table:style-name="ce103" table:formula="of:=LOOKUP([.A20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25.166cm" svg:y="99.931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9" draw:text-style-name="P2" svg:width="24.23cm" svg:height="1.781cm" svg:x="31.046cm" svg:y="99.795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5-0740-6</text:p>
          </table:table-cell>
          <table:table-cell table:style-name="ce98" table:formula="of:=concat(&quot;https://dx.doi.org/&quot;; [.F20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4]; [$'Journal Lookup Tables'.$A$2:.$B$22])" office:value-type="string" office:string-value="BOTH" calcext:value-type="string">
            <text:p>BOTH</text:p>
          </table:table-cell>
          <table:table-cell table:style-name="ce103" table:formula="of:=LOOKUP([.A20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4.23cm" svg:height="1.508cm" svg:x="31.046cm" svg:y="100.397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pDRAW32, SPSS, MEG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3" calcext:value-type="float">
            <text:p>12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8-1547-z</text:p>
          </table:table-cell>
          <table:table-cell table:style-name="ce98" table:formula="of:=concat(&quot;https://dx.doi.org/&quot;; [.F20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05]; [$'Journal Lookup Tables'.$A$2:.$B$22])" office:value-type="string" office:string-value="BOTH" calcext:value-type="string">
            <text:p>BOTH</text:p>
          </table:table-cell>
          <table:table-cell table:style-name="ce103" table:formula="of:=LOOKUP([.A20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9" draw:text-style-name="P2" svg:width="9.899cm" svg:height="1.781cm" svg:x="47.853cm" svg:y="100.726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4-0525-3</text:p>
          </table:table-cell>
          <table:table-cell table:style-name="ce96" table:formula="of:=concat(&quot;https://dx.doi.org/&quot;; [.F20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06]; [$'Journal Lookup Tables'.$A$2:.$B$22])" office:value-type="string" office:string-value="BOTH" calcext:value-type="string">
            <text:p>BOTH</text:p>
          </table:table-cell>
          <table:table-cell table:style-name="ce104" table:formula="of:=LOOKUP([.A20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101.328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96" table:formula="of:=concat(&quot;https://dx.doi.org/&quot;; [.F20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07]; [$'Journal Lookup Tables'.$A$2:.$B$22])" office:value-type="string" office:string-value="BOTH" calcext:value-type="string">
            <text:p>BOTH</text:p>
          </table:table-cell>
          <table:table-cell table:style-name="ce104" table:formula="of:=LOOKUP([.A20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9-01860-6</text:p>
          </table:table-cell>
          <table:table-cell table:style-name="ce96" table:formula="of:=concat(&quot;https://dx.doi.org/&quot;; [.F20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08]; [$'Journal Lookup Tables'.$A$2:.$B$22])" office:value-type="string" office:string-value="BOTH" calcext:value-type="string">
            <text:p>BOTH</text:p>
          </table:table-cell>
          <table:table-cell table:style-name="ce104" table:formula="of:=LOOKUP([.A20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8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65-7</text:p>
          </table:table-cell>
          <table:table-cell table:style-name="ce96" table:formula="of:=concat(&quot;https://dx.doi.org/&quot;; [.F209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209]; [$'Journal Lookup Tables'.$A$2:.$B$22])" office:value-type="string" office:string-value="BOTH" calcext:value-type="string">
            <text:p>BOTH</text:p>
          </table:table-cell>
          <table:table-cell table:style-name="ce104" table:formula="of:=LOOKUP([.A20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AST, 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34-1</text:p>
          </table:table-cell>
          <table:table-cell table:style-name="ce96" table:formula="of:=concat(&quot;https://dx.doi.org/&quot;; [.F21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0]; [$'Journal Lookup Tables'.$A$2:.$B$22])" office:value-type="string" office:string-value="BOTH" calcext:value-type="string">
            <text:p>BOTH</text:p>
          </table:table-cell>
          <table:table-cell table:style-name="ce104" table:formula="of:=LOOKUP([.A21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12" draw:text-style-name="P2" svg:width="11.565cm" svg:height="1.535cm" svg:x="17.226cm" svg:y="103.371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RNAviz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8-1458-z</text:p>
          </table:table-cell>
          <table:table-cell table:style-name="ce96" table:formula="of:=concat(&quot;https://dx.doi.org/&quot;; [.F2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1]; [$'Journal Lookup Tables'.$A$2:.$B$22])" office:value-type="string" office:string-value="BOTH" calcext:value-type="string">
            <text:p>BOTH</text:p>
          </table:table-cell>
          <table:table-cell table:style-name="ce104" table:formula="of:=LOOKUP([.A21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8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79-6</text:p>
          </table:table-cell>
          <table:table-cell table:style-name="ce97" table:formula="of:=concat(&quot;https://dx.doi.org/&quot;; [.F21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2]; [$'Journal Lookup Tables'.$A$2:.$B$22])" office:value-type="string" office:string-value="BOTH" calcext:value-type="string">
            <text:p>BOTH</text:p>
          </table:table-cell>
          <table:table-cell table:style-name="ce105" table:formula="of:=LOOKUP([.A21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72" calcext:value-type="float">
            <text:p>7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8-1541-5</text:p>
          </table:table-cell>
          <table:table-cell table:style-name="ce97" table:formula="of:=concat(&quot;https://dx.doi.org/&quot;; [.F21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13]; [$'Journal Lookup Tables'.$A$2:.$B$22])" office:value-type="string" office:string-value="BOTH" calcext:value-type="string">
            <text:p>BOTH</text:p>
          </table:table-cell>
          <table:table-cell table:style-name="ce105" table:formula="of:=LOOKUP([.A21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XLSTAT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2" calcext:value-type="float">
            <text:p>10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83-x</text:p>
          </table:table-cell>
          <table:table-cell table:style-name="ce97" table:formula="of:=concat(&quot;https://dx.doi.org/&quot;; [.F21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4]; [$'Journal Lookup Tables'.$A$2:.$B$22])" office:value-type="string" office:string-value="BOTH" calcext:value-type="string">
            <text:p>BOTH</text:p>
          </table:table-cell>
          <table:table-cell table:style-name="ce105" table:formula="of:=LOOKUP([.A21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45" calcext:value-type="float">
            <text:p>145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18-1548-y</text:p>
          </table:table-cell>
          <table:table-cell table:style-name="ce100" table:formula="of:=concat(&quot;https://dx.doi.org/&quot;; [.F21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5]; [$'Journal Lookup Tables'.$A$2:.$B$22])" office:value-type="string" office:string-value="BOTH" calcext:value-type="string">
            <text:p>BOTH</text:p>
          </table:table-cell>
          <table:table-cell table:style-name="ce106" table:formula="of:=LOOKUP([.A215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Excel, R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2" calcext:value-type="float">
            <text:p>3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33-3</text:p>
          </table:table-cell>
          <table:table-cell table:style-name="ce100" table:formula="of:=concat(&quot;https://dx.doi.org/&quot;; [.F216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6]; [$'Journal Lookup Tables'.$A$2:.$B$22])" office:value-type="string" office:string-value="BOTH" calcext:value-type="string">
            <text:p>BOTH</text:p>
          </table:table-cell>
          <table:table-cell table:style-name="ce106" table:formula="of:=LOOKUP([.A21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hromas Pro, Genetyx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57" calcext:value-type="float">
            <text:p>5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40-4</text:p>
          </table:table-cell>
          <table:table-cell table:style-name="ce100" table:formula="of:=concat(&quot;https://dx.doi.org/&quot;; [.F21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7]; [$'Journal Lookup Tables'.$A$2:.$B$22])" office:value-type="string" office:string-value="BOTH" calcext:value-type="string">
            <text:p>BOTH</text:p>
          </table:table-cell>
          <table:table-cell table:style-name="ce106" table:formula="of:=LOOKUP([.A21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BioEdit , SA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3-0315-3</text:p>
          </table:table-cell>
          <table:table-cell table:style-name="ce95" table:formula="of:=concat(&quot;https://dx.doi.org/&quot;; [.F21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18]; [$'Journal Lookup Tables'.$A$2:.$B$22])" office:value-type="string" office:string-value="BOTH" calcext:value-type="string">
            <text:p>BOTH</text:p>
          </table:table-cell>
          <table:table-cell table:style-name="ce107" table:formula="of:=LOOKUP([.A21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5" calcext:value-type="float">
            <text:p>11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8-1546-0</text:p>
          </table:table-cell>
          <table:table-cell table:style-name="ce95" table:formula="of:=concat(&quot;https://dx.doi.org/&quot;; [.F21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19]; [$'Journal Lookup Tables'.$A$2:.$B$22])" office:value-type="string" office:string-value="BOTH" calcext:value-type="string">
            <text:p>BOTH</text:p>
          </table:table-cell>
          <table:table-cell table:style-name="ce107" table:formula="of:=LOOKUP([.A21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2-0069-3</text:p>
          </table:table-cell>
          <table:table-cell table:style-name="ce95" table:formula="of:=concat(&quot;https://dx.doi.org/&quot;; [.F22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20]; [$'Journal Lookup Tables'.$A$2:.$B$22])" office:value-type="string" office:string-value="BOTH" calcext:value-type="string">
            <text:p>BOTH</text:p>
          </table:table-cell>
          <table:table-cell table:style-name="ce107" table:formula="of:=LOOKUP([.A22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7-9</text:p>
          </table:table-cell>
          <table:table-cell table:style-name="ce98" table:formula="of:=concat(&quot;https://dx.doi.org/&quot;; [.F22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1]; [$'Journal Lookup Tables'.$A$2:.$B$22])" office:value-type="string" office:string-value="BOTH" calcext:value-type="string">
            <text:p>BOTH</text:p>
          </table:table-cell>
          <table:table-cell table:style-name="ce103" table:formula="of:=LOOKUP([.A22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25.166cm" svg:y="108.752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32" calcext:value-type="float">
            <text:p>13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0-3</text:p>
          </table:table-cell>
          <table:table-cell table:style-name="ce98" table:formula="of:=concat(&quot;https://dx.doi.org/&quot;; [.F22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2]; [$'Journal Lookup Tables'.$A$2:.$B$22])" office:value-type="string" office:string-value="BOTH" calcext:value-type="string">
            <text:p>BOTH</text:p>
          </table:table-cell>
          <table:table-cell table:style-name="ce103" table:formula="of:=LOOKUP([.A22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23" draw:text-style-name="P2" svg:width="24.01cm" svg:height="2.645cm" svg:x="28.791cm" svg:y="109.218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416-4</text:p>
          </table:table-cell>
          <table:table-cell table:style-name="ce98" table:formula="of:=concat(&quot;https://dx.doi.org/&quot;; [.F22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3]; [$'Journal Lookup Tables'.$A$2:.$B$22])" office:value-type="string" office:string-value="BOTH" calcext:value-type="string">
            <text:p>BOTH</text:p>
          </table:table-cell>
          <table:table-cell table:style-name="ce103" table:formula="of:=LOOKUP([.A22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20-00965-9</text:p>
          </table:table-cell>
          <table:table-cell table:style-name="ce98" table:formula="of:=concat(&quot;https://dx.doi.org/&quot;; [.F2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24]; [$'Journal Lookup Tables'.$A$2:.$B$22])" office:value-type="string" office:string-value="BOTH" calcext:value-type="string">
            <text:p>BOTH</text:p>
          </table:table-cell>
          <table:table-cell table:style-name="ce103" table:formula="of:=LOOKUP([.A22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3-0428-8</text:p>
          </table:table-cell>
          <table:table-cell table:style-name="ce98" table:formula="of:=concat(&quot;https://dx.doi.org/&quot;; [.F22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5]; [$'Journal Lookup Tables'.$A$2:.$B$22])" office:value-type="string" office:string-value="BOTH" calcext:value-type="string">
            <text:p>BOTH</text:p>
          </table:table-cell>
          <table:table-cell table:style-name="ce103" table:formula="of:=LOOKUP([.A22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office:annotation draw:style-name="gr5" draw:text-style-name="P2" svg:width="25.628cm" svg:height="1.508cm" svg:x="22.224cm" svg:y="110.641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24" draw:text-style-name="P2" svg:width="24.23cm" svg:height="2.566cm" svg:x="31.046cm" svg:y="110.641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508cm" svg:x="47.853cm" svg:y="110.641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5-0633-8</text:p>
          </table:table-cell>
          <table:table-cell table:style-name="ce98" table:formula="of:=concat(&quot;https://dx.doi.org/&quot;; [.F22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6]; [$'Journal Lookup Tables'.$A$2:.$B$22])" office:value-type="string" office:string-value="BOTH" calcext:value-type="string">
            <text:p>BOTH</text:p>
          </table:table-cell>
          <table:table-cell table:style-name="ce103" table:formula="of:=LOOKUP([.A22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office:annotation draw:style-name="gr8" draw:text-style-name="P2" svg:width="24.01cm" svg:height="1.455cm" svg:x="28.791cm" svg:y="111.107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office:annotation draw:style-name="gr8" draw:text-style-name="P2" svg:width="24.23cm" svg:height="1.455cm" svg:x="31.046cm" svg:y="111.107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6-0690-7</text:p>
          </table:table-cell>
          <table:table-cell table:style-name="ce96" table:formula="of:=concat(&quot;https://dx.doi.org/&quot;; [.F22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7]; [$'Journal Lookup Tables'.$A$2:.$B$22])" office:value-type="string" office:string-value="BOTH" calcext:value-type="string">
            <text:p>BOTH</text:p>
          </table:table-cell>
          <table:table-cell table:style-name="ce104" table:formula="of:=LOOKUP([.A22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%2Fs10327-017-0756-1</text:p>
          </table:table-cell>
          <table:table-cell table:style-name="ce96" table:formula="of:=concat(&quot;https://dx.doi.org/&quot;; [.F2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8]; [$'Journal Lookup Tables'.$A$2:.$B$22])" office:value-type="string" office:string-value="BOTH" calcext:value-type="string">
            <text:p>BOTH</text:p>
          </table:table-cell>
          <table:table-cell table:style-name="ce104" table:formula="of:=LOOKUP([.A22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4-0557-8</text:p>
          </table:table-cell>
          <table:table-cell table:style-name="ce96" table:formula="of:=concat(&quot;https://dx.doi.org/&quot;; [.F22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9]; [$'Journal Lookup Tables'.$A$2:.$B$22])" office:value-type="string" office:string-value="BOTH" calcext:value-type="string">
            <text:p>BOTH</text:p>
          </table:table-cell>
          <table:table-cell table:style-name="ce104" table:formula="of:=LOOKUP([.A22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17.226cm" svg:y="112.504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25" draw:text-style-name="P2" svg:width="25.162cm" svg:height="3.73cm" svg:x="25.166cm" svg:y="112.504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2-0363-0</text:p>
          </table:table-cell>
          <table:table-cell table:style-name="ce96" table:formula="of:=concat(&quot;https://dx.doi.org/&quot;; [.F23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0]; [$'Journal Lookup Tables'.$A$2:.$B$22])" office:value-type="string" office:string-value="BOTH" calcext:value-type="string">
            <text:p>BOTH</text:p>
          </table:table-cell>
          <table:table-cell table:style-name="ce104" table:formula="of:=LOOKUP([.A23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17.226cm" svg:y="112.97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5" draw:text-style-name="P2" svg:width="25.162cm" svg:height="1.508cm" svg:x="25.166cm" svg:y="112.97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10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9-00885-3</text:p>
          </table:table-cell>
          <table:table-cell table:style-name="ce96" table:formula="of:=concat(&quot;https://dx.doi.org/&quot;; [.F23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31]; [$'Journal Lookup Tables'.$A$2:.$B$22])" office:value-type="string" office:string-value="BOTH" calcext:value-type="string">
            <text:p>BOTH</text:p>
          </table:table-cell>
          <table:table-cell table:style-name="ce104" table:formula="of:=LOOKUP([.A23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AUP, MrBaye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8-0765-8</text:p>
          </table:table-cell>
          <table:table-cell table:style-name="ce97" table:formula="of:=concat(&quot;https://dx.doi.org/&quot;; [.F23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2]; [$'Journal Lookup Tables'.$A$2:.$B$22])" office:value-type="string" office:string-value="BOTH" calcext:value-type="string">
            <text:p>BOTH</text:p>
          </table:table-cell>
          <table:table-cell table:style-name="ce105" table:formula="of:=LOOKUP([.A23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700-4</text:p>
          </table:table-cell>
          <table:table-cell table:style-name="ce97" table:formula="of:=concat(&quot;https://dx.doi.org/&quot;; [.F23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3]; [$'Journal Lookup Tables'.$A$2:.$B$22])" office:value-type="string" office:string-value="BOTH" calcext:value-type="string">
            <text:p>BOTH</text:p>
          </table:table-cell>
          <table:table-cell table:style-name="ce105" table:formula="of:=LOOKUP([.A23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MEG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48" calcext:value-type="float">
            <text:p>14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21-00989-9</text:p>
          </table:table-cell>
          <table:table-cell table:style-name="ce97" table:formula="of:=concat(&quot;https://dx.doi.org/&quot;; [.F23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34]; [$'Journal Lookup Tables'.$A$2:.$B$22])" office:value-type="string" office:string-value="BOTH" calcext:value-type="string">
            <text:p>BOTH</text:p>
          </table:table-cell>
          <table:table-cell table:style-name="ce105" table:formula="of:=LOOKUP([.A23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698-7</text:p>
          </table:table-cell>
          <table:table-cell table:style-name="ce97" table:formula="of:=concat(&quot;https://dx.doi.org/&quot;; [.F23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5]; [$'Journal Lookup Tables'.$A$2:.$B$22])" office:value-type="string" office:string-value="BOTH" calcext:value-type="string">
            <text:p>BOTH</text:p>
          </table:table-cell>
          <table:table-cell table:style-name="ce105" table:formula="of:=LOOKUP([.A23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4" calcext:value-type="float">
            <text:p>5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883-5</text:p>
          </table:table-cell>
          <table:table-cell table:style-name="ce100" table:formula="of:=concat(&quot;https://dx.doi.org/&quot;; [.F236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36]; [$'Journal Lookup Tables'.$A$2:.$B$22])" office:value-type="string" office:string-value="BOTH" calcext:value-type="string">
            <text:p>BOTH</text:p>
          </table:table-cell>
          <table:table-cell table:style-name="ce106" table:formula="of:=LOOKUP([.A23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0" calcext:value-type="float">
            <text:p>12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902-5</text:p>
          </table:table-cell>
          <table:table-cell table:style-name="ce100" table:formula="of:=concat(&quot;https://dx.doi.org/&quot;; [.F23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37]; [$'Journal Lookup Tables'.$A$2:.$B$22])" office:value-type="string" office:string-value="BOTH" calcext:value-type="string">
            <text:p>BOTH</text:p>
          </table:table-cell>
          <table:table-cell table:style-name="ce106" table:formula="of:=LOOKUP([.A23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405-7</text:p>
          </table:table-cell>
          <table:table-cell table:style-name="ce95" table:formula="of:=concat(&quot;https://dx.doi.org/&quot;; [.F23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38]; [$'Journal Lookup Tables'.$A$2:.$B$22])" office:value-type="string" office:string-value="BOTH" calcext:value-type="string">
            <text:p>BOTH</text:p>
          </table:table-cell>
          <table:table-cell table:style-name="ce107" table:formula="of:=LOOKUP([.A23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91-1</text:p>
          </table:table-cell>
          <table:table-cell table:style-name="ce95" table:formula="of:=concat(&quot;https://dx.doi.org/&quot;; [.F239])" office:value-type="string" office:string-value="" calcext:value-type="error">
            <text:p>#NAME?</text:p>
          </table:table-cell>
          <table:table-cell table:style-name="ce90" office:value-type="string" calcext:value-type="string">
            <text:p>Random page number exact duplicate of last, next sequential article selected</text:p>
          </table:table-cell>
          <table:table-cell table:style-name="ce107" table:formula="of:=LOOKUP([.A239]; [$'Journal Lookup Tables'.$A$2:.$B$22])" office:value-type="string" office:string-value="BOTH" calcext:value-type="string">
            <text:p>BOTH</text:p>
          </table:table-cell>
          <table:table-cell table:style-name="ce107" table:formula="of:=LOOKUP([.A23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162cm" svg:height="1.508cm" svg:x="25.166cm" svg:y="117.198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MEGA, 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1" calcext:value-type="float">
            <text:p>7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8-0814-3</text:p>
          </table:table-cell>
          <table:table-cell table:style-name="ce95" table:formula="of:=concat(&quot;https://dx.doi.org/&quot;; [.F240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40]; [$'Journal Lookup Tables'.$A$2:.$B$22])" office:value-type="string" office:string-value="BOTH" calcext:value-type="string">
            <text:p>BOTH</text:p>
          </table:table-cell>
          <table:table-cell table:style-name="ce107" table:formula="of:=LOOKUP([.A24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SCLE, MEG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29" calcext:value-type="float">
            <text:p>1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21-00981-3</text:p>
          </table:table-cell>
          <table:table-cell table:style-name="ce95" table:formula="of:=concat(&quot;https://dx.doi.org/&quot;; [.F24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41]; [$'Journal Lookup Tables'.$A$2:.$B$22])" office:value-type="string" office:string-value="BOTH" calcext:value-type="string">
            <text:p>BOTH</text:p>
          </table:table-cell>
          <table:table-cell table:style-name="ce107" table:formula="of:=LOOKUP([.A24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MEGA, RDP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364-z</text:p>
          </table:table-cell>
          <table:table-cell table:style-name="ce95" table:formula="of:=concat(&quot;https://dx.doi.org/&quot;; [.F24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2]; [$'Journal Lookup Tables'.$A$2:.$B$22])" office:value-type="string" office:string-value="BOTH" calcext:value-type="string">
            <text:p>BOTH</text:p>
          </table:table-cell>
          <table:table-cell table:style-name="ce107" table:formula="of:=LOOKUP([.A24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80-4</text:p>
          </table:table-cell>
          <table:table-cell table:style-name="ce95" table:formula="of:=concat(&quot;https://dx.doi.org/&quot;; [.F24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3]; [$'Journal Lookup Tables'.$A$2:.$B$22])" office:value-type="string" office:string-value="BOTH" calcext:value-type="string">
            <text:p>BOTH</text:p>
          </table:table-cell>
          <table:table-cell table:style-name="ce107" table:formula="of:=LOOKUP([.A24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5" draw:text-style-name="P2" svg:width="24.23cm" svg:height="1.508cm" svg:x="31.046cm" svg:y="119.061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4" calcext:value-type="float">
            <text:p>1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6-0656-9</text:p>
          </table:table-cell>
          <table:table-cell table:style-name="ce95" table:formula="of:=concat(&quot;https://dx.doi.org/&quot;; [.F24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4]; [$'Journal Lookup Tables'.$A$2:.$B$22])" office:value-type="string" office:string-value="BOTH" calcext:value-type="string">
            <text:p>BOTH</text:p>
          </table:table-cell>
          <table:table-cell table:style-name="ce107" table:formula="of:=LOOKUP([.A24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628cm" svg:height="1.508cm" svg:x="22.224cm" svg:y="119.526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Clustal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2.00826.x</text:p>
          </table:table-cell>
          <table:table-cell table:style-name="ce98" table:formula="of:=concat(&quot;https://dx.doi.org/&quot;; [.F24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5]; [$'Journal Lookup Tables'.$A$2:.$B$22])" office:value-type="string" office:string-value="BOTH" calcext:value-type="string">
            <text:p>BOTH</text:p>
          </table:table-cell>
          <table:table-cell table:style-name="ce103" table:formula="of:=LOOKUP([.A24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3" draw:text-style-name="P2" svg:width="16.639cm" svg:height="2.619cm" svg:x="11.688cm" svg:y="120.511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98" table:formula="of:=concat(&quot;https://dx.doi.org/&quot;; [.F24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6]; [$'Journal Lookup Tables'.$A$2:.$B$22])" office:value-type="string" office:string-value="BOTH" calcext:value-type="string">
            <text:p>BOTH</text:p>
          </table:table-cell>
          <table:table-cell table:style-name="ce103" table:formula="of:=LOOKUP([.A24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4.23cm" svg:height="1.508cm" svg:x="31.046cm" svg:y="120.511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5" draw:text-style-name="P2" svg:width="16.639cm" svg:height="1.508cm" svg:x="11.688cm" svg:y="120.923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98" table:formula="of:=concat(&quot;https://dx.doi.org/&quot;; [.F24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7]; [$'Journal Lookup Tables'.$A$2:.$B$22])" office:value-type="string" office:string-value="BOTH" calcext:value-type="string">
            <text:p>BOTH</text:p>
          </table:table-cell>
          <table:table-cell table:style-name="ce103" table:formula="of:=LOOKUP([.A24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0</text:p>
          </table:table-cell>
          <table:table-cell table:style-name="ce98" table:formula="of:=concat(&quot;https://dx.doi.org/&quot;; [.F248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first research article of 2021</text:p>
          </table:table-cell>
          <table:table-cell table:style-name="ce103" table:formula="of:=LOOKUP([.A248]; [$'Journal Lookup Tables'.$A$2:.$B$22])" office:value-type="string" office:string-value="BOTH" calcext:value-type="string">
            <text:p>BOTH</text:p>
          </table:table-cell>
          <table:table-cell table:style-name="ce103" table:formula="of:=LOOKUP([.A24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owtie, Tophat, edgeR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23.x</text:p>
          </table:table-cell>
          <table:table-cell table:style-name="ce98" table:formula="of:=concat(&quot;https://dx.doi.org/&quot;; [.F24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9]; [$'Journal Lookup Tables'.$A$2:.$B$22])" office:value-type="string" office:string-value="BOTH" calcext:value-type="string">
            <text:p>BOTH</text:p>
          </table:table-cell>
          <table:table-cell table:style-name="ce103" table:formula="of:=LOOKUP([.A24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26" draw:text-style-name="P2" svg:width="16.639cm" svg:height="2.966cm" svg:x="11.688cm" svg:y="122.148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98" table:formula="of:=concat(&quot;https://dx.doi.org/&quot;; [.F25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in previous article, selected next article</text:p>
          </table:table-cell>
          <table:table-cell table:style-name="ce103" table:formula="of:=LOOKUP([.A250]; [$'Journal Lookup Tables'.$A$2:.$B$22])" office:value-type="string" office:string-value="BOTH" calcext:value-type="string">
            <text:p>BOTH</text:p>
          </table:table-cell>
          <table:table-cell table:style-name="ce103" table:formula="of:=LOOKUP([.A25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0" calcext:value-type="float">
            <text:p>1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36.x</text:p>
          </table:table-cell>
          <table:table-cell table:style-name="ce98" table:formula="of:=concat(&quot;https://dx.doi.org/&quot;; [.F25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1]; [$'Journal Lookup Tables'.$A$2:.$B$22])" office:value-type="string" office:string-value="BOTH" calcext:value-type="string">
            <text:p>BOTH</text:p>
          </table:table-cell>
          <table:table-cell table:style-name="ce103" table:formula="of:=LOOKUP([.A25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REST, NJPLO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19" calcext:value-type="float">
            <text:p>1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2</text:p>
          </table:table-cell>
          <table:table-cell table:style-name="ce98" table:formula="of:=concat(&quot;https://dx.doi.org/&quot;; [.F252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second research article of 2021</text:p>
          </table:table-cell>
          <table:table-cell table:style-name="ce103" table:formula="of:=LOOKUP([.A252]; [$'Journal Lookup Tables'.$A$2:.$B$22])" office:value-type="string" office:string-value="BOTH" calcext:value-type="string">
            <text:p>BOTH</text:p>
          </table:table-cell>
          <table:table-cell table:style-name="ce103" table:formula="of:=LOOKUP([.A25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31.x</text:p>
          </table:table-cell>
          <table:table-cell table:style-name="ce96" table:formula="of:=concat(&quot;https://dx.doi.org/&quot;; [.F25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3]; [$'Journal Lookup Tables'.$A$2:.$B$22])" office:value-type="string" office:string-value="BOTH" calcext:value-type="string">
            <text:p>BOTH</text:p>
          </table:table-cell>
          <table:table-cell table:style-name="ce104" table:formula="of:=LOOKUP([.A25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26.x</text:p>
          </table:table-cell>
          <table:table-cell table:style-name="ce96" table:formula="of:=concat(&quot;https://dx.doi.org/&quot;; [.F25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4]; [$'Journal Lookup Tables'.$A$2:.$B$22])" office:value-type="string" office:string-value="BOTH" calcext:value-type="string">
            <text:p>BOTH</text:p>
          </table:table-cell>
          <table:table-cell table:style-name="ce104" table:formula="of:=LOOKUP([.A254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25.166cm" svg:y="124.183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2</text:p>
          </table:table-cell>
          <table:table-cell table:style-name="ce96" table:formula="of:=concat(&quot;https://dx.doi.org/&quot;; [.F25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5]; [$'Journal Lookup Tables'.$A$2:.$B$22])" office:value-type="string" office:string-value="BOTH" calcext:value-type="string">
            <text:p>BOTH</text:p>
          </table:table-cell>
          <table:table-cell table:style-name="ce104" table:formula="of:=LOOKUP([.A25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JMP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743</text:p>
          </table:table-cell>
          <table:table-cell table:style-name="ce96" table:formula="of:=concat(&quot;https://dx.doi.org/&quot;; [.F25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6]; [$'Journal Lookup Tables'.$A$2:.$B$22])" office:value-type="string" office:string-value="BOTH" calcext:value-type="string">
            <text:p>BOTH</text:p>
          </table:table-cell>
          <table:table-cell table:style-name="ce104" table:formula="of:=LOOKUP([.A25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877</text:p>
          </table:table-cell>
          <table:table-cell table:style-name="ce96" table:formula="of:=concat(&quot;https://dx.doi.org/&quot;; [.F25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7]; [$'Journal Lookup Tables'.$A$2:.$B$22])" office:value-type="string" office:string-value="BOTH" calcext:value-type="string">
            <text:p>BOTH</text:p>
          </table:table-cell>
          <table:table-cell table:style-name="ce104" table:formula="of:=LOOKUP([.A25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ython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3010</text:p>
          </table:table-cell>
          <table:table-cell table:style-name="ce96" table:formula="of:=concat(&quot;https://dx.doi.org/&quot;; [.F25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8]; [$'Journal Lookup Tables'.$A$2:.$B$22])" office:value-type="string" office:string-value="BOTH" calcext:value-type="string">
            <text:p>BOTH</text:p>
          </table:table-cell>
          <table:table-cell table:style-name="ce104" table:formula="of:=LOOKUP([.A25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GraphPad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4</text:p>
          </table:table-cell>
          <table:table-cell table:style-name="ce96" table:formula="of:=concat(&quot;https://dx.doi.org/&quot;; [.F25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9]; [$'Journal Lookup Tables'.$A$2:.$B$22])" office:value-type="string" office:string-value="BOTH" calcext:value-type="string">
            <text:p>BOTH</text:p>
          </table:table-cell>
          <table:table-cell table:style-name="ce104" table:formula="of:=LOOKUP([.A25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27" draw:text-style-name="P2" svg:width="25.162cm" svg:height="1.641cm" svg:x="25.166cm" svg:y="126.511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mpp.12504</text:p>
          </table:table-cell>
          <table:table-cell table:style-name="ce97" table:formula="of:=concat(&quot;https://dx.doi.org/&quot;; [.F26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60]; [$'Journal Lookup Tables'.$A$2:.$B$22])" office:value-type="string" office:string-value="BOTH" calcext:value-type="string">
            <text:p>BOTH</text:p>
          </table:table-cell>
          <table:table-cell table:style-name="ce105" table:formula="of:=LOOKUP([.A26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2" calcext:value-type="float">
            <text:p>2</text:p>
          </table:table-cell>
          <table:table-cell table:style-name="ce97" office:value-type="string" calcext:value-type="string">
            <text:p><text:a xlink:href="https://doi.org/10.1111/mpp.12739" xlink:type="simple">Kaique</text:a></text:p>
          </table:table-cell>
          <table:table-cell table:style-name="ce97" office:value-type="string" calcext:value-type="string">
            <text:p><text:a xlink:href="https://doi.org/10.1111/mpp.12739" xlink:type="simple">10.1111/mpp.12739</text:a></text:p>
          </table:table-cell>
          <table:table-cell table:style-name="ce97" table:formula="of:=concat(&quot;https://dx.doi.org/&quot;; [.F261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105" table:formula="of:=LOOKUP([.A261]; [$'Journal Lookup Tables'.$A$2:.$B$22])" office:value-type="string" office:string-value="BOTH" calcext:value-type="string">
            <text:p>BOTH</text:p>
          </table:table-cell>
          <table:table-cell table:style-name="ce105" table:formula="of:=LOOKUP([.A26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30" calcext:value-type="float">
            <text:p>30</text:p>
          </table:table-cell>
          <table:table-cell table:style-name="ce97" office:value-type="string" calcext:value-type="string">
            <text:p><text:a xlink:href="https://doi.org/10.1111/mpp.12878" xlink:type="simple">Kaique</text:a></text:p>
          </table:table-cell>
          <table:table-cell table:style-name="ce97" office:value-type="string" calcext:value-type="string">
            <text:p><text:a xlink:href="https://doi.org/10.1111/mpp.12878" xlink:type="simple">10.1111/mpp.12878</text:a></text:p>
          </table:table-cell>
          <table:table-cell table:style-name="ce97" table:formula="of:=concat(&quot;https://dx.doi.org/&quot;; [.F262])" office:value-type="string" office:string-value="" calcext:value-type="error">
            <text:p>#NAME?</text:p>
          </table:table-cell>
          <table:table-cell table:style-name="ce88" office:value-type="string" calcext:value-type="string">
            <text:p>PP30 is in article already assigned to Emerson, this is the next article</text:p>
          </table:table-cell>
          <table:table-cell table:style-name="ce105" table:formula="of:=LOOKUP([.A262]; [$'Journal Lookup Tables'.$A$2:.$B$22])" office:value-type="string" office:string-value="BOTH" calcext:value-type="string">
            <text:p>BOTH</text:p>
          </table:table-cell>
          <table:table-cell table:style-name="ce105" table:formula="of:=LOOKUP([.A26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97" office:value-type="string" calcext:value-type="string">
            <text:p><text:a xlink:href="https://doi.org/10.1111/mpp.12882" xlink:type="simple">Kaique</text:a></text:p>
          </table:table-cell>
          <table:table-cell table:style-name="ce97" office:value-type="string" calcext:value-type="string">
            <text:p><text:a xlink:href="https://doi.org/10.1111/mpp.12882" xlink:type="simple">10.1111/mpp.12882</text:a></text:p>
          </table:table-cell>
          <table:table-cell table:style-name="ce97" table:formula="of:=concat(&quot;https://dx.doi.org/&quot;; [.F26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63]; [$'Journal Lookup Tables'.$A$2:.$B$22])" office:value-type="string" office:string-value="BOTH" calcext:value-type="string">
            <text:p>BOTH</text:p>
          </table:table-cell>
          <table:table-cell table:style-name="ce105" table:formula="of:=LOOKUP([.A26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LAST2GO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41" calcext:value-type="float">
            <text:p>14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.1364-3703.2012.00836.x</text:p>
          </table:table-cell>
          <table:table-cell table:style-name="ce95" table:formula="of:=concat(&quot;https://dx.doi.org/&quot;; [.F26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4]; [$'Journal Lookup Tables'.$A$2:.$B$22])" office:value-type="string" office:string-value="BOTH" calcext:value-type="string">
            <text:p>BOTH</text:p>
          </table:table-cell>
          <table:table-cell table:style-name="ce107" table:formula="of:=LOOKUP([.A26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19" draw:text-style-name="P2" svg:width="25.162cm" svg:height="1.561cm" svg:x="25.166cm" svg:y="128.951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28" draw:text-style-name="P2" svg:width="16.639cm" svg:height="3.783cm" svg:x="11.688cm" svg:y="129.416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95" table:formula="of:=concat(&quot;https://dx.doi.org/&quot;; [.F265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pathogen profile, next sequential article selected</text:p>
          </table:table-cell>
          <table:table-cell table:style-name="ce107" table:formula="of:=LOOKUP([.A265]; [$'Journal Lookup Tables'.$A$2:.$B$22])" office:value-type="string" office:string-value="BOTH" calcext:value-type="string">
            <text:p>BOTH</text:p>
          </table:table-cell>
          <table:table-cell table:style-name="ce107" table:formula="of:=LOOKUP([.A26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9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5" office:value-type="string" calcext:value-type="string">
            <office:annotation draw:style-name="gr29" draw:text-style-name="P2" svg:width="16.639cm" svg:height="11.509cm" svg:x="11.688cm" svg:y="129.935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95" table:formula="of:=concat(&quot;https://dx.doi.org/&quot;; [.F266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266]; [$'Journal Lookup Tables'.$A$2:.$B$22])" office:value-type="string" office:string-value="BOTH" calcext:value-type="string">
            <text:p>BOTH</text:p>
          </table:table-cell>
          <table:table-cell table:style-name="ce107" table:formula="of:=LOOKUP([.A26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22.224cm" svg:y="129.935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1" calcext:value-type="float">
            <office:annotation draw:style-name="gr30" draw:text-style-name="P2" svg:width="25.162cm" svg:height="3.175cm" svg:x="25.166cm" svg:y="129.935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31.046cm" svg:y="129.935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3" calcext:value-type="float">
            <text:p>5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064</text:p>
          </table:table-cell>
          <table:table-cell table:style-name="ce95" table:formula="of:=concat(&quot;https://dx.doi.org/&quot;; [.F26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7]; [$'Journal Lookup Tables'.$A$2:.$B$22])" office:value-type="string" office:string-value="BOTH" calcext:value-type="string">
            <text:p>BOTH</text:p>
          </table:table-cell>
          <table:table-cell table:style-name="ce107" table:formula="of:=LOOKUP([.A26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25.166cm" svg:y="130.411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SAS, R, GenePix Pro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16" calcext:value-type="float">
            <text:p>1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267</text:p>
          </table:table-cell>
          <table:table-cell table:style-name="ce95" table:formula="of:=concat(&quot;https://dx.doi.org/&quot;; [.F26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8]; [$'Journal Lookup Tables'.$A$2:.$B$22])" office:value-type="string" office:string-value="BOTH" calcext:value-type="string">
            <text:p>BOTH</text:p>
          </table:table-cell>
          <table:table-cell table:style-name="ce107" table:formula="of:=LOOKUP([.A26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10" draw:text-style-name="P2" svg:width="25.628cm" svg:height="1.507cm" svg:x="22.224cm" svg:y="130.878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1" calcext:value-type="float">
            <office:annotation draw:style-name="gr10" draw:text-style-name="P2" svg:width="25.162cm" svg:height="1.507cm" svg:x="25.166cm" svg:y="130.878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PDQuest, MASCO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167</text:p>
          </table:table-cell>
          <table:table-cell table:style-name="ce95" table:formula="of:=concat(&quot;https://dx.doi.org/&quot;; [.F26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9]; [$'Journal Lookup Tables'.$A$2:.$B$22])" office:value-type="string" office:string-value="BOTH" calcext:value-type="string">
            <text:p>BOTH</text:p>
          </table:table-cell>
          <table:table-cell table:style-name="ce107" table:formula="of:=LOOKUP([.A26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5" draw:text-style-name="P2" svg:width="25.162cm" svg:height="1.508cm" svg:x="25.166cm" svg:y="131.342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31.046cm" svg:y="131.342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92" calcext:value-type="float">
            <text:p>92</text:p>
          </table:table-cell>
          <table:table-cell table:style-name="ce95" office:value-type="string" calcext:value-type="string">
            <text:p><text:a xlink:href="https://doi.org/10.1111/mpp.12883" xlink:type="simple">Zach</text:a></text:p>
          </table:table-cell>
          <table:table-cell table:style-name="ce95" office:value-type="string" calcext:value-type="string">
            <text:p><text:a xlink:href="https://doi.org/10.1111/mpp.12883" xlink:type="simple">10.1111/mpp.12883</text:a></text:p>
          </table:table-cell>
          <table:table-cell table:style-name="ce95" table:formula="of:=concat(&quot;https://dx.doi.org/&quot;; [.F270])" office:value-type="string" office:string-value="" calcext:value-type="error">
            <text:p>#NAME?</text:p>
          </table:table-cell>
          <table:table-cell table:style-name="ce90" office:value-type="string" calcext:value-type="string">
            <text:p>Page 92 article falls within range of another article previously selected, this is the next article</text:p>
          </table:table-cell>
          <table:table-cell table:style-name="ce107" table:formula="of:=LOOKUP([.A270]; [$'Journal Lookup Tables'.$A$2:.$B$22])" office:value-type="string" office:string-value="BOTH" calcext:value-type="string">
            <text:p>BOTH</text:p>
          </table:table-cell>
          <table:table-cell table:style-name="ce107" table:formula="of:=LOOKUP([.A27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8" calcext:value-type="float">
            <text:p>12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318</text:p>
          </table:table-cell>
          <table:table-cell table:style-name="ce95" table:formula="of:=concat(&quot;https://dx.doi.org/&quot;; [.F27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71]; [$'Journal Lookup Tables'.$A$2:.$B$22])" office:value-type="string" office:string-value="BOTH" calcext:value-type="string">
            <text:p>BOTH</text:p>
          </table:table-cell>
          <table:table-cell table:style-name="ce107" table:formula="of:=LOOKUP([.A27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628cm" svg:height="1.508cm" svg:x="22.224cm" svg:y="132.311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office:annotation draw:style-name="gr5" draw:text-style-name="P2" svg:width="25.162cm" svg:height="1.508cm" svg:x="25.166cm" svg:y="132.311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31.046cm" svg:y="132.311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sgRNA Designer, BLASTN</text:p>
          </table:table-cell>
          <table:table-cell table:number-columns-repeated="1007"/>
        </table:table-row>
        <table:table-row table:style-name="ro7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111/mpp.12737" xlink:type="simple">Zach</text:a></text:p>
          </table:table-cell>
          <table:table-cell table:style-name="ce95" office:value-type="string" calcext:value-type="string">
            <text:p><text:a xlink:href="https://doi.org/10.1111/mpp.12737" xlink:type="simple">10.1111/mpp.12737</text:a></text:p>
          </table:table-cell>
          <table:table-cell table:style-name="ce95" table:formula="of:=concat(&quot;https://dx.doi.org/&quot;; [.F272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72]; [$'Journal Lookup Tables'.$A$2:.$B$22])" office:value-type="string" office:string-value="BOTH" calcext:value-type="string">
            <text:p>BOTH</text:p>
          </table:table-cell>
          <table:table-cell table:style-name="ce107" table:formula="of:=LOOKUP([.A27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6" calcext:value-type="float">
            <text:p>16</text:p>
          </table:table-cell>
          <table:table-cell table:style-name="ce95" office:value-type="string" calcext:value-type="string">
            <text:p><text:a xlink:href="https://doi.org/10.1111/mpp.12874" xlink:type="simple">Zach</text:a></text:p>
          </table:table-cell>
          <table:table-cell table:style-name="ce95" office:value-type="string" calcext:value-type="string">
            <text:p><text:a xlink:href="https://doi.org/10.1111/mpp.12874" xlink:type="simple">10.1111/mpp.12874</text:a></text:p>
          </table:table-cell>
          <table:table-cell table:style-name="ce95" table:formula="of:=concat(&quot;https://dx.doi.org/&quot;; [.F27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73]; [$'Journal Lookup Tables'.$A$2:.$B$22])" office:value-type="string" office:string-value="BOTH" calcext:value-type="string">
            <text:p>BOTH</text:p>
          </table:table-cell>
          <table:table-cell table:style-name="ce107" table:formula="of:=LOOKUP([.A27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3</text:p>
          </table:table-cell>
          <table:table-cell table:style-name="ce98" table:formula="of:=concat(&quot;https://dx.doi.org/&quot;; [.F27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74]; [$'Journal Lookup Tables'.$A$2:.$B$22])" office:value-type="string" office:string-value="BOTH" calcext:value-type="string">
            <text:p>BOTH</text:p>
          </table:table-cell>
          <table:table-cell table:style-name="ce103" table:formula="of:=LOOKUP([.A27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1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6</text:p>
          </table:table-cell>
          <table:table-cell table:style-name="ce98" table:formula="of:=concat(&quot;https://dx.doi.org/&quot;; [.F275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75]; [$'Journal Lookup Tables'.$A$2:.$B$22])" office:value-type="string" office:string-value="BOTH" calcext:value-type="string">
            <text:p>BOTH</text:p>
          </table:table-cell>
          <table:table-cell table:style-name="ce103" table:formula="of:=LOOKUP([.A27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2x643914</text:p>
          </table:table-cell>
          <table:table-cell table:style-name="ce98" table:formula="of:=concat(&quot;https://dx.doi.org/&quot;; [.F276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previous plant parasitic nematode article</text:p>
          </table:table-cell>
          <table:table-cell table:style-name="ce103" table:formula="of:=LOOKUP([.A276]; [$'Journal Lookup Tables'.$A$2:.$B$22])" office:value-type="string" office:string-value="BOTH" calcext:value-type="string">
            <text:p>BOTH</text:p>
          </table:table-cell>
          <table:table-cell table:style-name="ce103" table:formula="of:=LOOKUP([.A27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19" draw:text-style-name="P2" svg:width="25.628cm" svg:height="1.561cm" svg:x="22.224cm" svg:y="134.777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HYLIP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5</text:p>
          </table:table-cell>
          <table:table-cell table:style-name="ce98" table:formula="of:=concat(&quot;https://dx.doi.org/&quot;; [.F277])" office:value-type="string" office:string-value="" calcext:value-type="error">
            <text:p>#NAME?</text:p>
          </table:table-cell>
          <table:table-cell table:style-name="ce8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103" table:formula="of:=LOOKUP([.A277]; [$'Journal Lookup Tables'.$A$2:.$B$22])" office:value-type="string" office:string-value="BOTH" calcext:value-type="string">
            <text:p>BOTH</text:p>
          </table:table-cell>
          <table:table-cell table:style-name="ce103" table:formula="of:=LOOKUP([.A27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16" draw:text-style-name="P2" svg:width="25.628cm" svg:height="1.56cm" svg:x="22.224cm" svg:y="135.242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3205</text:p>
          </table:table-cell>
          <table:table-cell table:style-name="ce98" table:formula="of:=concat(&quot;https://dx.doi.org/&quot;; [.F278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78]; [$'Journal Lookup Tables'.$A$2:.$B$22])" office:value-type="string" office:string-value="BOTH" calcext:value-type="string">
            <text:p>BOTH</text:p>
          </table:table-cell>
          <table:table-cell table:style-name="ce103" table:formula="of:=LOOKUP([.A27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3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938</text:p>
          </table:table-cell>
          <table:table-cell table:style-name="ce98" table:formula="of:=concat(&quot;https://dx.doi.org/&quot;; [.F2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plant parasitic nematode article</text:p>
          </table:table-cell>
          <table:table-cell table:style-name="ce103" table:formula="of:=LOOKUP([.A279]; [$'Journal Lookup Tables'.$A$2:.$B$22])" office:value-type="string" office:string-value="BOTH" calcext:value-type="string">
            <text:p>BOTH</text:p>
          </table:table-cell>
          <table:table-cell table:style-name="ce103" table:formula="of:=LOOKUP([.A27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5.628cm" svg:height="1.508cm" svg:x="22.224cm" svg:y="136.174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2x645606</text:p>
          </table:table-cell>
          <table:table-cell table:style-name="ce96" table:formula="of:=concat(&quot;https://dx.doi.org/&quot;; [.F28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0]; [$'Journal Lookup Tables'.$A$2:.$B$22])" office:value-type="string" office:string-value="BOTH" calcext:value-type="string">
            <text:p>BOTH</text:p>
          </table:table-cell>
          <table:table-cell table:style-name="ce104" table:formula="of:=LOOKUP([.A28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2753</text:p>
          </table:table-cell>
          <table:table-cell table:style-name="ce96" table:formula="of:=concat(&quot;https://dx.doi.org/&quot;; [.F28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1]; [$'Journal Lookup Tables'.$A$2:.$B$22])" office:value-type="string" office:string-value="BOTH" calcext:value-type="string">
            <text:p>BOTH</text:p>
          </table:table-cell>
          <table:table-cell table:style-name="ce104" table:formula="of:=LOOKUP([.A28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3036</text:p>
          </table:table-cell>
          <table:table-cell table:style-name="ce96" table:formula="of:=concat(&quot;https://dx.doi.org/&quot;; [.F28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2]; [$'Journal Lookup Tables'.$A$2:.$B$22])" office:value-type="string" office:string-value="BOTH" calcext:value-type="string">
            <text:p>BOTH</text:p>
          </table:table-cell>
          <table:table-cell table:style-name="ce104" table:formula="of:=LOOKUP([.A28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27</text:p>
          </table:table-cell>
          <table:table-cell table:style-name="ce97" table:formula="of:=concat(&quot;https://dx.doi.org/&quot;; [.F28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3]; [$'Journal Lookup Tables'.$A$2:.$B$22])" office:value-type="string" office:string-value="BOTH" calcext:value-type="string">
            <text:p>BOTH</text:p>
          </table:table-cell>
          <table:table-cell table:style-name="ce105" table:formula="of:=LOOKUP([.A28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9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1" calcext:value-type="float">
            <text:p>1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2</text:p>
          </table:table-cell>
          <table:table-cell table:style-name="ce97" table:formula="of:=concat(&quot;https://dx.doi.org/&quot;; [.F28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4]; [$'Journal Lookup Tables'.$A$2:.$B$22])" office:value-type="string" office:string-value="BOTH" calcext:value-type="string">
            <text:p>BOTH</text:p>
          </table:table-cell>
          <table:table-cell table:style-name="ce105" table:formula="of:=LOOKUP([.A28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rBayes, TreeGraph</text:p>
          </table:table-cell>
          <table:table-cell table:number-columns-repeated="1007"/>
        </table:table-row>
        <table:table-row table:style-name="ro5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4" calcext:value-type="float">
            <text:p>104</text:p>
          </table:table-cell>
          <table:table-cell table:style-name="ce97" office:value-type="string" calcext:value-type="string">
            <text:p><text:a xlink:href="https://doi.org/10.1163/15685411-bja10032" xlink:type="simple">Kaique</text:a></text:p>
          </table:table-cell>
          <table:table-cell table:style-name="ce97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97" table:formula="of:=concat(&quot;https://dx.doi.org/&quot;; [.F285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85]; [$'Journal Lookup Tables'.$A$2:.$B$22])" office:value-type="string" office:string-value="BOTH" calcext:value-type="string">
            <text:p>BOTH</text:p>
          </table:table-cell>
          <table:table-cell table:style-name="ce105" table:formula="of:=LOOKUP([.A28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3</text:p>
          </table:table-cell>
          <table:table-cell table:style-name="ce97" table:formula="of:=concat(&quot;https://dx.doi.org/&quot;; [.F28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6]; [$'Journal Lookup Tables'.$A$2:.$B$22])" office:value-type="string" office:string-value="BOTH" calcext:value-type="string">
            <text:p>BOTH</text:p>
          </table:table-cell>
          <table:table-cell table:style-name="ce105" table:formula="of:=LOOKUP([.A28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17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63/15685411-00003203" xlink:type="simple">Nik</text:a></text:p>
          </table:table-cell>
          <table:table-cell table:style-name="ce99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00" table:formula="of:=concat(&quot;https://dx.doi.org/&quot;; [.F287])" office:value-type="string" office:string-value="" calcext:value-type="error">
            <text:p>#NAME?</text:p>
          </table:table-cell>
          <table:table-cell table:style-name="ce89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106" table:formula="of:=LOOKUP([.A287]; [$'Journal Lookup Tables'.$A$2:.$B$22])" office:value-type="string" office:string-value="BOTH" calcext:value-type="string">
            <text:p>BOTH</text:p>
          </table:table-cell>
          <table:table-cell table:style-name="ce106" table:formula="of:=LOOKUP([.A28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8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163/15685411-00003297" xlink:type="simple">Nik</text:a></text:p>
          </table:table-cell>
          <table:table-cell table:style-name="ce99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00" table:formula="of:=concat(&quot;https://dx.doi.org/&quot;; [.F288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was characterisation. This is the first research article following.</text:p>
          </table:table-cell>
          <table:table-cell table:style-name="ce106" table:formula="of:=LOOKUP([.A288]; [$'Journal Lookup Tables'.$A$2:.$B$22])" office:value-type="string" office:string-value="BOTH" calcext:value-type="string">
            <text:p>BOTH</text:p>
          </table:table-cell>
          <table:table-cell table:style-name="ce106" table:formula="of:=LOOKUP([.A28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lCompar, PERMTEST, R</text:p>
          </table:table-cell>
          <table:table-cell table:number-columns-repeated="1007"/>
        </table:table-row>
        <table:table-row table:style-name="ro13">
          <table:table-cell table:number-columns-repeated="2" table:style-name="ce90" office:value-type="string" calcext:value-type="string">
            <text:p>Nematology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93" calcext:value-type="float">
            <text:p>93</text:p>
          </table:table-cell>
          <table:table-cell table:style-name="ce95" office:value-type="string" calcext:value-type="string">
            <text:p><text:a xlink:href="https://doi.org/10.1163/15685411-bja10031" xlink:type="simple">Zach</text:a></text:p>
          </table:table-cell>
          <table:table-cell table:style-name="ce95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95" table:formula="of:=concat(&quot;https://dx.doi.org/&quot;; [.F28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89]; [$'Journal Lookup Tables'.$A$2:.$B$22])" office:value-type="string" office:string-value="BOTH" calcext:value-type="string">
            <text:p>BOTH</text:p>
          </table:table-cell>
          <table:table-cell table:style-name="ce107" table:formula="of:=LOOKUP([.A28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39" calcext:value-type="float">
            <text:p>139</text:p>
          </table:table-cell>
          <table:table-cell table:style-name="ce98" office:value-type="string" calcext:value-type="string">
            <text:p><text:a xlink:href="https://doi.org/10.1016/j.pmpp.2020.101567" xlink:type="simple">Adam</text:a></text:p>
          </table:table-cell>
          <table:table-cell table:style-name="ce98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98" table:formula="of:=concat(&quot;https://dx.doi.org/&quot;; [.F290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second research article of 2021</text:p>
          </table:table-cell>
          <table:table-cell table:style-name="ce103" table:formula="of:=LOOKUP([.A290]; [$'Journal Lookup Tables'.$A$2:.$B$22])" office:value-type="string" office:string-value="BOTH" calcext:value-type="string">
            <text:p>BOTH</text:p>
          </table:table-cell>
          <table:table-cell table:style-name="ce103" table:formula="of:=LOOKUP([.A29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5" draw:text-style-name="P2" svg:width="25.628cm" svg:height="1.508cm" svg:x="22.224cm" svg:y="141.813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98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98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98" table:formula="of:=concat(&quot;https://dx.doi.org/&quot;; [.F291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first research article of 2021</text:p>
          </table:table-cell>
          <table:table-cell table:style-name="ce103" table:formula="of:=LOOKUP([.A291]; [$'Journal Lookup Tables'.$A$2:.$B$22])" office:value-type="string" office:string-value="BOTH" calcext:value-type="string">
            <text:p>BOTH</text:p>
          </table:table-cell>
          <table:table-cell table:style-name="ce103" table:formula="of:=LOOKUP([.A29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22.224cm" svg:y="142.316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AlphaView SA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6" calcext:value-type="float">
            <text:p>8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1.12.003</text:p>
          </table:table-cell>
          <table:table-cell table:style-name="ce98" table:formula="of:=concat(&quot;https://dx.doi.org/&quot;; [.F29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April 2012</text:p>
          </table:table-cell>
          <table:table-cell table:style-name="ce103" table:formula="of:=LOOKUP([.A292]; [$'Journal Lookup Tables'.$A$2:.$B$22])" office:value-type="string" office:string-value="BOTH" calcext:value-type="string">
            <text:p>BOTH</text:p>
          </table:table-cell>
          <table:table-cell table:style-name="ce103" table:formula="of:=LOOKUP([.A29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22.224cm" svg:y="142.818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31.046cm" svg:y="142.818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office:annotation draw:style-name="gr9" draw:text-style-name="P2" svg:width="9.899cm" svg:height="1.781cm" svg:x="47.853cm" svg:y="142.682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2" calcext:value-type="float">
            <text:p>9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2.03.001</text:p>
          </table:table-cell>
          <table:table-cell table:style-name="ce98" table:formula="of:=concat(&quot;https://dx.doi.org/&quot;; [.F29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July 2012</text:p>
          </table:table-cell>
          <table:table-cell table:style-name="ce103" table:formula="of:=LOOKUP([.A293]; [$'Journal Lookup Tables'.$A$2:.$B$22])" office:value-type="string" office:string-value="BOTH" calcext:value-type="string">
            <text:p>BOTH</text:p>
          </table:table-cell>
          <table:table-cell table:style-name="ce103" table:formula="of:=LOOKUP([.A29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28" calcext:value-type="float">
            <office:annotation draw:style-name="gr19" draw:text-style-name="P2" svg:width="20.607cm" svg:height="1.561cm" svg:x="11.689cm" svg:y="143.84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31" draw:text-style-name="P2" svg:width="16.639cm" svg:height="2.672cm" svg:x="11.688cm" svg:y="143.84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98" table:formula="of:=concat(&quot;https://dx.doi.org/&quot;; [.F29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4]; [$'Journal Lookup Tables'.$A$2:.$B$22])" office:value-type="string" office:string-value="BOTH" calcext:value-type="string">
            <text:p>BOTH</text:p>
          </table:table-cell>
          <table:table-cell table:style-name="ce103" table:formula="of:=LOOKUP([.A29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office:annotation draw:style-name="gr19" draw:text-style-name="P2" svg:width="25.628cm" svg:height="1.561cm" svg:x="22.224cm" svg:y="143.84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office:annotation draw:style-name="gr19" draw:text-style-name="P2" svg:width="25.162cm" svg:height="1.561cm" svg:x="25.166cm" svg:y="143.84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19" draw:text-style-name="P2" svg:width="24.23cm" svg:height="1.561cm" svg:x="31.046cm" svg:y="143.84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pOne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5.12.002</text:p>
          </table:table-cell>
          <table:table-cell table:style-name="ce98" table:formula="of:=concat(&quot;https://dx.doi.org/&quot;; [.F29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5]; [$'Journal Lookup Tables'.$A$2:.$B$22])" office:value-type="string" office:string-value="BOTH" calcext:value-type="string">
            <text:p>BOTH</text:p>
          </table:table-cell>
          <table:table-cell table:style-name="ce103" table:formula="of:=LOOKUP([.A29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16" draw:text-style-name="P2" svg:width="25.628cm" svg:height="1.56cm" svg:x="22.224cm" svg:y="144.396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20.101566</text:p>
          </table:table-cell>
          <table:table-cell table:style-name="ce96" table:formula="of:=concat(&quot;https://dx.doi.org/&quot;; [.F296])" office:value-type="string" office:string-value="" calcext:value-type="error">
            <text:p>#NAME?</text:p>
          </table:table-cell>
          <table:table-cell table:style-name="ce87" office:value-type="string" calcext:value-type="string">
            <text:p>First article for continuous numbering system</text:p>
          </table:table-cell>
          <table:table-cell table:style-name="ce104" table:formula="of:=LOOKUP([.A296]; [$'Journal Lookup Tables'.$A$2:.$B$22])" office:value-type="string" office:string-value="BOTH" calcext:value-type="string">
            <text:p>BOTH</text:p>
          </table:table-cell>
          <table:table-cell table:style-name="ce104" table:formula="of:=LOOKUP([.A29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1.11.003</text:p>
          </table:table-cell>
          <table:table-cell table:style-name="ce96" table:formula="of:=concat(&quot;https://dx.doi.org/&quot;; [.F29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97]; [$'Journal Lookup Tables'.$A$2:.$B$22])" office:value-type="string" office:string-value="BOTH" calcext:value-type="string">
            <text:p>BOTH</text:p>
          </table:table-cell>
          <table:table-cell table:style-name="ce104" table:formula="of:=LOOKUP([.A29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Exce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2.002</text:p>
          </table:table-cell>
          <table:table-cell table:style-name="ce96" table:formula="of:=concat(&quot;https://dx.doi.org/&quot;; [.F29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98]; [$'Journal Lookup Tables'.$A$2:.$B$22])" office:value-type="string" office:string-value="BOTH" calcext:value-type="string">
            <text:p>BOTH</text:p>
          </table:table-cell>
          <table:table-cell table:style-name="ce104" table:formula="of:=LOOKUP([.A29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32" draw:text-style-name="P2" svg:width="25.162cm" svg:height="1.587cm" svg:x="25.166cm" svg:y="145.793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imer3, AlphaEase FC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3.005</text:p>
          </table:table-cell>
          <table:table-cell table:style-name="ce96" table:formula="of:=concat(&quot;https://dx.doi.org/&quot;; [.F29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 136, last article of first issue for 2014 selected</text:p>
          </table:table-cell>
          <table:table-cell table:style-name="ce104" table:formula="of:=LOOKUP([.A299]; [$'Journal Lookup Tables'.$A$2:.$B$22])" office:value-type="string" office:string-value="BOTH" calcext:value-type="string">
            <text:p>BOTH</text:p>
          </table:table-cell>
          <table:table-cell table:style-name="ce104" table:formula="of:=LOOKUP([.A29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10" draw:text-style-name="P2" svg:width="25.162cm" svg:height="1.507cm" svg:x="25.166cm" svg:y="146.338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6.11.003</text:p>
          </table:table-cell>
          <table:table-cell table:style-name="ce96" table:formula="of:=concat(&quot;https://dx.doi.org/&quot;; [.F30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0]; [$'Journal Lookup Tables'.$A$2:.$B$22])" office:value-type="string" office:string-value="BOTH" calcext:value-type="string">
            <text:p>BOTH</text:p>
          </table:table-cell>
          <table:table-cell table:style-name="ce104" table:formula="of:=LOOKUP([.A30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01.001</text:p>
          </table:table-cell>
          <table:table-cell table:style-name="ce96" table:formula="of:=concat(&quot;https://dx.doi.org/&quot;; [.F30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1]; [$'Journal Lookup Tables'.$A$2:.$B$22])" office:value-type="string" office:string-value="BOTH" calcext:value-type="string">
            <text:p>BOTH</text:p>
          </table:table-cell>
          <table:table-cell table:style-name="ce104" table:formula="of:=LOOKUP([.A30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2.002</text:p>
          </table:table-cell>
          <table:table-cell table:style-name="ce96" table:formula="of:=concat(&quot;https://dx.doi.org/&quot;; [.F30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2]; [$'Journal Lookup Tables'.$A$2:.$B$22])" office:value-type="string" office:string-value="BOTH" calcext:value-type="string">
            <text:p>BOTH</text:p>
          </table:table-cell>
          <table:table-cell table:style-name="ce104" table:formula="of:=LOOKUP([.A30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0.008</text:p>
          </table:table-cell>
          <table:table-cell table:style-name="ce96" table:formula="of:=concat(&quot;https://dx.doi.org/&quot;; [.F30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3]; [$'Journal Lookup Tables'.$A$2:.$B$22])" office:value-type="string" office:string-value="BOTH" calcext:value-type="string">
            <text:p>BOTH</text:p>
          </table:table-cell>
          <table:table-cell table:style-name="ce104" table:formula="of:=LOOKUP([.A30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6.12.004</text:p>
          </table:table-cell>
          <table:table-cell table:style-name="ce97" table:formula="of:=concat(&quot;https://dx.doi.org/&quot;; [.F30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04]; [$'Journal Lookup Tables'.$A$2:.$B$22])" office:value-type="string" office:string-value="BOTH" calcext:value-type="string">
            <text:p>BOTH</text:p>
          </table:table-cell>
          <table:table-cell table:style-name="ce105" table:formula="of:=LOOKUP([.A30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office:value-type="string" calcext:value-type="string">
            <text:p><text:a xlink:href="https://doi.org/10.1016/j.pmpp.2020.101562" xlink:type="simple">Kaique</text:a></text:p>
          </table:table-cell>
          <table:table-cell table:style-name="ce97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97" table:formula="of:=concat(&quot;https://dx.doi.org/&quot;; [.F305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Third research article for 2021.</text:p>
          </table:table-cell>
          <table:table-cell table:style-name="ce105" table:formula="of:=LOOKUP([.A305]; [$'Journal Lookup Tables'.$A$2:.$B$22])" office:value-type="string" office:string-value="BOTH" calcext:value-type="string">
            <text:p>BOTH</text:p>
          </table:table-cell>
          <table:table-cell table:style-name="ce105" table:formula="of:=LOOKUP([.A30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8.02.002</text:p>
          </table:table-cell>
          <table:table-cell table:style-name="ce97" table:formula="of:=concat(&quot;https://dx.doi.org/&quot;; [.F30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06]; [$'Journal Lookup Tables'.$A$2:.$B$22])" office:value-type="string" office:string-value="BOTH" calcext:value-type="string">
            <text:p>BOTH</text:p>
          </table:table-cell>
          <table:table-cell table:style-name="ce105" table:formula="of:=LOOKUP([.A30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7.11.001</text:p>
          </table:table-cell>
          <table:table-cell table:style-name="ce97" table:formula="of:=concat(&quot;https://dx.doi.org/&quot;; [.F307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105" table:formula="of:=LOOKUP([.A307]; [$'Journal Lookup Tables'.$A$2:.$B$22])" office:value-type="string" office:string-value="BOTH" calcext:value-type="string">
            <text:p>BOTH</text:p>
          </table:table-cell>
          <table:table-cell table:style-name="ce105" table:formula="of:=LOOKUP([.A307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RING</text:p>
          </table:table-cell>
          <table:table-cell table:number-columns-repeated="1007"/>
        </table:table-row>
        <table:table-row table:style-name="ro13">
          <table:table-cell table:style-name="ce89" office:value-type="string" calcext:value-type="string">
            <text:p>Physiological and Molecular Plant Pathology</text:p>
          </table:table-cell>
          <table:table-cell table:style-name="ce92" office:value-type="string" calcext:value-type="string">
            <text:p>Physiol Mol Plant P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32" calcext:value-type="float">
            <text:p>132</text:p>
          </table:table-cell>
          <table:table-cell table:style-name="ce94" office:value-type="string" calcext:value-type="string">
            <text:p><text:a xlink:href="https://doi.org/10.1016/j.pmpp.2020.101587" xlink:type="simple">Nik</text:a></text:p>
          </table:table-cell>
          <table:table-cell table:style-name="ce99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00" table:formula="of:=concat(&quot;https://dx.doi.org/&quot;; [.F308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ixth research article for 2021.</text:p>
          </table:table-cell>
          <table:table-cell table:style-name="ce106" table:formula="of:=LOOKUP([.A308]; [$'Journal Lookup Tables'.$A$2:.$B$22])" office:value-type="string" office:string-value="BOTH" calcext:value-type="string">
            <text:p>BOTH</text:p>
          </table:table-cell>
          <table:table-cell table:style-name="ce106" table:formula="of:=LOOKUP([.A30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2.03.002</text:p>
          </table:table-cell>
          <table:table-cell table:style-name="ce95" table:formula="of:=concat(&quot;https://dx.doi.org/&quot;; [.F30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number does not exist, selected second article from July 2012</text:p>
          </table:table-cell>
          <table:table-cell table:style-name="ce107" table:formula="of:=LOOKUP([.A309]; [$'Journal Lookup Tables'.$A$2:.$B$22])" office:value-type="string" office:string-value="BOTH" calcext:value-type="string">
            <text:p>BOTH</text:p>
          </table:table-cell>
          <table:table-cell table:style-name="ce107" table:formula="of:=LOOKUP([.A30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44" calcext:value-type="float">
            <text:p>14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5</text:p>
          </table:table-cell>
          <table:table-cell table:style-name="ce95" table:formula="of:=concat(&quot;https://dx.doi.org/&quot;; [.F310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44, first article of second issue for 2014 selected</text:p>
          </table:table-cell>
          <table:table-cell table:style-name="ce107" table:formula="of:=LOOKUP([.A310]; [$'Journal Lookup Tables'.$A$2:.$B$22])" office:value-type="string" office:string-value="BOTH" calcext:value-type="string">
            <text:p>BOTH</text:p>
          </table:table-cell>
          <table:table-cell table:style-name="ce107" table:formula="of:=LOOKUP([.A31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151.677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31" calcext:value-type="float">
            <text:p>13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4</text:p>
          </table:table-cell>
          <table:table-cell table:style-name="ce95" table:formula="of:=concat(&quot;https://dx.doi.org/&quot;; [.F311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31, second to last article of first issue for 2014 selected</text:p>
          </table:table-cell>
          <table:table-cell table:style-name="ce107" table:formula="of:=LOOKUP([.A311]; [$'Journal Lookup Tables'.$A$2:.$B$22])" office:value-type="string" office:string-value="BOTH" calcext:value-type="string">
            <text:p>BOTH</text:p>
          </table:table-cell>
          <table:table-cell table:style-name="ce107" table:formula="of:=LOOKUP([.A31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152.142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2" calcext:value-type="float">
            <text:p>5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5.12.005</text:p>
          </table:table-cell>
          <table:table-cell table:style-name="ce95" table:formula="of:=concat(&quot;https://dx.doi.org/&quot;; [.F312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312]; [$'Journal Lookup Tables'.$A$2:.$B$22])" office:value-type="string" office:string-value="BOTH" calcext:value-type="string">
            <text:p>BOTH</text:p>
          </table:table-cell>
          <table:table-cell table:style-name="ce107" table:formula="of:=LOOKUP([.A31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22.224cm" svg:y="152.608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PLACE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46" calcext:value-type="float">
            <text:p>4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20.101584</text:p>
          </table:table-cell>
          <table:table-cell table:style-name="ce95" table:formula="of:=concat(&quot;https://dx.doi.org/&quot;; [.F313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research article of 2021</text:p>
          </table:table-cell>
          <table:table-cell table:style-name="ce107" table:formula="of:=LOOKUP([.A313]; [$'Journal Lookup Tables'.$A$2:.$B$22])" office:value-type="string" office:string-value="BOTH" calcext:value-type="string">
            <text:p>BOTH</text:p>
          </table:table-cell>
          <table:table-cell table:style-name="ce107" table:formula="of:=LOOKUP([.A31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98" table:formula="of:=concat(&quot;https://dx.doi.org/&quot;; [.F31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a review, selected second sequential article</text:p>
          </table:table-cell>
          <table:table-cell table:style-name="ce103" table:formula="of:=LOOKUP([.A314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5" draw:text-style-name="P2" svg:width="24.01cm" svg:height="1.508cm" svg:x="28.791cm" svg:y="153.539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98" table:formula="of:=concat(&quot;https://dx.doi.org/&quot;; [.F315])" office:value-type="string" office:string-value="" calcext:value-type="error">
            <text:p>#NAME?</text:p>
          </table:table-cell>
          <table:table-cell table:style-name="ce86" office:value-type="string" calcext:value-type="string">
            <text:p>Duplicate article was selected initially. This is the article following 10.1094/mpmi-08-13-0225-r</text:p>
          </table:table-cell>
          <table:table-cell table:style-name="ce103" table:formula="of:=LOOKUP([.A315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31.046cm" svg:y="154.042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JM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9-18-0265-TA</text:p>
          </table:table-cell>
          <table:table-cell table:style-name="ce98" table:formula="of:=concat(&quot;https://dx.doi.org/&quot;; [.F316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the 900s, this is the first research article of 2019</text:p>
          </table:table-cell>
          <table:table-cell table:style-name="ce103" table:formula="of:=LOOKUP([.A316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20-0201-R</text:p>
          </table:table-cell>
          <table:table-cell table:style-name="ce98" table:formula="of:=concat(&quot;https://dx.doi.org/&quot;; [.F317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17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31.046cm" svg:y="155.01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3" office:value-type="string" calcext:value-type="string">
            <text:p>BLASTp, MATLAB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1-0121" xlink:type="simple">10.1094/MPMI-05-11-0121</text:a></text:p>
          </table:table-cell>
          <table:table-cell table:style-name="ce98" table:formula="of:=concat(&quot;https://dx.doi.org/&quot;; [.F318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103" table:formula="of:=LOOKUP([.A318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4.23cm" svg:height="1.508cm" svg:x="31.046cm" svg:y="155.476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9" draw:text-style-name="P2" svg:width="9.899cm" svg:height="1.781cm" svg:x="47.853cm" svg:y="155.34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5" calcext:value-type="float">
            <text:p>1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11-0193</text:p>
          </table:table-cell>
          <table:table-cell table:style-name="ce98" table:formula="of:=concat(&quot;https://dx.doi.org/&quot;; [.F31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19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office:annotation draw:style-name="gr10" draw:text-style-name="P2" svg:width="11.565cm" svg:height="1.507cm" svg:x="17.226cm" svg:y="155.98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10" draw:text-style-name="P2" svg:width="25.628cm" svg:height="1.507cm" svg:x="22.224cm" svg:y="155.98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7" calcext:value-type="float">
            <text:p>20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98" table:formula="of:=concat(&quot;https://dx.doi.org/&quot;; [.F32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second sequential article selected as first was assigned to Emerson</text:p>
          </table:table-cell>
          <table:table-cell table:style-name="ce103" table:formula="of:=LOOKUP([.A320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aGe, ApE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04-r</text:p>
          </table:table-cell>
          <table:table-cell table:style-name="ce96" table:formula="of:=concat(&quot;https://dx.doi.org/&quot;; [.F32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1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6-17-0138-R</text:p>
          </table:table-cell>
          <table:table-cell table:style-name="ce96" table:formula="of:=concat(&quot;https://dx.doi.org/&quot;; [.F322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322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2" calcext:value-type="float">
            <text:p>5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7-0203-FI</text:p>
          </table:table-cell>
          <table:table-cell table:style-name="ce96" table:formula="of:=concat(&quot;https://dx.doi.org/&quot;; [.F323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323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3-0225-r</text:p>
          </table:table-cell>
          <table:table-cell table:style-name="ce96" table:formula="of:=concat(&quot;https://dx.doi.org/&quot;; [.F32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4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5" draw:text-style-name="P2" svg:width="25.628cm" svg:height="1.508cm" svg:x="22.224cm" svg:y="158.344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20-0224-R</text:p>
          </table:table-cell>
          <table:table-cell table:style-name="ce96" table:formula="of:=concat(&quot;https://dx.doi.org/&quot;; [.F325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25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5-17-0121-FI</text:p>
          </table:table-cell>
          <table:table-cell table:style-name="ce96" table:formula="of:=concat(&quot;https://dx.doi.org/&quot;; [.F326])" office:value-type="string" office:string-value="" calcext:value-type="error">
            <text:p>#NAME?</text:p>
          </table:table-cell>
          <table:table-cell table:style-name="ce87" office:value-type="string" calcext:value-type="string">
            <text:p>16 was a review. 46 is next research article</text:p>
          </table:table-cell>
          <table:table-cell table:style-name="ce104" table:formula="of:=LOOKUP([.A326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nfo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7-18-0208-R</text:p>
          </table:table-cell>
          <table:table-cell table:style-name="ce96" table:formula="of:=concat(&quot;https://dx.doi.org/&quot;; [.F32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27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19-r</text:p>
          </table:table-cell>
          <table:table-cell table:style-name="ce96" table:formula="of:=concat(&quot;https://dx.doi.org/&quot;; [.F3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8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6-0157-R</text:p>
          </table:table-cell>
          <table:table-cell table:style-name="ce96" table:formula="of:=concat(&quot;https://dx.doi.org/&quot;; [.F329])" office:value-type="string" office:string-value="" calcext:value-type="error">
            <text:p>#NAME?</text:p>
          </table:table-cell>
          <table:table-cell table:style-name="ce87" office:value-type="string" calcext:value-type="string">
            <text:p>13 was a review. Changed to page 16</text:p>
          </table:table-cell>
          <table:table-cell table:style-name="ce104" table:formula="of:=LOOKUP([.A329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pMan</text:p>
          </table:table-cell>
          <table:table-cell table:number-columns-repeated="1007"/>
        </table:table-row>
        <table:table-row table:style-name="ro18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3" calcext:value-type="float">
            <text:p>1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MPMI-07-17-0164-R</text:p>
          </table:table-cell>
          <table:table-cell table:style-name="ce97" table:formula="of:=concat(&quot;https://dx.doi.org/&quot;; [.F33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30]; [$'Journal Lookup Tables'.$A$2:.$B$22])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9" calcext:value-type="float">
            <text:p>109</text:p>
          </table:table-cell>
          <table:table-cell table:style-name="ce97" office:value-type="string" calcext:value-type="string">
            <text:p><text:a xlink:href="https://doi.org/10.1094/MPMI-08-20-0227-R" xlink:type="simple">Kaique</text:a></text:p>
          </table:table-cell>
          <table:table-cell table:style-name="ce97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97" table:formula="of:=concat(&quot;https://dx.doi.org/&quot;; [.F331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31]; [$'Journal Lookup Tables'.$A$2:.$B$22])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9" office:value-type="string" calcext:value-type="string">
            <text:p>Molecular Plant-Microbe Interactions</text:p>
          </table:table-cell>
          <table:table-cell table:style-name="ce89" office:value-type="string" calcext:value-type="string">
            <text:p>Mol Plant Micro In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44" calcext:value-type="float">
            <text:p>44</text:p>
          </table:table-cell>
          <table:table-cell table:style-name="ce94" office:value-type="string" calcext:value-type="string">
            <text:p><text:a xlink:href="https://doi.org/10.1094/MPMI-06-20-0164-R" xlink:type="simple">Nik</text:a></text:p>
          </table:table-cell>
          <table:table-cell table:style-name="ce99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00" table:formula="of:=concat(&quot;https://dx.doi.org/&quot;; [.F33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32]; [$'Journal Lookup Tables'.$A$2:.$B$22])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1" calcext:value-type="float">
            <text:p>5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3-15-0047-r</text:p>
          </table:table-cell>
          <table:table-cell table:style-name="ce95" table:formula="of:=concat(&quot;https://dx.doi.org/&quot;; [.F33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33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5" draw:text-style-name="P2" svg:width="25.162cm" svg:height="1.508cm" svg:x="25.166cm" svg:y="162.814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5-12-0121-fi</text:p>
          </table:table-cell>
          <table:table-cell table:style-name="ce95" table:formula="of:=concat(&quot;https://dx.doi.org/&quot;; [.F334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334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office:annotation draw:style-name="gr5" draw:text-style-name="P2" svg:width="25.628cm" svg:height="1.508cm" svg:x="22.224cm" svg:y="163.279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25.166cm" svg:y="163.279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5" draw:text-style-name="P2" svg:width="24.23cm" svg:height="1.508cm" svg:x="31.046cm" svg:y="163.279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163.279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1" calcext:value-type="float">
            <text:p>12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7-15-0153-r</text:p>
          </table:table-cell>
          <table:table-cell table:style-name="ce95" table:formula="of:=concat(&quot;https://dx.doi.org/&quot;; [.F33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35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lstat2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3-11-0062</text:p>
          </table:table-cell>
          <table:table-cell table:style-name="ce98" table:formula="of:=concat(&quot;https://dx.doi.org/&quot;; [.F33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6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9" calcext:value-type="float">
            <text:p>89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98" table:formula="of:=concat(&quot;https://dx.doi.org/&quot;; [.F33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7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5-13-0119-r</text:p>
          </table:table-cell>
          <table:table-cell table:style-name="ce98" table:formula="of:=concat(&quot;https://dx.doi.org/&quot;; [.F33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8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x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9" calcext:value-type="float">
            <text:p>5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5-0166-r</text:p>
          </table:table-cell>
          <table:table-cell table:style-name="ce98" table:formula="of:=concat(&quot;https://dx.doi.org/&quot;; [.F33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9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9-0247-FI</text:p>
          </table:table-cell>
          <table:table-cell table:style-name="ce98" table:formula="of:=concat(&quot;https://dx.doi.org/&quot;; [.F34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0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, MEGA, DNASP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4-14-0096-r</text:p>
          </table:table-cell>
          <table:table-cell table:style-name="ce98" table:formula="of:=concat(&quot;https://dx.doi.org/&quot;; [.F34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1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7" calcext:value-type="float">
            <text:p>67</text:p>
          </table:table-cell>
          <table:table-cell table:style-name="ce98" office:value-type="string" calcext:value-type="string">
            <text:p><text:a xlink:href="https://doi.org/10.1094/PHYTO-08-17-0287-R" xlink:type="simple">Adam</text:a></text:p>
          </table:table-cell>
          <table:table-cell table:style-name="ce98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98" table:formula="of:=concat(&quot;https://dx.doi.org/&quot;; [.F34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2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nfoStat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0-17-0357-R</text:p>
          </table:table-cell>
          <table:table-cell table:style-name="ce98" table:formula="of:=concat(&quot;https://dx.doi.org/&quot;; [.F343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3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R, RStudio, Excel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1-17-0386-R</text:p>
          </table:table-cell>
          <table:table-cell table:style-name="ce98" table:formula="of:=concat(&quot;https://dx.doi.org/&quot;; [.F34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4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5.628cm" svg:height="1.508cm" svg:x="22.224cm" svg:y="168.01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25.166cm" svg:y="168.01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athematica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4-0156-r</text:p>
          </table:table-cell>
          <table:table-cell table:style-name="ce98" table:formula="of:=concat(&quot;https://dx.doi.org/&quot;; [.F34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5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3" draw:text-style-name="P2" svg:width="24.23cm" svg:height="2.619cm" svg:x="31.046cm" svg:y="168.476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MRUST_G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3" calcext:value-type="float">
            <text:p>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3-0175-r</text:p>
          </table:table-cell>
          <table:table-cell table:style-name="ce98" table:formula="of:=concat(&quot;https://dx.doi.org/&quot;; [.F34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6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7-15-0171-r</text:p>
          </table:table-cell>
          <table:table-cell table:style-name="ce96" table:formula="of:=concat(&quot;https://dx.doi.org/&quot;; [.F34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7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2-11-0040</text:p>
          </table:table-cell>
          <table:table-cell table:style-name="ce96" table:formula="of:=concat(&quot;https://dx.doi.org/&quot;; [.F34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8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8" draw:text-style-name="P2" svg:width="9.899cm" svg:height="1.455cm" svg:x="47.853cm" svg:y="169.873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2-0108-r</text:p>
          </table:table-cell>
          <table:table-cell table:style-name="ce96" table:formula="of:=concat(&quot;https://dx.doi.org/&quot;; [.F34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9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MrBayes, FigTree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5" draw:text-style-name="P2" svg:width="16.639cm" svg:height="1.508cm" svg:x="11.688cm" svg:y="170.804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96" table:formula="of:=concat(&quot;https://dx.doi.org/&quot;; [.F350])" office:value-type="string" office:string-value="" calcext:value-type="error">
            <text:p>#NAME?</text:p>
          </table:table-cell>
          <table:table-cell table:style-name="ce87" office:value-type="string" calcext:value-type="string">
            <text:p>DOI did not match with page number. Picked the previous article that matched.</text:p>
          </table:table-cell>
          <table:table-cell table:style-name="ce104" table:formula="of:=LOOKUP([.A350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3-0129-r</text:p>
          </table:table-cell>
          <table:table-cell table:style-name="ce96" table:formula="of:=concat(&quot;https://dx.doi.org/&quot;; [.F35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5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igmaStat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9-0185-FI</text:p>
          </table:table-cell>
          <table:table-cell table:style-name="ce96" table:formula="of:=concat(&quot;https://dx.doi.org/&quot;; [.F352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5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6-0209-R</text:p>
          </table:table-cell>
          <table:table-cell table:style-name="ce96" table:formula="of:=concat(&quot;https://dx.doi.org/&quot;; [.F35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5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opART</text:p>
          </table:table-cell>
          <table:table-cell table:number-columns-repeated="1007"/>
        </table:table-row>
        <table:table-row table:style-name="ro5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96" table:formula="of:=concat(&quot;https://dx.doi.org/&quot;; [.F35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354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4-16-0170-R</text:p>
          </table:table-cell>
          <table:table-cell table:style-name="ce97" table:formula="of:=concat(&quot;https://dx.doi.org/&quot;; [.F35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5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3-17-0091-R</text:p>
          </table:table-cell>
          <table:table-cell table:style-name="ce97" table:formula="of:=concat(&quot;https://dx.doi.org/&quot;; [.F35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6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94/PHYTO-06-20-0232-FI" xlink:type="simple">Kaique</text:a></text:p>
          </table:table-cell>
          <table:table-cell table:style-name="ce97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97" table:formula="of:=concat(&quot;https://dx.doi.org/&quot;; [.F35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5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4-0044-r</text:p>
          </table:table-cell>
          <table:table-cell table:style-name="ce95" table:formula="of:=concat(&quot;https://dx.doi.org/&quot;; [.F35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58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10" draw:text-style-name="P2" svg:width="9.899cm" svg:height="1.507cm" svg:x="47.853cm" svg:y="174.605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3" calcext:value-type="float">
            <text:p>7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3-0032-r</text:p>
          </table:table-cell>
          <table:table-cell table:style-name="ce95" table:formula="of:=concat(&quot;https://dx.doi.org/&quot;; [.F35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59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9" draw:text-style-name="P2" svg:width="9.899cm" svg:height="1.781cm" svg:x="47.853cm" svg:y="174.933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5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56" calcext:value-type="float">
            <text:p>56</text:p>
          </table:table-cell>
          <table:table-cell table:style-name="ce95" office:value-type="string" calcext:value-type="string">
            <text:p><text:a xlink:href="https://doi.org/10.1094/PHYTO-05-18-0152-R" xlink:type="simple">Zach</text:a></text:p>
          </table:table-cell>
          <table:table-cell table:style-name="ce95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95" table:formula="of:=concat(&quot;https://dx.doi.org/&quot;; [.F360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0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32" calcext:value-type="float">
            <text:p>132</text:p>
          </table:table-cell>
          <table:table-cell table:style-name="ce95" office:value-type="string" calcext:value-type="string">
            <text:p><text:a xlink:href="https://doi.org/10.1094/PHYTO-05-19-0183-FI" xlink:type="simple">Zach</text:a></text:p>
          </table:table-cell>
          <table:table-cell table:style-name="ce95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95" table:formula="of:=concat(&quot;https://dx.doi.org/&quot;; [.F36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1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rcGIS, Excel, SAS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12-11-0349</text:p>
          </table:table-cell>
          <table:table-cell table:style-name="ce95" table:formula="of:=concat(&quot;https://dx.doi.org/&quot;; [.F36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62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5" draw:text-style-name="P2" svg:width="24.23cm" svg:height="1.508cm" svg:x="31.046cm" svg:y="176.54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5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3" calcext:value-type="float">
            <text:p>13</text:p>
          </table:table-cell>
          <table:table-cell table:style-name="ce95" office:value-type="string" calcext:value-type="string">
            <text:p><text:a xlink:href="https://doi.org/10.1094/PHYTO-06-18-0186-R" xlink:type="simple">Zach</text:a></text:p>
          </table:table-cell>
          <table:table-cell table:style-name="ce95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95" table:formula="of:=concat(&quot;https://dx.doi.org/&quot;; [.F363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article w/ PP13 is review. This is the next article</text:p>
          </table:table-cell>
          <table:table-cell table:style-name="ce107" table:formula="of:=LOOKUP([.A363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2-14-0122-re</text:p>
          </table:table-cell>
          <table:table-cell table:style-name="ce98" table:formula="of:=concat(&quot;https://dx.doi.org/&quot;; [.F36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4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46" calcext:value-type="float">
            <text:p>14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5-18-0715-RE</text:p>
          </table:table-cell>
          <table:table-cell table:style-name="ce98" table:formula="of:=concat(&quot;https://dx.doi.org/&quot;; [.F365])" office:value-type="string" office:string-value="" calcext:value-type="error">
            <text:p>#NAME?</text:p>
          </table:table-cell>
          <table:table-cell table:style-name="ce86" office:value-type="string" calcext:value-type="string">
            <text:p>Last research article in issue, the remainder, including p146, are disease notes</text:p>
          </table:table-cell>
          <table:table-cell table:style-name="ce103" table:formula="of:=LOOKUP([.A365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8" calcext:value-type="float">
            <text:p>6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2-11-0119</text:p>
          </table:table-cell>
          <table:table-cell table:style-name="ce96" table:formula="of:=concat(&quot;https://dx.doi.org/&quot;; [.F36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6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01cm" svg:height="1.508cm" svg:x="28.791cm" svg:y="178.44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6-14-0572-re</text:p>
          </table:table-cell>
          <table:table-cell table:style-name="ce96" table:formula="of:=concat(&quot;https://dx.doi.org/&quot;; [.F3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7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5-17-0689-RE</text:p>
          </table:table-cell>
          <table:table-cell table:style-name="ce96" table:formula="of:=concat(&quot;https://dx.doi.org/&quot;; [.F36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</text:p>
          </table:table-cell>
          <table:table-cell table:style-name="ce104" table:formula="of:=LOOKUP([.A368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1-20-0130-RE</text:p>
          </table:table-cell>
          <table:table-cell table:style-name="ce96" table:formula="of:=concat(&quot;https://dx.doi.org/&quot;; [.F36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69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7-12-0646-re</text:p>
          </table:table-cell>
          <table:table-cell table:style-name="ce96" table:formula="of:=concat(&quot;https://dx.doi.org/&quot;; [.F370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70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1-1071-re</text:p>
          </table:table-cell>
          <table:table-cell table:style-name="ce96" table:formula="of:=concat(&quot;https://dx.doi.org/&quot;; [.F37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7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9-13-0936-re</text:p>
          </table:table-cell>
          <table:table-cell table:style-name="ce96" table:formula="of:=concat(&quot;https://dx.doi.org/&quot;; [.F37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3-1257-re</text:p>
          </table:table-cell>
          <table:table-cell table:style-name="ce96" table:formula="of:=concat(&quot;https://dx.doi.org/&quot;; [.F37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17-0593-RE</text:p>
          </table:table-cell>
          <table:table-cell table:style-name="ce96" table:formula="of:=concat(&quot;https://dx.doi.org/&quot;; [.F37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  <text:p/>
          </table:table-cell>
          <table:table-cell table:style-name="ce104" table:formula="of:=LOOKUP([.A374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8" calcext:value-type="float">
            <text:p>78</text:p>
          </table:table-cell>
          <table:table-cell table:style-name="ce96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96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96" table:formula="of:=concat(&quot;https://dx.doi.org/&quot;; [.F375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5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20-0792-RE</text:p>
          </table:table-cell>
          <table:table-cell table:style-name="ce96" table:formula="of:=concat(&quot;https://dx.doi.org/&quot;; [.F37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6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string" calcext:value-type="string">
            <text:p>NA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2" calcext:value-type="float">
            <text:p>102</text:p>
          </table:table-cell>
          <table:table-cell table:style-name="ce97" office:value-type="string" calcext:value-type="string">
            <text:p><text:a xlink:href="https://doi.org/10.1094/PDIS-03-19-0484-RE" xlink:type="simple">Kaique</text:a></text:p>
          </table:table-cell>
          <table:table-cell table:style-name="ce97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97" table:formula="of:=concat(&quot;https://dx.doi.org/&quot;; [.F37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7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MAFFT, SPS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2-16-0144-RE</text:p>
          </table:table-cell>
          <table:table-cell table:style-name="ce97" table:formula="of:=concat(&quot;https://dx.doi.org/&quot;; [.F37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78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QGene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3-16-0332-RE</text:p>
          </table:table-cell>
          <table:table-cell table:style-name="ce97" table:formula="of:=concat(&quot;https://dx.doi.org/&quot;; [.F37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79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3" calcext:value-type="float">
            <text:p>1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4-16-0527-RE</text:p>
          </table:table-cell>
          <table:table-cell table:style-name="ce97" table:formula="of:=concat(&quot;https://dx.doi.org/&quot;; [.F38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80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Treeview, RDP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1-17-0062-RE</text:p>
          </table:table-cell>
          <table:table-cell table:style-name="ce97" table:formula="of:=concat(&quot;https://dx.doi.org/&quot;; [.F381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rticle</text:p>
          </table:table-cell>
          <table:table-cell table:style-name="ce105" table:formula="of:=LOOKUP([.A381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17" calcext:value-type="float">
            <text:p>11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94/PDIS-02-18-0374-RE</text:p>
          </table:table-cell>
          <table:table-cell table:style-name="ce94" table:formula="of:=concat(&quot;https://dx.doi.org/&quot;; [.F38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82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1" calcext:value-type="float">
            <text:p>121</text:p>
          </table:table-cell>
          <table:table-cell table:style-name="ce94" office:value-type="string" calcext:value-type="string">
            <text:p><text:a xlink:href="https://doi.org/10.1094/PDIS-04-18-0695-RE" xlink:type="simple">Nik</text:a></text:p>
          </table:table-cell>
          <table:table-cell table:style-name="ce99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99" table:formula="of:=concat(&quot;https://dx.doi.org/&quot;; [.F383])" office:value-type="string" office:string-value="" calcext:value-type="error">
            <text:p>#NAME?</text:p>
          </table:table-cell>
          <table:table-cell table:style-name="ce89" office:value-type="string" calcext:value-type="string">
            <text:p>Next article since page range fell within the first article already selected for 2019</text:p>
          </table:table-cell>
          <table:table-cell table:style-name="ce106" table:formula="of:=LOOKUP([.A383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34" calcext:value-type="float">
            <text:p>134</text:p>
          </table:table-cell>
          <table:table-cell table:style-name="ce94" office:value-type="string" calcext:value-type="string">
            <text:p><text:a xlink:href="https://doi.org/10.1094/PDIS-02-19-0370-RE" xlink:type="simple">Nik</text:a></text:p>
          </table:table-cell>
          <table:table-cell table:style-name="ce99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99" table:formula="of:=concat(&quot;https://dx.doi.org/&quot;; [.F384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84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4-13-0449-re</text:p>
          </table:table-cell>
          <table:table-cell table:style-name="ce95" table:formula="of:=concat(&quot;https://dx.doi.org/&quot;; [.F38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85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5" office:value-type="string" calcext:value-type="string">
            <text:p><text:a xlink:href="https://doi.org/10.1094/PDIS-01-19-0178-RE" xlink:type="simple">Zach</text:a></text:p>
          </table:table-cell>
          <table:table-cell table:style-name="ce95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95" table:formula="of:=concat(&quot;https://dx.doi.org/&quot;; [.F38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86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5-13-0492-re</text:p>
          </table:table-cell>
          <table:table-cell table:style-name="ce95" table:formula="of:=concat(&quot;https://dx.doi.org/&quot;; [.F38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87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1" calcext:value-type="float">
            <text:p>11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2013-0922-01-rs</text:p>
          </table:table-cell>
          <table:table-cell table:style-name="ce98" table:formula="of:=concat(&quot;https://dx.doi.org/&quot;; [.F388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88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rs-15-0050</text:p>
          </table:table-cell>
          <table:table-cell table:style-name="ce98" table:formula="of:=concat(&quot;https://dx.doi.org/&quot;; [.F389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89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09-18-0054-RS</text:p>
          </table:table-cell>
          <table:table-cell table:style-name="ce98" table:formula="of:=concat(&quot;https://dx.doi.org/&quot;; [.F39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0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rs-14-0017</text:p>
          </table:table-cell>
          <table:table-cell table:style-name="ce96" table:formula="of:=concat(&quot;https://dx.doi.org/&quot;; [.F39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9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stat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12-16-0073-RS</text:p>
          </table:table-cell>
          <table:table-cell table:style-name="ce96" table:formula="of:=concat(&quot;https://dx.doi.org/&quot;; [.F39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9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09-19-0063-FI</text:p>
          </table:table-cell>
          <table:table-cell table:style-name="ce96" table:formula="of:=concat(&quot;https://dx.doi.org/&quot;; [.F393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9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1-18-0005-BR</text:p>
          </table:table-cell>
          <table:table-cell table:style-name="ce97" table:formula="of:=concat(&quot;https://dx.doi.org/&quot;; [.F394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394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6-17-0034-RS</text:p>
          </table:table-cell>
          <table:table-cell table:style-name="ce97" table:formula="of:=concat(&quot;https://dx.doi.org/&quot;; [.F39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95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5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37" calcext:value-type="float">
            <text:p>37</text:p>
          </table:table-cell>
          <table:table-cell table:style-name="ce97" office:value-type="string" calcext:value-type="string">
            <text:p><text:a xlink:href="https://doi.org/10.1094/PHP-11-18-0075-RS" xlink:type="simple">Kaique</text:a></text:p>
          </table:table-cell>
          <table:table-cell table:style-name="ce97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97" table:formula="of:=concat(&quot;https://dx.doi.org/&quot;; [.F396])" office:value-type="string" office:string-value="" calcext:value-type="error">
            <text:p>#NAME?</text:p>
          </table:table-cell>
          <table:table-cell table:style-name="ce88" office:value-type="string" calcext:value-type="string">
            <text:p>Page number was a first report. This is first research article.</text:p>
          </table:table-cell>
          <table:table-cell table:style-name="ce105" table:formula="of:=LOOKUP([.A396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MEGA</text:p>
          </table:table-cell>
          <table:table-cell table:number-columns-repeated="1007"/>
        </table:table-row>
        <table:table-row table:style-name="ro5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126" calcext:value-type="float">
            <text:p>126</text:p>
          </table:table-cell>
          <table:table-cell table:style-name="ce97" office:value-type="string" calcext:value-type="string">
            <text:p><text:a xlink:href="https://doi.org/10.1094/PHP-11-18-0076-S" xlink:type="simple">Kaique</text:a></text:p>
          </table:table-cell>
          <table:table-cell table:style-name="ce97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97" table:formula="of:=concat(&quot;https://dx.doi.org/&quot;; [.F39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9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BLASTn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RS-16-0050</text:p>
          </table:table-cell>
          <table:table-cell table:style-name="ce97" table:formula="of:=concat(&quot;https://dx.doi.org/&quot;; [.F39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98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number-columns-repeated="4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8" calcext:value-type="float">
            <text:p>8</text:p>
          </table:table-cell>
          <table:table-cell table:style-name="ce94" office:value-type="string" calcext:value-type="string">
            <text:p><text:a xlink:href="https://doi.org/10.1094/PHP-08-18-0047-RS" xlink:type="simple">Nik</text:a></text:p>
          </table:table-cell>
          <table:table-cell table:style-name="ce99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99" table:formula="of:=concat(&quot;https://dx.doi.org/&quot;; [.F399])" office:value-type="string" office:string-value="" calcext:value-type="error">
            <text:p>#NAME?</text:p>
          </table:table-cell>
          <table:table-cell table:style-name="ce89" office:value-type="string" calcext:value-type="string">
            <text:p>PP8 was a guide, not research article</text:p>
          </table:table-cell>
          <table:table-cell table:style-name="ce106" table:formula="of:=LOOKUP([.A399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1" calcext:value-type="float">
            <text:p>61</text:p>
          </table:table-cell>
          <table:table-cell table:style-name="ce94" office:value-type="string" calcext:value-type="string">
            <text:p><text:a xlink:href="https://doi.org/10.1094/PHP-11-19-0084-RS" xlink:type="simple">Nik</text:a></text:p>
          </table:table-cell>
          <table:table-cell table:style-name="ce99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99" table:formula="of:=concat(&quot;https://dx.doi.org/&quot;; [.F400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400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JMP Pro</text:p>
          </table:table-cell>
          <table:table-cell table:number-columns-repeated="1007"/>
        </table:table-row>
        <table:table-row table:style-name="ro8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3-0823-01-rs</text:p>
          </table:table-cell>
          <table:table-cell table:style-name="ce95" table:formula="of:=concat(&quot;https://dx.doi.org/&quot;; [.F401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1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SSESS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2-0402-01-rs</text:p>
          </table:table-cell>
          <table:table-cell table:style-name="ce95" table:formula="of:=concat(&quot;https://dx.doi.org/&quot;; [.F402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2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47.853cm" svg:y="195.887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6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76" calcext:value-type="float">
            <text:p>7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rs-15-0044</text:p>
          </table:table-cell>
          <table:table-cell table:style-name="ce95" table:formula="of:=concat(&quot;https://dx.doi.org/&quot;; [.F403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3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30" calcext:value-type="float">
            <text:p>1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26.x</text:p>
          </table:table-cell>
          <table:table-cell table:style-name="ce98" table:formula="of:=concat(&quot;https://dx.doi.org/&quot;; [.F40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4]; [$'Journal Lookup Tables'.$A$2:.$B$22])" office:value-type="string" office:string-value="BOTH" calcext:value-type="string">
            <text:p>BOTH</text:p>
          </table:table-cell>
          <table:table-cell table:style-name="ce103" table:formula="of:=LOOKUP([.A404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508cm" svg:x="47.853cm" svg:y="196.818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31.x</text:p>
          </table:table-cell>
          <table:table-cell table:style-name="ce98" table:formula="of:=concat(&quot;https://dx.doi.org/&quot;; [.F40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5]; [$'Journal Lookup Tables'.$A$2:.$B$22])" office:value-type="string" office:string-value="BOTH" calcext:value-type="string">
            <text:p>BOTH</text:p>
          </table:table-cell>
          <table:table-cell table:style-name="ce103" table:formula="of:=LOOKUP([.A405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Y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7" calcext:value-type="float">
            <text:p>1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4</text:p>
          </table:table-cell>
          <table:table-cell table:style-name="ce98" table:formula="of:=concat(&quot;https://dx.doi.org/&quot;; [.F40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6]; [$'Journal Lookup Tables'.$A$2:.$B$22])" office:value-type="string" office:string-value="BOTH" calcext:value-type="string">
            <text:p>BOTH</text:p>
          </table:table-cell>
          <table:table-cell table:style-name="ce103" table:formula="of:=LOOKUP([.A406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5</text:p>
          </table:table-cell>
          <table:table-cell table:style-name="ce98" table:formula="of:=concat(&quot;https://dx.doi.org/&quot;; [.F40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7]; [$'Journal Lookup Tables'.$A$2:.$B$22])" office:value-type="string" office:string-value="BOTH" calcext:value-type="string">
            <text:p>BOTH</text:p>
          </table:table-cell>
          <table:table-cell table:style-name="ce103" table:formula="of:=LOOKUP([.A407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503.x</text:p>
          </table:table-cell>
          <table:table-cell table:style-name="ce96" table:formula="of:=concat(&quot;https://dx.doi.org/&quot;; [.F40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8]; [$'Journal Lookup Tables'.$A$2:.$B$22])" office:value-type="string" office:string-value="BOTH" calcext:value-type="string">
            <text:p>BOTH</text:p>
          </table:table-cell>
          <table:table-cell table:style-name="ce104" table:formula="of:=LOOKUP([.A40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LU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58</text:p>
          </table:table-cell>
          <table:table-cell table:style-name="ce96" table:formula="of:=concat(&quot;https://dx.doi.org/&quot;; [.F40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9]; [$'Journal Lookup Tables'.$A$2:.$B$22])" office:value-type="string" office:string-value="BOTH" calcext:value-type="string">
            <text:p>BOTH</text:p>
          </table:table-cell>
          <table:table-cell table:style-name="ce104" table:formula="of:=LOOKUP([.A40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241</text:p>
          </table:table-cell>
          <table:table-cell table:style-name="ce96" table:formula="of:=concat(&quot;https://dx.doi.org/&quot;; [.F410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page from 25 to 24</text:p>
          </table:table-cell>
          <table:table-cell table:style-name="ce104" table:formula="of:=LOOKUP([.A410]; [$'Journal Lookup Tables'.$A$2:.$B$22])" office:value-type="string" office:string-value="BOTH" calcext:value-type="string">
            <text:p>BOTH</text:p>
          </table:table-cell>
          <table:table-cell table:style-name="ce104" table:formula="of:=LOOKUP([.A41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graphics Plu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89</text:p>
          </table:table-cell>
          <table:table-cell table:style-name="ce96" table:formula="of:=concat(&quot;https://dx.doi.org/&quot;; [.F4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1]; [$'Journal Lookup Tables'.$A$2:.$B$22])" office:value-type="string" office:string-value="BOTH" calcext:value-type="string">
            <text:p>BOTH</text:p>
          </table:table-cell>
          <table:table-cell table:style-name="ce104" table:formula="of:=LOOKUP([.A41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0</text:p>
          </table:table-cell>
          <table:table-cell table:style-name="ce96" table:formula="of:=concat(&quot;https://dx.doi.org/&quot;; [.F41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2]; [$'Journal Lookup Tables'.$A$2:.$B$22])" office:value-type="string" office:string-value="BOTH" calcext:value-type="string">
            <text:p>BOTH</text:p>
          </table:table-cell>
          <table:table-cell table:style-name="ce104" table:formula="of:=LOOKUP([.A41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JMP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6</text:p>
          </table:table-cell>
          <table:table-cell table:style-name="ce96" table:formula="of:=concat(&quot;https://dx.doi.org/&quot;; [.F41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3]; [$'Journal Lookup Tables'.$A$2:.$B$22])" office:value-type="string" office:string-value="BOTH" calcext:value-type="string">
            <text:p>BOTH</text:p>
          </table:table-cell>
          <table:table-cell table:style-name="ce104" table:formula="of:=LOOKUP([.A41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, STATISTIX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45</text:p>
          </table:table-cell>
          <table:table-cell table:style-name="ce96" table:formula="of:=concat(&quot;https://dx.doi.org/&quot;; [.F41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14]; [$'Journal Lookup Tables'.$A$2:.$B$22])" office:value-type="string" office:string-value="BOTH" calcext:value-type="string">
            <text:p>BOTH</text:p>
          </table:table-cell>
          <table:table-cell table:style-name="ce104" table:formula="of:=LOOKUP([.A41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401</text:p>
          </table:table-cell>
          <table:table-cell table:style-name="ce96" table:formula="of:=concat(&quot;https://dx.doi.org/&quot;; [.F4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5]; [$'Journal Lookup Tables'.$A$2:.$B$22])" office:value-type="string" office:string-value="BOTH" calcext:value-type="string">
            <text:p>BOTH</text:p>
          </table:table-cell>
          <table:table-cell table:style-name="ce104" table:formula="of:=LOOKUP([.A415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491.x</text:p>
          </table:table-cell>
          <table:table-cell table:style-name="ce96" table:formula="of:=concat(&quot;https://dx.doi.org/&quot;; [.F41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6]; [$'Journal Lookup Tables'.$A$2:.$B$22])" office:value-type="string" office:string-value="BOTH" calcext:value-type="string">
            <text:p>BOTH</text:p>
          </table:table-cell>
          <table:table-cell table:style-name="ce104" table:formula="of:=LOOKUP([.A41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41</text:p>
          </table:table-cell>
          <table:table-cell table:style-name="ce96" table:formula="of:=concat(&quot;https://dx.doi.org/&quot;; [.F41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7]; [$'Journal Lookup Tables'.$A$2:.$B$22])" office:value-type="string" office:string-value="BOTH" calcext:value-type="string">
            <text:p>BOTH</text:p>
          </table:table-cell>
          <table:table-cell table:style-name="ce104" table:formula="of:=LOOKUP([.A41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2</text:p>
          </table:table-cell>
          <table:table-cell table:style-name="ce96" table:formula="of:=concat(&quot;https://dx.doi.org/&quot;; [.F41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8]; [$'Journal Lookup Tables'.$A$2:.$B$22])" office:value-type="string" office:string-value="BOTH" calcext:value-type="string">
            <text:p>BOTH</text:p>
          </table:table-cell>
          <table:table-cell table:style-name="ce104" table:formula="of:=LOOKUP([.A41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mageJ, Photoshop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34</text:p>
          </table:table-cell>
          <table:table-cell table:style-name="ce96" table:formula="of:=concat(&quot;https://dx.doi.org/&quot;; [.F419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because page 5 was a review</text:p>
          </table:table-cell>
          <table:table-cell table:style-name="ce104" table:formula="of:=LOOKUP([.A419]; [$'Journal Lookup Tables'.$A$2:.$B$22])" office:value-type="string" office:string-value="BOTH" calcext:value-type="string">
            <text:p>BOTH</text:p>
          </table:table-cell>
          <table:table-cell table:style-name="ce104" table:formula="of:=LOOKUP([.A41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lustal, 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3099</text:p>
          </table:table-cell>
          <table:table-cell table:style-name="ce96" table:formula="of:=concat(&quot;https://dx.doi.org/&quot;; [.F42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20]; [$'Journal Lookup Tables'.$A$2:.$B$22])" office:value-type="string" office:string-value="BOTH" calcext:value-type="string">
            <text:p>BOTH</text:p>
          </table:table-cell>
          <table:table-cell table:style-name="ce104" table:formula="of:=LOOKUP([.A42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9</text:p>
          </table:table-cell>
          <table:table-cell table:style-name="ce96" table:formula="of:=concat(&quot;https://dx.doi.org/&quot;; [.F42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1]; [$'Journal Lookup Tables'.$A$2:.$B$22])" office:value-type="string" office:string-value="BOTH" calcext:value-type="string">
            <text:p>BOTH</text:p>
          </table:table-cell>
          <table:table-cell table:style-name="ce104" table:formula="of:=LOOKUP([.A42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2.02625.x</text:p>
          </table:table-cell>
          <table:table-cell table:style-name="ce96" table:formula="of:=concat(&quot;https://dx.doi.org/&quot;; [.F42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2]; [$'Journal Lookup Tables'.$A$2:.$B$22])" office:value-type="string" office:string-value="BOTH" calcext:value-type="string">
            <text:p>BOTH</text:p>
          </table:table-cell>
          <table:table-cell table:style-name="ce104" table:formula="of:=LOOKUP([.A42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5" draw:text-style-name="P2" svg:width="9.899cm" svg:height="1.508cm" svg:x="47.853cm" svg:y="205.2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, Exce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83</text:p>
          </table:table-cell>
          <table:table-cell table:style-name="ce96" table:formula="of:=concat(&quot;https://dx.doi.org/&quot;; [.F42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3]; [$'Journal Lookup Tables'.$A$2:.$B$22])" office:value-type="string" office:string-value="BOTH" calcext:value-type="string">
            <text:p>BOTH</text:p>
          </table:table-cell>
          <table:table-cell table:style-name="ce104" table:formula="of:=LOOKUP([.A42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92</text:p>
          </table:table-cell>
          <table:table-cell table:style-name="ce96" table:formula="of:=concat(&quot;https://dx.doi.org/&quot;; [.F42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number a review, selected next article</text:p>
          </table:table-cell>
          <table:table-cell table:style-name="ce104" table:formula="of:=LOOKUP([.A424]; [$'Journal Lookup Tables'.$A$2:.$B$22])" office:value-type="string" office:string-value="BOTH" calcext:value-type="string">
            <text:p>BOTH</text:p>
          </table:table-cell>
          <table:table-cell table:style-name="ce104" table:formula="of:=LOOKUP([.A42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POPPR, FigTree, Popgene, Multilocus, GenAlEx, Polysat, Exce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5</text:p>
          </table:table-cell>
          <table:table-cell table:style-name="ce97" table:formula="of:=concat(&quot;https://dx.doi.org/&quot;; [.F425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425]; [$'Journal Lookup Tables'.$A$2:.$B$22])" office:value-type="string" office:string-value="BOTH" calcext:value-type="string">
            <text:p>BOTH</text:p>
          </table:table-cell>
          <table:table-cell table:style-name="ce105" table:formula="of:=LOOKUP([.A425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1</text:p>
          </table:table-cell>
          <table:table-cell table:style-name="ce97" table:formula="of:=concat(&quot;https://dx.doi.org/&quot;; [.F426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426]; [$'Journal Lookup Tables'.$A$2:.$B$22])" office:value-type="string" office:string-value="BOTH" calcext:value-type="string">
            <text:p>BOTH</text:p>
          </table:table-cell>
          <table:table-cell table:style-name="ce105" table:formula="of:=LOOKUP([.A426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ATISTIX, PAST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0</text:p>
          </table:table-cell>
          <table:table-cell table:style-name="ce97" table:formula="of:=concat(&quot;https://dx.doi.org/&quot;; [.F42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27]; [$'Journal Lookup Tables'.$A$2:.$B$22])" office:value-type="string" office:string-value="BOTH" calcext:value-type="string">
            <text:p>BOTH</text:p>
          </table:table-cell>
          <table:table-cell table:style-name="ce105" table:formula="of:=LOOKUP([.A427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1" calcext:value-type="float">
            <text:p>51</text:p>
          </table:table-cell>
          <table:table-cell table:style-name="ce97" office:value-type="string" calcext:value-type="string">
            <text:p><text:a xlink:href="https://doi.org/10.1111/ppa.13105" xlink:type="simple">Kaique</text:a></text:p>
          </table:table-cell>
          <table:table-cell table:style-name="ce97" office:value-type="string" calcext:value-type="string">
            <text:p><text:a xlink:href="https://doi.org/10.1111/ppa.13105" xlink:type="simple">10.1111/ppa.13105</text:a></text:p>
          </table:table-cell>
          <table:table-cell table:style-name="ce97" table:formula="of:=concat(&quot;https://dx.doi.org/&quot;; [.F428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28]; [$'Journal Lookup Tables'.$A$2:.$B$22])" office:value-type="string" office:string-value="BOTH" calcext:value-type="string">
            <text:p>BOTH</text:p>
          </table:table-cell>
          <table:table-cell table:style-name="ce105" table:formula="of:=LOOKUP([.A428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35" calcext:value-type="float">
            <text:p>35</text:p>
          </table:table-cell>
          <table:table-cell table:style-name="ce97" office:value-type="string" calcext:value-type="string">
            <text:p><text:a xlink:href="https://doi.org/10.1111/ppa.13273" xlink:type="simple">Kaique</text:a></text:p>
          </table:table-cell>
          <table:table-cell table:style-name="ce97" office:value-type="string" calcext:value-type="string">
            <text:p><text:a xlink:href="https://doi.org/10.1111/ppa.13273" xlink:type="simple">10.1111/ppa.13273</text:a></text:p>
          </table:table-cell>
          <table:table-cell table:style-name="ce97" table:formula="of:=concat(&quot;https://dx.doi.org/&quot;; [.F429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29]; [$'Journal Lookup Tables'.$A$2:.$B$22])" office:value-type="string" office:string-value="BOTH" calcext:value-type="string">
            <text:p>BOTH</text:p>
          </table:table-cell>
          <table:table-cell table:style-name="ce105" table:formula="of:=LOOKUP([.A429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8" calcext:value-type="float">
            <text:p>9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06</text:p>
          </table:table-cell>
          <table:table-cell table:style-name="ce97" table:formula="of:=concat(&quot;https://dx.doi.org/&quot;; [.F43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30]; [$'Journal Lookup Tables'.$A$2:.$B$22])" office:value-type="string" office:string-value="BOTH" calcext:value-type="string">
            <text:p>BOTH</text:p>
          </table:table-cell>
          <table:table-cell table:style-name="ce105" table:formula="of:=LOOKUP([.A430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4</text:p>
          </table:table-cell>
          <table:table-cell table:style-name="ce97" table:formula="of:=concat(&quot;https://dx.doi.org/&quot;; [.F43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31]; [$'Journal Lookup Tables'.$A$2:.$B$22])" office:value-type="string" office:string-value="BOTH" calcext:value-type="string">
            <text:p>BOTH</text:p>
          </table:table-cell>
          <table:table-cell table:style-name="ce105" table:formula="of:=LOOKUP([.A431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STAN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ppa.12385</text:p>
          </table:table-cell>
          <table:table-cell table:style-name="ce95" table:formula="of:=concat(&quot;https://dx.doi.org/&quot;; [.F43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432]; [$'Journal Lookup Tables'.$A$2:.$B$22])" office:value-type="string" office:string-value="BOTH" calcext:value-type="string">
            <text:p>BOTH</text:p>
          </table:table-cell>
          <table:table-cell table:style-name="ce107" table:formula="of:=LOOKUP([.A432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3" calcext:value-type="float">
            <text:p>83</text:p>
          </table:table-cell>
          <table:table-cell table:style-name="ce95" office:value-type="string" calcext:value-type="string">
            <text:p><text:a xlink:href="https://doi.org/10.1111/ppa.13106" xlink:type="simple">Zach</text:a></text:p>
          </table:table-cell>
          <table:table-cell table:style-name="ce95" office:value-type="string" calcext:value-type="string">
            <text:p><text:a xlink:href="https://doi.org/10.1111/ppa.13106" xlink:type="simple">10.1111/ppa.13106</text:a></text:p>
          </table:table-cell>
          <table:table-cell table:style-name="ce95" table:formula="of:=concat(&quot;https://dx.doi.org/&quot;; [.F43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33]; [$'Journal Lookup Tables'.$A$2:.$B$22])" office:value-type="string" office:string-value="BOTH" calcext:value-type="string">
            <text:p>BOTH</text:p>
          </table:table-cell>
          <table:table-cell table:style-name="ce107" table:formula="of:=LOOKUP([.A433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PLUS, INFO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9-00330-y</text:p>
          </table:table-cell>
          <table:table-cell table:style-name="ce98" table:formula="of:=concat(&quot;https://dx.doi.org/&quot;; [.F43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34]; [$'Journal Lookup Tables'.$A$2:.$B$22])" office:value-type="string" office:string-value="BOTH" calcext:value-type="string">
            <text:p>BOTH</text:p>
          </table:table-cell>
          <table:table-cell table:style-name="ce103" table:formula="of:=LOOKUP([.A434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Trinity tool, BLAS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5-0015-y</text:p>
          </table:table-cell>
          <table:table-cell table:style-name="ce98" table:formula="of:=concat(&quot;https://dx.doi.org/&quot;; [.F43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35]; [$'Journal Lookup Tables'.$A$2:.$B$22])" office:value-type="string" office:string-value="BOTH" calcext:value-type="string">
            <text:p>BOTH</text:p>
          </table:table-cell>
          <table:table-cell table:style-name="ce103" table:formula="of:=LOOKUP([.A435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PS Explorer, MASCOT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04-1</text:p>
          </table:table-cell>
          <table:table-cell table:style-name="ce96" table:formula="of:=concat(&quot;https://dx.doi.org/&quot;; [.F436])" office:value-type="string" office:string-value="" calcext:value-type="error">
            <text:p>#NAME?</text:p>
          </table:table-cell>
          <table:table-cell table:style-name="ce87" office:value-type="string" calcext:value-type="string">
            <text:p>Only goes back to 2015, selected article from 2015 with page 20 contained</text:p>
          </table:table-cell>
          <table:table-cell table:style-name="ce104" table:formula="of:=LOOKUP([.A436]; [$'Journal Lookup Tables'.$A$2:.$B$22])" office:value-type="string" office:string-value="BOTH" calcext:value-type="string">
            <text:p>BOTH</text:p>
          </table:table-cell>
          <table:table-cell table:style-name="ce104" table:formula="of:=LOOKUP([.A43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0" calcext:value-type="float">
            <text:p>90</text:p>
          </table:table-cell>
          <table:table-cell table:style-name="ce96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96" table:formula="of:=concat(&quot;https://dx.doi.org/&quot;; [.F43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37]; [$'Journal Lookup Tables'.$A$2:.$B$22])" office:value-type="string" office:string-value="BOTH" calcext:value-type="string">
            <text:p>BOTH</text:p>
          </table:table-cell>
          <table:table-cell table:style-name="ce104" table:formula="of:=LOOKUP([.A43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3" calcext:value-type="float">
            <text:p>83</text:p>
          </table:table-cell>
          <table:table-cell table:style-name="ce96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96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96" table:formula="of:=concat(&quot;https://dx.doi.org/&quot;; [.F43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38]; [$'Journal Lookup Tables'.$A$2:.$B$22])" office:value-type="string" office:string-value="BOTH" calcext:value-type="string">
            <text:p>BOTH</text:p>
          </table:table-cell>
          <table:table-cell table:style-name="ce104" table:formula="of:=LOOKUP([.A43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a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10-3</text:p>
          </table:table-cell>
          <table:table-cell table:style-name="ce96" table:formula="of:=concat(&quot;https://dx.doi.org/&quot;; [.F43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first article in Apr. 2015</text:p>
          </table:table-cell>
          <table:table-cell table:style-name="ce104" table:formula="of:=LOOKUP([.A439]; [$'Journal Lookup Tables'.$A$2:.$B$22])" office:value-type="string" office:string-value="BOTH" calcext:value-type="string">
            <text:p>BOTH</text:p>
          </table:table-cell>
          <table:table-cell table:style-name="ce104" table:formula="of:=LOOKUP([.A43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7-0182-0</text:p>
          </table:table-cell>
          <table:table-cell table:style-name="ce96" table:formula="of:=concat(&quot;https://dx.doi.org/&quot;; [.F44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40]; [$'Journal Lookup Tables'.$A$2:.$B$22])" office:value-type="string" office:string-value="BOTH" calcext:value-type="string">
            <text:p>BOTH</text:p>
          </table:table-cell>
          <table:table-cell table:style-name="ce104" table:formula="of:=LOOKUP([.A44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23-y</text:p>
          </table:table-cell>
          <table:table-cell table:style-name="ce96" table:formula="of:=concat(&quot;https://dx.doi.org/&quot;; [.F44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article containing PN 111 in Apr. 2015</text:p>
          </table:table-cell>
          <table:table-cell table:style-name="ce104" table:formula="of:=LOOKUP([.A441]; [$'Journal Lookup Tables'.$A$2:.$B$22])" office:value-type="string" office:string-value="BOTH" calcext:value-type="string">
            <text:p>BOTH</text:p>
          </table:table-cell>
          <table:table-cell table:style-name="ce104" table:formula="of:=LOOKUP([.A44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8-0258-5</text:p>
          </table:table-cell>
          <table:table-cell table:style-name="ce96" table:formula="of:=concat(&quot;https://dx.doi.org/&quot;; [.F44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42]; [$'Journal Lookup Tables'.$A$2:.$B$22])" office:value-type="string" office:string-value="BOTH" calcext:value-type="string">
            <text:p>BOTH</text:p>
          </table:table-cell>
          <table:table-cell table:style-name="ce104" table:formula="of:=LOOKUP([.A44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6" calcext:value-type="float">
            <text:p>16</text:p>
          </table:table-cell>
          <table:table-cell table:style-name="ce96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96" table:formula="of:=concat(&quot;https://dx.doi.org/&quot;; [.F443])" office:value-type="string" office:string-value="" calcext:value-type="error">
            <text:p>#NAME?</text:p>
          </table:table-cell>
          <table:table-cell table:style-name="ce87" office:value-type="string" calcext:value-type="string">
            <text:p>jumped go page 41 because others were review</text:p>
          </table:table-cell>
          <table:table-cell table:style-name="ce104" table:formula="of:=LOOKUP([.A443]; [$'Journal Lookup Tables'.$A$2:.$B$22])" office:value-type="string" office:string-value="BOTH" calcext:value-type="string">
            <text:p>BOTH</text:p>
          </table:table-cell>
          <table:table-cell table:style-name="ce104" table:formula="of:=LOOKUP([.A44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6-0124-2</text:p>
          </table:table-cell>
          <table:table-cell table:style-name="ce97" table:formula="of:=concat(&quot;https://dx.doi.org/&quot;; [.F44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44]; [$'Journal Lookup Tables'.$A$2:.$B$22])" office:value-type="string" office:string-value="BOTH" calcext:value-type="string">
            <text:p>BOTH</text:p>
          </table:table-cell>
          <table:table-cell table:style-name="ce105" table:formula="of:=LOOKUP([.A444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3-8</text:p>
          </table:table-cell>
          <table:table-cell table:style-name="ce97" table:formula="of:=concat(&quot;https://dx.doi.org/&quot;; [.F445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paper was selected. This one is a review</text:p>
          </table:table-cell>
          <table:table-cell table:style-name="ce105" table:formula="of:=LOOKUP([.A445]; [$'Journal Lookup Tables'.$A$2:.$B$22])" office:value-type="string" office:string-value="BOTH" calcext:value-type="string">
            <text:p>BOTH</text:p>
          </table:table-cell>
          <table:table-cell table:style-name="ce105" table:formula="of:=LOOKUP([.A445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GENODIVE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6-5</text:p>
          </table:table-cell>
          <table:table-cell table:style-name="ce97" table:formula="of:=concat(&quot;https://dx.doi.org/&quot;; [.F446])" office:value-type="string" office:string-value="" calcext:value-type="error">
            <text:p>#NAME?</text:p>
          </table:table-cell>
          <table:table-cell table:style-name="ce88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105" table:formula="of:=LOOKUP([.A446]; [$'Journal Lookup Tables'.$A$2:.$B$22])" office:value-type="string" office:string-value="BOTH" calcext:value-type="string">
            <text:p>BOTH</text:p>
          </table:table-cell>
          <table:table-cell table:style-name="ce105" table:formula="of:=LOOKUP([.A446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26" calcext:value-type="float">
            <text:p>12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9-00324-w</text:p>
          </table:table-cell>
          <table:table-cell table:style-name="ce97" table:formula="of:=concat(&quot;https://dx.doi.org/&quot;; [.F44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47]; [$'Journal Lookup Tables'.$A$2:.$B$22])" office:value-type="string" office:string-value="BOTH" calcext:value-type="string">
            <text:p>BOTH</text:p>
          </table:table-cell>
          <table:table-cell table:style-name="ce105" table:formula="of:=LOOKUP([.A447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es</text:p>
          </table:table-cell>
          <table:table-cell table:number-columns-repeated="1007"/>
        </table:table-row>
        <table:table-row table:style-name="ro6">
          <table:table-cell table:style-name="ce89" office:value-type="string" calcext:value-type="string">
            <text:p>Tropical Plant Pathology</text:p>
          </table:table-cell>
          <table:table-cell table:style-name="ce92" office:value-type="string" calcext:value-type="string">
            <text:p>Trop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0" calcext:value-type="float">
            <text:p>3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40858-020-00366-5</text:p>
          </table:table-cell>
          <table:table-cell table:style-name="ce94" table:formula="of:=concat(&quot;https://dx.doi.org/&quot;; [.F448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448]; [$'Journal Lookup Tables'.$A$2:.$B$22])" office:value-type="string" office:string-value="BOTH" calcext:value-type="string">
            <text:p>BOTH</text:p>
          </table:table-cell>
          <table:table-cell table:style-name="ce106" table:formula="of:=LOOKUP([.A448]; [$'Journal Lookup Tables'.$F$2:.$G$22])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32" calcext:value-type="float">
            <text:p>13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33" draw:text-style-name="P2" svg:width="16.639cm" svg:height="5.953cm" svg:x="11.688cm" svg:y="217.995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95" table:formula="of:=concat(&quot;https://dx.doi.org/&quot;; [.F449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2. Selected first article in Dec. 2015</text:p>
          </table:table-cell>
          <table:table-cell table:style-name="ce107" table:formula="of:=LOOKUP([.A449]; [$'Journal Lookup Tables'.$A$2:.$B$22])" office:value-type="string" office:string-value="BOTH" calcext:value-type="string">
            <text:p>BOTH</text:p>
          </table:table-cell>
          <table:table-cell table:style-name="ce107" table:formula="of:=LOOKUP([.A449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7" calcext:value-type="float">
            <text:p>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15-0052-6</text:p>
          </table:table-cell>
          <table:table-cell table:style-name="ce95" table:formula="of:=concat(&quot;https://dx.doi.org/&quot;; [.F450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4. Selected second article in Dec. 2015</text:p>
          </table:table-cell>
          <table:table-cell table:style-name="ce107" table:formula="of:=LOOKUP([.A450]; [$'Journal Lookup Tables'.$A$2:.$B$22])" office:value-type="string" office:string-value="BOTH" calcext:value-type="string">
            <text:p>BOTH</text:p>
          </table:table-cell>
          <table:table-cell table:style-name="ce107" table:formula="of:=LOOKUP([.A450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72" calcext:value-type="float">
            <text:p>7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20-00410-4</text:p>
          </table:table-cell>
          <table:table-cell table:style-name="ce95" table:formula="of:=concat(&quot;https://dx.doi.org/&quot;; [.F45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51]; [$'Journal Lookup Tables'.$A$2:.$B$22])" office:value-type="string" office:string-value="BOTH" calcext:value-type="string">
            <text:p>BOTH</text:p>
          </table:table-cell>
          <table:table-cell table:style-name="ce107" table:formula="of:=LOOKUP([.A451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, BLAST, Primer3Plus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" table:number-columns-repeated="1017" table:default-cell-style-name="Default"/>
        <table:table-row table:style-name="ro1">
          <table:table-cell table:style-name="ce152" office:value-type="string" calcext:value-type="string">
            <text:p>Journal</text:p>
          </table:table-cell>
          <table:table-cell table:style-name="ce154" office:value-type="string" calcext:value-type="string">
            <text:p>open</text:p>
          </table:table-cell>
          <table:table-cell table:style-name="ce154" table:number-columns-repeated="3"/>
          <table:table-cell table:style-name="ce152" office:value-type="string" calcext:value-type="string">
            <text:p>Journal</text:p>
          </table:table-cell>
          <table:table-cell table:style-name="ce157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53" office:value-type="string" calcext:value-type="string">
            <text:p>Journal of General Plant Pathology</text:p>
          </table:table-cell>
          <table:table-cell table:style-name="ce156" office:value-type="string" calcext:value-type="string">
            <text:p>BOTH</text:p>
          </table:table-cell>
          <table:table-cell table:style-name="ce153" table:number-columns-repeated="3"/>
          <table:table-cell table:style-name="ce153" office:value-type="string" calcext:value-type="string">
            <text:p>Journal of General Plant Pathology</text:p>
          </table:table-cell>
          <table:table-cell table:style-name="ce159" office:value-type="float" office:value="2" calcext:value-type="float">
            <text:p>2</text:p>
          </table:table-cell>
          <table:table-cell table:style-name="ce153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55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58" office:value-type="float" office:value="2.5" calcext:value-type="float">
            <office:annotation draw:style-name="gr9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55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58" office:value-type="float" office:value="0" calcext:value-type="float">
            <office:annotation draw:style-name="gr9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58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58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58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55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55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55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55"/>
          <table:table-cell table:number-columns-repeated="4"/>
          <table:table-cell table:style-name="ce158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" table:number-columns-repeated="1021" table:default-cell-style-name="Default"/>
        <table:table-row table:style-name="ro1">
          <table:table-cell table:style-name="ce152" office:value-type="string" calcext:value-type="string">
            <text:p>journal</text:p>
          </table:table-cell>
          <table:table-cell table:style-name="ce152" office:value-type="string" calcext:value-type="string">
            <text:p>IF_2year</text:p>
          </table:table-cell>
          <table:table-cell table:style-name="ce152" office:value-type="string" calcext:value-type="string">
            <text:p>IF_5year</text:p>
          </table:table-cell>
          <table:table-cell table:style-name="ce152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60" office:value-type="string" calcext:value-type="string">
            <text:p>Australasian Plant Pathology</text:p>
          </table:table-cell>
          <table:table-cell table:style-name="ce45" office:value-type="float" office:value="1.599" calcext:value-type="float">
            <text:p>1.599</text:p>
          </table:table-cell>
          <table:table-cell table:style-name="ce45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Canadian Journal of Plant Pathology</text:p>
          </table:table-cell>
          <table:table-cell table:style-name="ce45" office:value-type="float" office:value="2.442" calcext:value-type="float">
            <text:p>2.442</text:p>
          </table:table-cell>
          <table:table-cell table:style-name="ce45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Crop Protection</text:p>
          </table:table-cell>
          <table:table-cell table:style-name="ce45" office:value-type="float" office:value="2.571" calcext:value-type="float">
            <text:p>2.571</text:p>
          </table:table-cell>
          <table:table-cell table:style-name="ce4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European Journal of Plant Pathology</text:p>
          </table:table-cell>
          <table:table-cell table:style-name="ce45" office:value-type="float" office:value="1.907" calcext:value-type="float">
            <text:p>1.907</text:p>
          </table:table-cell>
          <table:table-cell table:style-name="ce45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Forest Pathology</text:p>
          </table:table-cell>
          <table:table-cell table:style-name="ce45" office:value-type="float" office:value="1.363" calcext:value-type="float">
            <text:p>1.363</text:p>
          </table:table-cell>
          <table:table-cell table:style-name="ce45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Journal of General Plant Pathology</text:p>
          </table:table-cell>
          <table:table-cell table:style-name="ce45" office:value-type="float" office:value="1.449" calcext:value-type="float">
            <text:p>1.449</text:p>
          </table:table-cell>
          <table:table-cell table:style-name="ce45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Journal of Phytopathology</text:p>
          </table:table-cell>
          <table:table-cell table:style-name="ce45" office:value-type="float" office:value="1.789" calcext:value-type="float">
            <text:p>1.789</text:p>
          </table:table-cell>
          <table:table-cell table:style-name="ce45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Journal of Plant Pathology</text:p>
          </table:table-cell>
          <table:table-cell table:style-name="ce45" office:value-type="float" office:value="1.729" calcext:value-type="float">
            <text:p>1.729</text:p>
          </table:table-cell>
          <table:table-cell table:style-name="ce45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Molecular Plant Pathology</text:p>
          </table:table-cell>
          <table:table-cell table:style-name="ce45" office:value-type="float" office:value="5.663" calcext:value-type="float">
            <text:p>5.663</text:p>
          </table:table-cell>
          <table:table-cell table:style-name="ce45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Molecular Plant-Microbe Interactions</text:p>
          </table:table-cell>
          <table:table-cell table:style-name="ce45" office:value-type="float" office:value="4.171" calcext:value-type="float">
            <text:p>4.171</text:p>
          </table:table-cell>
          <table:table-cell table:style-name="ce45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Nematology</text:p>
          </table:table-cell>
          <table:table-cell table:style-name="ce45" office:value-type="float" office:value="1.442" calcext:value-type="float">
            <text:p>1.442</text:p>
          </table:table-cell>
          <table:table-cell table:style-name="ce45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hysiological and Molecular Plant Pathology</text:p>
          </table:table-cell>
          <table:table-cell table:style-name="ce45" office:value-type="float" office:value="2.747" calcext:value-type="float">
            <text:p>2.747</text:p>
          </table:table-cell>
          <table:table-cell table:style-name="ce45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hytoparasitica</text:p>
          </table:table-cell>
          <table:table-cell table:style-name="ce45" office:value-type="float" office:value="1.439" calcext:value-type="float">
            <text:p>1.439</text:p>
          </table:table-cell>
          <table:table-cell table:style-name="ce45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hytopathologia Mediterranea</text:p>
          </table:table-cell>
          <table:table-cell table:style-name="ce45" office:value-type="float" office:value="2.02" calcext:value-type="float">
            <text:p>2.02</text:p>
          </table:table-cell>
          <table:table-cell table:style-name="ce45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hytopathology</text:p>
          </table:table-cell>
          <table:table-cell table:style-name="ce45" office:value-type="float" office:value="4.025" calcext:value-type="float">
            <text:p>4.025</text:p>
          </table:table-cell>
          <table:table-cell table:style-name="ce45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lant Disease</text:p>
          </table:table-cell>
          <table:table-cell table:style-name="ce45" office:value-type="float" office:value="4.438" calcext:value-type="float">
            <text:p>4.438</text:p>
          </table:table-cell>
          <table:table-cell table:style-name="ce4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lant Health Progress</text:p>
          </table:table-cell>
          <table:table-cell table:number-columns-repeated="2" table:style-name="ce4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Plant Pathology</text:p>
          </table:table-cell>
          <table:table-cell table:style-name="ce45" office:value-type="float" office:value="2.59" calcext:value-type="float">
            <text:p>2.59</text:p>
          </table:table-cell>
          <table:table-cell table:style-name="ce45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Revista Mexicana de Fitopatología</text:p>
          </table:table-cell>
          <table:table-cell table:number-columns-repeated="2" table:style-name="ce15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Tropical Plant Pathology</text:p>
          </table:table-cell>
          <table:table-cell table:style-name="ce45" office:value-type="float" office:value="1.488" calcext:value-type="float">
            <text:p>1.488</text:p>
          </table:table-cell>
          <table:table-cell table:style-name="ce45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60" office:value-type="string" calcext:value-type="string">
            <text:p>Virology Journal (Plant Viruses Section)</text:p>
          </table:table-cell>
          <table:table-cell table:style-name="ce45" office:value-type="float" office:value="4.099" calcext:value-type="float">
            <text:p>4.099</text:p>
          </table:table-cell>
          <table:table-cell table:style-name="ce45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4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5">
          <table:table-cell office:value-type="string" calcext:value-type="string">
            <text:p>Nik</text:p>
          </table:table-cell>
          <table:table-cell table:style-name="ce161" office:value-type="string" calcext:value-type="string">
            <text:p>10.36253/phyto-11616 </text:p>
          </table:table-cell>
          <table:table-cell table:style-name="ce161" office:value-type="string" calcext:value-type="string">
            <text:p>FUNDAMENTAL</text:p>
          </table:table-cell>
          <table:table-cell table:style-name="ce163" office:value-type="string" calcext:value-type="string">
            <text:p>TRUE</text:p>
          </table:table-cell>
          <table:table-cell table:number-columns-repeated="3" table:style-name="ce161" office:value-type="float" office:value="2" calcext:value-type="float">
            <text:p>2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number-columns-repeated="2" table:style-name="ce161" office:value-type="string" calcext:value-type="string">
            <text:p>GenAlex, STRUCTURE, DARwin</text:p>
          </table:table-cell>
        </table:table-row>
      </table:table>
      <table:table table:name="scoring_criteria_paper" table:style-name="ta6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</table:table>
      <table:table table:name="full_scoring_criteria" table:style-name="ta6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Software c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mentioned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ftware mentioned by name only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ware cited with version number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 software components, e.g. SAS PROCs, R, Julia or Python packages, etc. cited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 as the article is written</text:p>
          </table:table-cell>
        </table:table-row>
      </table:table>
      <table:named-expressions/>
      <table:database-ranges>
        <table:database-range table:name="__Anonymous_Sheet_DB__2" table:target-range-address="article_evaluations.A1:article_evaluations.AMJ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day/>
      <number:text>-</number:text>
      <number:month number:textual="true"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32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06-15T12:38:20.200301299</dc:date>
    <meta:editing-duration>PT1H10M34S</meta:editing-duration>
    <meta:editing-cycles>22</meta:editing-cycles>
    <meta:document-statistic meta:table-count="8" meta:cell-count="14620" meta:object-count="0"/>
  </office:meta>
</office:document-meta>
</file>